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李念淨</text:span><text:s/>  |  2016.08.31 20:06   |   <text:a xlink:type="simple" xlink:href="http://palinfo.habago.org/Entry?Command=Information_PrintForum&amp;iPage=234#FORUM34864"><text:span text:style-name="T2">#</text:span></text:a></text:p>
      <text:p text:style-name="P2"><text:span text:style-name="T3">https://www.zhihu.com/question/25087692 <text:line-break/><text:line-break/></text:span>對岸看一些防毒軟體的資料，突然發現有一個比喻特別有意思：<text:span text:style-name="T3"> <text:line-break/><text:line-break/>"</text:span>一位優秀的推銷員來到森林，享受新鮮空氣的同時給森林裡的動物們推銷防毒面具，而動物們都認為在大自然裡是不會有<text:span text:style-name="T3">PM2.5</text:span>的。但推銷員幾番勸說並告知森林裡要建工廠，以後空氣會很污濁。動物們開始擔憂，從而防毒面具銷量大好。<text:span text:style-name="T3"> <text:line-break/><text:line-break/></text:span>工廠建立後果然濃煙滾滾，動物們都非常感謝推銷員帶來的防毒面具，防毒面具的銷量也越來越好。而直到有一天，動物們問起，工廠裡生產什麼的時候，推銷員才告訴他們，其實生產的就是防毒面具。<text:span text:style-name="T3">" <text:line-break/><text:line-break/></text:span>這種買空賣空的行為，像是販賣仇恨之類的，似乎經常在國際之間，或是台灣上演。</text:p>
      <text:p text:style-name="P1"><text:span text:style-name="T1">林隆誌</text:span><text:s/>  |  2016.08.31 08:54   |   <text:a xlink:type="simple" xlink:href="http://palinfo.habago.org/Entry?Command=Information_PrintForum&amp;iPage=234#FORUM34863"><text:span text:style-name="T2">#</text:span></text:a></text:p>
      <text:p text:style-name="P3">好一陣子，沒有來看文章了。<text:span text:style-name="T3"> <text:line-break/><text:line-break/></text:span>今天分享一則真實的國際笑話<text:span text:style-name="T3"> <text:line-break/><text:line-break/></text:span>澳洲為了配合美國的重返亞洲政策，對南海仲裁的發言，要求大陸遵守仲裁結果。<text:span text:style-name="T3"> <text:line-break/></text:span>自己的鄰國「東帝汶」要求重劃海洋邊界，要循菲律賓提南海仲裁的模式，向海牙的仲裁法庭提出仲裁。<text:span text:style-name="T3"> <text:line-break/></text:span>現在澳洲卻說仲裁庭無司法權，決議無效。<text:span text:style-name="T3"> <text:line-break/></text:span>有夠好笑～～～<text:span text:style-name="T3"> <text:line-break/><text:line-break/>===================================== <text:line-break/></text:span>澳洲籲中國大陸<text:span text:style-name="T3"><text:s/></text:span>遵守南海仲裁結果<text:span text:style-name="T3"> <text:line-break/>goo.gl/k6yrZ2 <text:line-break/>===================================== <text:line-break/></text:span>东帝汶要求重划海洋边界<text:span text:style-name="T3"><text:s/></text:span>澳大利亚：海牙仲裁庭无司法权<text:span text:style-name="T3"><text:s/></text:span>决议无效<text:span text:style-name="T3"> <text:line-break/>goo.gl/wDC0gq <text:line-break/>=====================================</text:span></text:p>
      <text:p text:style-name="P1"><text:span text:style-name="T1">陳真</text:span><text:s/>  |  2016.08.31 00:03   |   <text:a xlink:type="simple" xlink:href="http://palinfo.habago.org/Entry?Command=Information_PrintForum&amp;iPage=234#FORUM34862"><text:span text:style-name="T2">#</text:span></text:a></text:p>
      <text:p text:style-name="P2">二、三十年前，台灣人是很沒有自信的，面對西方人，就跟面對神明下凡差不多。當所謂本土意識逐漸發酵，變成一種政治洗腦工具之後，台灣人從極端自卑，一樣還是極端自卑，但對於對岸人民卻突然變得異常自大。在綠色媒體每天不斷的洗腦與抹黑下，非常看不起大陸人，認為他們又髒又笨又土沒文化沒素質而且黑心肝。你恐怕沒法在世界上找到同樣的例子：一個社會，居然可以長年肆無忌憚地、全面地、滴水不漏地醜化、妖魔化特定族群，而且為惡者還會因此普遍受到讚賞與推崇，乃至成為一種英雄與意見領袖。<text:span text:style-name="T3"> <text:line-break/><text:line-break/></text:span>西方社會的主流媒體向來當然也都是玩這一套抹黑把戲，做為一種侵略與改造異己的宣傳戰。但是，西方社會畢竟還是有點文明，抹起黑來，比較含蓄；稍有逾矩，依然會引起社會公憤，不像台灣如此赤裸裸。在台灣，挑撥族群仇恨與抹黑，不但不會有一絲公憤產生，反而成為一種主流民意，一種時尚。平常我都很害怕人們跟我聊天講話時談到大陸，因為我敢保證，三句話之內，對方就會說出對於大陸人的鄙夷與嘲笑。我不想動不動就與人翻臉，但也不想眛著良心忍受這樣一些無恥可笑的言論，所以只要一提到大陸，我馬上就會想辦法轉移話題。<text:span text:style-name="T3"> <text:line-break/><text:line-break/></text:span>假若歧視真是一種<text:span text:style-name="T3"><text:s/>"</text:span>時尚<text:span text:style-name="T3">"</text:span>，其實人家大陸人不歧視台灣人就該偷笑了，台灣人是要憑什麼歧視大陸人？可若你把這話告訴周遭幾乎任何一個台灣人，看看有多少人會同意。我看大約是千分之一吧，總之少之又少。重點是：台灣人並不是<text:span text:style-name="T3"><text:s/>"</text:span>故意<text:span text:style-name="T3">" </text:span>要鄙視大陸人，而是他<text:span text:style-name="T3"><text:s/>"</text:span>真的<text:span text:style-name="T3">" </text:span>如此相信大陸人的確又髒又笨又土沒文化沒素質而且黑心肝。為什麼？因為他就是在這樣一種徹底封閉的洗腦環境中長大。你如何期待他能產生不一樣的想法？換句話說，他真的不知道自己不知道真相，他真的不知道自己完全不知道世界長什麼模樣，他真的不知道自己被洗腦了，被政治制約了。<text:span text:style-name="T3"> <text:line-break/><text:line-break/></text:span>台灣人經常自豪台灣是什麼開放、多元的社會，自豪什麼資訊流通云云，這其實就跟北韓人民也許十分自豪自己的國家多麼偉大、先進一樣，自豪自己能擁有一個天縱英明的領袖金正恩；他們應該不是假裝自豪，而是真心真意。為什麼？因為他真的不知道自己不知道真相，他真的不知道自己完全不知道世界長什麼模樣，他真的不知道自己被洗腦了，被政治制約了。在某個很重要的意義上，台灣其實就是一個卡通版、漫畫版的北韓；台灣與北韓之差別就在於：時下的台灣社會並不肅殺，因為人民<text:span text:style-name="T3"><text:s/>(</text:span>特別是新一代<text:span text:style-name="T3">) </text:span>已經乖巧馴服到根本沒必要肅殺；不管你餵什麼垃圾給他吃，他都會吃得好開心，好感動，吃得熱血澎湃。<text:span text:style-name="T3"> <text:line-break/><text:line-break/></text:span>當你這樣講台灣，台灣人肯定又會<text:span text:style-name="T3"><text:s/>"</text:span>興奮<text:span text:style-name="T3">" </text:span>起來，燃起<text:span text:style-name="T3"><text:s/>"</text:span>戰鬥<text:span text:style-name="T3">" </text:span>意志，以為又是一場愛台灣的口水保衛戰，以為人家是來踢館的，來挑釁的，但誰會那麼無聊與低能去挑什麼釁呢？這只是一個再明白也不過的基本事實。這位金燦榮教授說得沒錯，不信的人你就回家打開電視看看，看看台灣人一年<text:span text:style-name="T3">365</text:span>天、每天究竟是接收一些什麼樣的垃圾。如果吃垃圾吃一個月就會變成智障，更何況從小到大就是吃這樣一些垃圾，你想台灣人的腦袋會糟蹋成什麼模樣。<text:span text:style-name="T3"> <text:line-break/><text:line-break/></text:span>台灣人一致性非常高，幾乎就像是同一家工廠的產品，不管是講話措詞、所思所想或種種好惡及關切與興趣之題材等等等，完全一模一樣，根本分不清誰是誰。有時候，跟一些比較能意識到這個愚化與洗腦事實的人談起來，他們往往都能同意我說的，但讓我感到很可悲的是，這些具有<text:span text:style-name="T3"><text:s/>"</text:span>病識感<text:span text:style-name="T3">" </text:span>的人，有幾個真的免於政治洗腦與垃圾資訊的汙染？更不用說鋪天蓋地的西方主流勢力<text:span text:style-name="T3"><text:s/>(</text:span>例如好萊塢，例如<text:span text:style-name="T3"><text:s/>CNN) </text:span>的無孔不入，在在型塑了一個人的品味、喜好與各種意識形態。<text:span text:style-name="T3"> <text:line-break/><text:line-break/></text:span>我想說的是這個<text:span text:style-name="T3"><text:s/>"</text:span>他真的不知道自己不知道<text:span text:style-name="T3">"</text:span>。當一個人不知道某個東西時，意味著他其實根本不知道自己不知道什麼。就好像一個沒念過哲學的人，事實上你不太可能讓他明白比方說語言哲學究竟是在談些什麼；除非他進到這個<text:span text:style-name="T3"><text:s/>"</text:span>哲學的世界<text:span text:style-name="T3">" </text:span>裏頭來。<text:span text:style-name="T3"> <text:line-break/><text:line-break/></text:span>六年前，我買了現在的房子。簽約時，建商說到利息，一直說什麼銀行會給我<text:span text:style-name="T3"><text:s/>"</text:span>降一馬<text:span text:style-name="T3">"</text:span>，我以為是要放我一馬，不知道為什麼他要這麼說，幹嘛放我一馬？但我又不敢問降一馬或放一馬是啥意思。幾年後，我才知道什麼是貸款利率，什麼是降一碼。一碼就是<text:span text:style-name="T3">0.25%</text:span>。<text:span text:style-name="T3"> <text:line-break/><text:line-break/></text:span>同樣是六年前，我去銀行開戶。櫃台小姐說：<text:span text:style-name="T3">"</text:span>先生，您要不要買<text:span text:style-name="T3"><text:s/>"</text:span>ㄐ一<text:span text:style-name="T3"><text:s/></text:span>ㄐ一ㄣ<text:span text:style-name="T3">" (</text:span>基金<text:span text:style-name="T3">)</text:span>。我一聽，趕緊搖頭說：<text:span text:style-name="T3">"</text:span>不要不要<text:span text:style-name="T3">"</text:span>。櫃台小姐接著問：<text:span text:style-name="T3">"</text:span>為什麼不要？最近很多人買耶<text:span text:style-name="T3">"</text:span>。我說，<text:span text:style-name="T3">"</text:span>我不敢吃雞，雞鴨豬牛羊等等等我都不吃<text:span text:style-name="T3">"</text:span>。櫃台小姐努力擠出一絲笑容，笑得很勉強，讓我當下心裏很納悶。為了緩和氣氛，我就說：<text:span text:style-name="T3">"</text:span>現在銀行工作很辛苦哦，妳們還要負責推銷雞精喔？<text:span text:style-name="T3">" </text:span>櫃台小姐說，<text:span text:style-name="T3">"</text:span>對啊，幫倫家做個業績嘛<text:span text:style-name="T3">"</text:span>。我趕緊又搖搖手說<text:span text:style-name="T3"><text:s/>"</text:span>不要不要，我真的不敢吃雞<text:span text:style-name="T3">"</text:span>。櫃台小姐又再度擠出一絲勉強的笑容。<text:span text:style-name="T3"> <text:line-break/><text:line-break/></text:span>很久之後，我才知道我鬧了笑話，人家銀行員是問我要不要買基金，而不是雞精。重點是，當時我根本不知道什麼是基金，我只知道基金會，不知道基金是一種可以買賣的東西。這故事只是要說：當我們不知道某個東西時，意味著我們其實根本不知道自己不知道什麼。這樣一種<text:span text:style-name="T3"><text:s/>"</text:span>不知道自己不知道<text:span text:style-name="T3">"</text:span>，套句臨床精神醫學用語就是<text:span text:style-name="T3"><text:s/>"</text:span>缺乏病識感<text:span text:style-name="T3">"</text:span>，簡單說就是：他病了，但他不知道自己病了。因為不知道，所以他根本不相信自己病了。你說他有病，他的<text:span text:style-name="T3"><text:s/>"</text:span>戰鬥<text:span text:style-name="T3">" </text:span>意志就來了，以為你是來踢館，來挑釁。他不知道也不相信當你指出他有病時，絲毫無意挑釁，甚且心懷憂傷，純粹只是指出一個基本事實。<text:span text:style-name="T3"> <text:line-break/><text:line-break/></text:span>比方說，你要讓柯大帥相信自己很笨、很無知、是個草包，有可能嗎？幾乎可以說是不可能。台灣很多醫生其實是這樣。他因為考試分數高，考上醫科，於是從此以為自己是個天才，是個知識份子，以為自己好聰明啊，誰人能跟我比？你有可能讓他相信自己並沒什麼知識而且一點也稱不上聰明嗎？有可能辦到嗎？很難，幾乎是不可能。為什麼？因為當一個人沒讀過什麼書，沒見過什麼聰明人時，他其實根本不知道自己不知道什麼。就如同台灣人從小吃垃圾資訊長大，他每天就是反覆不斷吃進一模一樣的垃圾，難道你能期待他能憑空跳出這樣一種徹底密不通風的洗腦環境？然後憑空發展出一套合理的、合乎現實且內在豐富的世界觀與文化素養，從而能明辨是非，形成一己之見，從而免於政治操弄及謊言的危害，從而避免整個社會與世界更大的悲劇與傷害？<text:span text:style-name="T3"> <text:line-break/><text:line-break/></text:span>陳真<text:span text:style-name="T3"><text:s/>2016. 08.31. <text:line-break/><text:line-break/>===================== <text:line-break/></text:span>陸學者：在台灣待一個月，肯定會變傻<text:span text:style-name="T3"> <text:line-break/><text:line-break/></text:span>三立新聞網<text:span text:style-name="T3"> <text:line-break/><text:line-break/>2016</text:span>年<text:span text:style-name="T3">8</text:span>月<text:span text:style-name="T3">30</text:span>日<text:span text:style-name="T3"> <text:line-break/><text:line-break/></text:span>國際中心／綜合報導<text:span text:style-name="T3"> <text:line-break/><text:line-break/></text:span>中國人民大學教授國際關係學院副院長、北京智庫金燦榮於今年<text:span text:style-name="T3">7</text:span>月<text:span text:style-name="T3">23</text:span>日在廣州演講《中美戰略哲學》時，大膽預言中國國家主席習近平最快會在<text:span text:style-name="T3">2021</text:span>年解決台灣問題，他還提到，台灣的消息都是垃圾消息，是一種獨特的資訊封閉，所以只要在台灣待一個月，人肯定會變傻。<text:span text:style-name="T3"> <text:line-break/><text:line-break/></text:span>根據中國《博聞社》報導，金燦榮在演講時針對<text:span text:style-name="T3">520</text:span>新政府上台後的兩岸關係提出論述，他說，中國會以「觀察、施壓、對抗、衝突」四階段處理台灣問題，研判蔡英文會在第二任期的某一個點走向「衝突」，最快在<text:span text:style-name="T3">2021</text:span>年以前解決南海問題，屆時就等同於包圍台灣，軍事準備上可讓美、日、澳聯軍救不到台灣，共軍就能收拾台軍。<text:span text:style-name="T3"> <text:line-break/><text:line-break/></text:span>金燦榮話鋒一轉提到，他曾在台灣待了一個月，回來後人卻變傻了，因為台灣的的消息都是垃圾消息，完全是一個封閉小島，資訊雖然多，卻是垃圾資訊。<text:span text:style-name="T3"> <text:line-break/><text:line-break/></text:span>金燦榮表示，外面發生的很多事例如金融危機等決定人類命運的重大事件，台灣人是不知道的，是一種獨特的資訊封閉，灌滿了垃圾以後，台灣人沒有空間、時間接受有價值的資訊，是很奇怪的一種資訊生態，雖然美國年年年把台灣的新聞自由排第一，但是如果在那生活一個禮拜，就會知道人會變傻。</text:p>
      <text:p text:style-name="P4"/>
      <text:p text:style-name="P1"><text:span text:style-name="T1">陳真</text:span><text:s/>  |  2016.08.30 22:35   |   <text:a xlink:type="simple" xlink:href="http://palinfo.habago.org/Entry?Command=Information_PrintForum&amp;iPage=235#FORUM34861"><text:span text:style-name="T2">#</text:span></text:a></text:p>
      <text:p text:style-name="P2">你貼的並非全文，漏掉一大段，所以我找到原文重貼了；你所附之標題亦非講者原文，我給刪了。</text:p>
      <text:p text:style-name="P1"><text:span text:style-name="T1">我来也</text:span><text:s/>  |  2016.08.30 16:54   |   <text:a xlink:type="simple" xlink:href="http://palinfo.habago.org/Entry?Command=Information_PrintForum&amp;iPage=235#FORUM34860"><text:span text:style-name="T2">#</text:span></text:a></text:p>
      <text:p text:style-name="P3">金燦榮演講<text:span text:style-name="T3"> <text:line-break/><text:line-break/></text:span>【博聞社】以下是<text:span text:style-name="T3">2016</text:span>年<text:span text:style-name="T3">7</text:span>月<text:span text:style-name="T3">23</text:span>日，中國人民大學教授、國際關係學院副院長、外交學專業博士生導師金燦榮在廣州博研<text:span text:style-name="T3">·</text:span>管理哲學班上主講《中美戰略哲學》，其中關於台灣問題的內容。<text:span text:style-name="T3"> <text:line-break/><text:line-break/></text:span>需要指出的是，金教授在演講中提出南海和台灣問題的走向判斷，雖不代表中共官方立場，但作為中共體制內專研中美關係的智庫，金的論述毫無疑問並非無的放矢；對於外界了解和認知中共的有關戰略決策，不無禆益。<text:span text:style-name="T3"> <text:line-break/><text:line-break/></text:span>金燦榮：下面我們講另外一個難題，臺灣問題，臺灣問題的產生有它的必然性，第一是地理決定的。臺灣是一個島，臺灣的主體文化是大陸移過去的文化，所以臺灣<text:span text:style-name="T3"><text:s/></text:span>是介於陸權和海權之間的地方。當陸權強盛的時候臺灣一定回歸祖國，當陸權不強盛一定會跑掉，所以臺灣的位置決定它有點水性楊花。<text:span text:style-name="T3"> <text:line-break/><text:line-break/></text:span>臺灣跟大陸的分離不是今年開始，有好幾次，第一次是荷蘭人，葡萄牙人，因為那時候他們去，大陸還沒有意識到臺灣那麼重要，所以荷蘭人站在北邊，葡萄牙人站在南邊，形成了紅毛城，大家不覺得這是一個事。一直到後來鄭成功退守到臺灣，從荷蘭人手裏搶下來，這時候臺灣是第一次分離，第一次回歸祖國。<text:span text:style-name="T3"> <text:line-break/><text:line-break/></text:span>第二次是鄭成功在南明朝的時候做護國公，臺灣還算大陸上的一部分，但是後來清入關滅了南明，入了正統，這時候鄭家的存在分離了，後來康熙大帝命令施琅把它收回來，這是臺灣第二次回歸祖國。<text:span text:style-name="T3"> <text:line-break/><text:line-break/></text:span>第三次是日本工業化，咱們也搞工業化，但沒成功，日本借工業化勢力在甲午當中把我們打敗了，當時實行分贓制，打敗你就分贓，根據馬關條約就把臺灣割給日本，這是第三次分離。<text:span text:style-name="T3">1945</text:span>年因為二戰的結果臺灣就回歸祖國。<text:span text:style-name="T3"> <text:line-break/><text:line-break/></text:span>所以荷蘭人，鄭家，還有甲午，第四次就是現代，這是國共內戰的結果，到現在還沒解決，所以這是第一點，臺灣的地理決定了它老是分離。第二個原因就是國際結構的原因，冷戰，要是沒有冷戰，美國護著臺灣，它也就回來了。第三個原因就是歷史原因，國共內戰。我們假設四五年以後，按照美國人建議搞聯合政府，不內戰，臺灣也不會分離。<text:span text:style-name="T3"> <text:line-break/><text:line-break/></text:span>第四個原因是文化，近代咱們中國衰敗，衰敗以後中國人有一段時間不願意做中國人，覺得中國人很差勁，寧願做日本人的二等公民也不願意<text:span text:style-name="T3"><text:s/></text:span>回中國。今天臺灣人的心理還沒調過來，咱們大陸正在調整，現在大陸的信心又回來。所以大概是這四個原因，地理、內戰、冷戰、文化，使得臺灣仍然處在分離狀況。<text:span text:style-name="T3"> <text:line-break/><text:line-break/></text:span>臺灣從<text:span text:style-name="T3">1949</text:span>年分離到現在，有一個轉折，在<text:span text:style-name="T3">1996</text:span>年以前，台海之間爭治權，雙方都認為自己代表整個中國，所以有一段時間雙方互以匪徒相稱，我們叫他們蔣匪，他們叫我們毛匪，雖然打是親，罵是愛，罵你的時候他是熱愛中國，但<text:span text:style-name="T3">1996</text:span>年是一個轉捩點，<text:span text:style-name="T3">1996</text:span>年以後變成主權之爭，臺灣的領導人認為中國是中國，臺灣是臺灣，我也不爭你，你也別爭我，於是就形成主權之爭，所以性質就變了。<text:span text:style-name="T3"> <text:line-break/><text:line-break/></text:span>到了今年，我個人認為又是一個轉捩點，今年<text:span text:style-name="T3">1</text:span>月<text:span text:style-name="T3">16</text:span>號的選舉出乎我們意料，國民黨敗了我們知道，但是敗了這麼慘我們不知道，這次國民黨不僅丟了行政權，而且徹底丟了立法權，在選前國民黨在立法院有<text:span text:style-name="T3">2/3</text:span>，現在<text:span text:style-name="T3">1/3</text:span>都沒有了，地方權力也都丟了，結果島內支持統一的政治勢力邊緣化了，台獨勢力占了主導地位，民進黨一黨獨大，比民進黨更加激進的一個黨叫時代力量，出人意料的拿<text:span text:style-name="T3"><text:s/></text:span>到了<text:span text:style-name="T3">5</text:span>個席位，像親民黨才拿到<text:span text:style-name="T3">3</text:span>個席位。非常支持統一的新黨一個席位都沒有，所以臺灣的整個政治生態走向了獨立化。今年的選舉徹底改變臺灣的政治生態，結<text:span text:style-name="T3"><text:s/></text:span>果非常不好，正在走向獨立化。<text:span text:style-name="T3"> <text:line-break/><text:line-break/></text:span>我們這邊的態度也比以前強硬，在<text:span text:style-name="T3">1996</text:span>年以前並不關心臺灣，只要你不說分家，這種現狀就挺好，<text:span text:style-name="T3">1996</text:span>年以後開始分家，我們就採取很多手段壓制他，中間找到一個共識，叫<text:span text:style-name="T3">92</text:span>共識。<text:span text:style-name="T3">92</text:span>共識的基本含義是大家都承認只有一個中國，兩岸同屬一宗，但是表述各異，臺灣認為一個中國是中華民國，我們認為是中華人民<text:span text:style-name="T3"><text:s/></text:span>共和國。<text:span text:style-name="T3"> <text:line-break/><text:line-break/></text:span>但是現在最新的情況，臺灣不認<text:span text:style-name="T3">92</text:span>共識，而習主席特別堅決，必須承認<text:span text:style-name="T3">92</text:span>共識，這樣才可以跟你繼續交往，否則兩岸關係的政治基礎就沒了。就跟南海是一樣的，臺灣島內制約台獨的力量邊緣化，咱們這邊的立場比以前更堅定，所以兩岸的總態勢也是走向衝突。<text:span text:style-name="T3"> <text:line-break/><text:line-break/></text:span>我個人並不主張衝突，我反對衝突，我希望和平解決，台辦的主張也是和平解決，所以無論是我個人，還是咱們大陸這邊的主觀都是想和平解決。但是作為戰略分析家、政治學家，我必須承認形勢比人強，形勢最後決定事態發展，不是主觀。<text:span text:style-name="T3"> <text:line-break/><text:line-break/></text:span>現在形勢正在走向衝突，我大膽預測，最後臺灣是一個四個階段的走向，第一階段，觀察期，<text:span text:style-name="T3">5</text:span>月<text:span text:style-name="T3">20</text:span>號蔡英文講話，但是回避了<text:span text:style-name="T3">92</text:span>共<text:span text:style-name="T3"><text:s/></text:span>識，我們這邊也沒有說她不合格，也沒有說合格，只是未完成的答卷，相當於給她一個機會讓她改，所以這個時期叫觀察期。我估計有大半年，會到明年，蔡英文本身在這半年也不會鬧事，因為她也是剛執政，要鞏固權力，我們這邊也有足夠的耐心，所以這半年是平靜的，我把它叫觀察期。但是我個人分析，如果到了明年她還不承認<text:span text:style-name="T3">92</text:span>共識的核心，兩岸同屬一宗，那麼性質就變了，我們會進行第二階段，施壓期。<text:span text:style-name="T3"> <text:line-break/><text:line-break/></text:span>過去在馬英九時期兩岸簽了<text:span text:style-name="T3">23</text:span>項兩岸協定，基本上我們這邊單方面讓利，施壓期就很簡單，因為我單方讓利，我可以單方不給你，所以第二階段是兩岸和平的紅利就沒有了，這個階段我估計很長，<text:span text:style-name="T3">3</text:span>年，就是給臺灣機會讓你清醒，我給你說你不聽，我施加壓力你聽不聽，如果在這個階段臺灣承認兩岸共識就沒有問題。但是從現在的情況看，蔡英文的台獨意識形態非常堅定。蔡英文和陳水扁不一樣，陳水扁出身貧寒，他是靠八面玲瓏，四面討好而上來的，所以靈活性是陳水扁的特點。<text:span text:style-name="T3"> <text:line-break/><text:line-break/></text:span>另外陳水扁的手法很粗糙，他受賄大概是<text:span text:style-name="T3">300</text:span>多億台幣，大部分是現金，而且他的意志不堅定，美國吼一聲，他就老實了。蔡英文不一樣，出身名門，家財萬貫，意志非常堅定。因為出身名門，受到良好教育，她手法非常精緻，很難抓到她把柄，但是意識又極其堅定，所以她挺難對付的。<text:span text:style-name="T3"> <text:line-break/><text:line-break/></text:span>考慮到蔡英文的意識形態的堅定性和臺灣的政治生態，我個人推算第二個階段大陸施了壓她也不會改，於是進入第三個階段，對抗。非常可能是在蔡英文第一任期的最後半年對抗，對抗不僅紅利沒了，而且有一定的經濟制裁，在外交上不僅不幫你參加世界七項組織、世界衛生組織，反倒會挖臺灣邦交國的牆角，把<text:span text:style-name="T3">22</text:span>個邦交國<text:span text:style-name="T3"><text:s/></text:span>拿掉一部分，所以這是第三階段對抗。<text:span text:style-name="T3"> <text:line-break/><text:line-break/></text:span>在對抗階段就看臺灣老百姓清不清醒，如果他們清醒就把蔡英文換了，讓國民黨回來，我估計就沒事了，但是從現在的態勢看，國民黨這個扶不起的阿斗下一次也沒戲，因此還是蔡英文，於是這就危險了，都已經對抗了，還把執政權交給她。<text:span text:style-name="T3"> <text:line-break/><text:line-break/></text:span>我個人認為在蔡英文第二任期的某一個點就走向了第四階段，衝突。說白了就是武力解決，武力解決對臺灣老百姓還是很痛苦的，因為他的意識形態絕對不接受我們，所以我們強壓下去，他們非常痛苦，而且過程會流血，主要是臺灣人流血。因為按照我的推算最快是<text:span text:style-name="T3">2021</text:span>年，也是蔡英文第二任期，有可能再晚一點，到那個時候我估計我們南海已經搞定了，南海搞定了<text:span text:style-name="T3"><text:s/></text:span>就相當於包圍它。<text:span text:style-name="T3"> <text:line-break/><text:line-break/></text:span>大家去看一下地圖，黃岩島就在臺灣的正南方，實際上是包圍它，南海我個人估計大概兩年可以解決。我知道一個最新的資訊，我們的工程又有創新，我們在南沙建島就是創新，南沙的越南、菲律賓很土，用船從大陸帶水泥、鋼筋、磚頭過去，去了以後壘磚、填沙，颱風一吹就沒了，等於白乾。我們在南沙建島就是創新，直接在旁邊的島抽海沙，抽完以後送到工地，工地有一個攪拌車把它擠幹，然後和一種水泥一攪拌，往海底一沉，現成的地就出來了，品質又好，效率<text:span text:style-name="T3"><text:s/></text:span>又高，所以中國的創新能力很強。<text:span text:style-name="T3"> <text:line-break/><text:line-break/></text:span>中國的工科男很厲害，就是笨點，不會說。在市場經濟時代，美國人講<text:span text:style-name="T3">20%</text:span>做事，<text:span text:style-name="T3">80%</text:span>吹牛，你要學會做事和自我表揚相結合，否則人家不認識你。中國的創新不是口頭，創新是你有特殊的問題，你拿出特殊的解決辦法，那就是創新。中國其實是可以的，如果中國有特殊問題，我們工程<text:span text:style-name="T3"><text:s/></text:span>師拿出特殊的辦法解決，那就是創新。<text:span text:style-name="T3"> <text:line-break/><text:line-break/></text:span>還有一個消息，在黃岩和永興島之間有中沙環礁，在那還搞一個島，跟黃岩同時填，為什麼？因為黃岩太遠了，黃岩離三亞一千三百公里，離永興一千公里，當然我<text:span text:style-name="T3"><text:s/></text:span>們在南沙搞了三個機場，那個可以有一點支援，但是也挺遠的，所以很有可能在黃岩的西邊再搞一個，成為黃岩後面的支撐。<text:span text:style-name="T3"> <text:line-break/><text:line-break/></text:span>回到臺灣問題，你想把黃岩建的很大，中沙環礁再搞一個，在臺灣南邊有一個打擊力量，所以我個人估計，如果臺灣那邊老是笨拙，不抓住機會，走向衝突，對他們<text:span text:style-name="T3"><text:s/></text:span>可能就是一種悲劇，因為我們解決他們的時候很容易，到<text:span text:style-name="T3">2021</text:span>年、<text:span text:style-name="T3">2022</text:span>年，離現在<text:span text:style-name="T3">5—6</text:span>年，我們的軍力發展，再加上南海勝利之威，因為南海很可能在<text:span text:style-name="T3"><text:s/>2020</text:span>年就解決了，從<text:span text:style-name="T3">2018</text:span>年動手，兩年可能就搞完了，島幾個月就搞好了，上面的設備一控制，很快就解決了。<text:span text:style-name="T3"> <text:line-break/><text:line-break/></text:span>解決的時候，再去解決臺灣，應該技術上比<text:span text:style-name="T3"><text:s/></text:span>較容易，相信我們動手的時候，軍事準備可以做到美日澳聯軍拿出吃奶的勁往裏面沖，想救臺灣，沖不進來，我軍就上去收拾台軍，而且台軍大部分人不會反抗。<text:span text:style-name="T3"> <text:line-break/><text:line-break/></text:span>台灣這幫傻子不知道<text:span text:style-name="T3">5</text:span>年以後，美軍救不了他，台軍保護不了他，其實真正能保護是大陸的民意。<text:span text:style-name="T3">5</text:span>年以後習主席要動手解決臺灣，難題是誰？是戰士的媽媽不同意，<text:span text:style-name="T3"><text:s/></text:span>這是他最大的難題，因為現在解放軍戰士大概<text:span text:style-name="T3">85%</text:span>已經是一胎化的孩子，到了<text:span text:style-name="T3">5</text:span>年以後<text:span text:style-name="T3">90%</text:span>都是一胎化，那些媽媽絕對不願意自己兒子上戰場，所以這個反對是<text:span text:style-name="T3"><text:s/></text:span>比較重要的。<text:span text:style-name="T3"> <text:line-break/><text:line-break/></text:span>坦白講，習主席要做的是動手的時候我們有壓倒性的力量，基本上做到零傷亡，就像美國打利比亞，技術上絕對壓倒性，這個可以做到，這是第一點。第二，那些媽媽還是要點頭。其實現在一幫台獨分子傻乎乎的，拒絕承認大陸，死命的認為大陸落後，用老眼光看大陸，說大陸人上上廁所不關門，或者吃速食麵都是奢侈品，其實他們不知道我們都吃出三高了。<text:span text:style-name="T3"> <text:line-break/><text:line-break/></text:span>我去過臺灣好幾次，有一次待了一個月，回來人就傻了，為什麼？臺灣的消息都是垃圾消息，完全是一個封閉小島，資訊是很多，但都是垃圾資訊。比如說<text:span text:style-name="T3">18</text:span>樓有個人扔一個垃圾袋把一個過路的女人砸傷了，然後就查是哪一家，一天都是這個消息。或者一對情侶開車快撞死了，幾個小時都是問<text:span text:style-name="T3"><text:s/></text:span>悲傷欲絕的父母，問人家痛苦不痛苦，搞得人家都要打記者。<text:span text:style-name="T3"> <text:line-break/><text:line-break/></text:span>所以你待一個月肯定人傻了，外面發生的很多事，比如金融危機，重大的決定人類命運的事件是不知道的，是獨特的一種資訊封閉，通過給你灌滿了垃圾以後，你沒有空間、時間來接受有價值的資訊，所以他們那邊是很奇怪的一種資訊生態。雖然美國是自由之家，年年把臺灣的新聞自由排第一，但是你在那生活一禮拜就會知道人就是傻子。<text:span text:style-name="T3"> <text:line-break/><text:line-break/></text:span>現在線民的總結是每當跟台獨分子對話就感到一種智力的優越感，<text:span text:style-name="T3">“</text:span>一國兩智<text:span text:style-name="T3">”</text:span>，一個國家，兩種智力，擔心回來以後拉低中國人的平均智商，這個挺危險的。最近就有一種說法，因為環球時報和上海社科院有一個網上調查，有<text:span text:style-name="T3">85%</text:span>的人支持武力解決，結果他們就講大陸哪有什麼民意，都是共產黨操作的，這非常蠢，以後唯一能保護他們的就是大陸民意，結果竟然說沒有，<text:span text:style-name="T3">“No zuo no die”</text:span>，不作死就不會死，我看他們就是在死路上走。<text:span text:style-name="T3"> <text:line-break/><text:line-break/></text:span>不過這就成全我們習老大的第二個心願，把臺灣回歸祖國，所以我大膽推算有可能習總任期結束的時候南海、台海一起解決，這就是真正的中華民族復興。<text:span text:style-name="T3"> <text:line-break/><text:line-break/></text:span>我估計台海一解決，我們從政治上講，我們中華民族百年國恥就解決了，國際上其實這兩個地方拿下以後，實際上國際上就崇拜你了。現在很多知識份子說你拿了台灣、南海，以後怎麼辦，人家怕你。但不是這樣，他不懂人性，人性很賤的，你對他永遠好，他不會喜歡你，男的不壞，女的不愛。<text:span text:style-name="T3"> <text:line-break/><text:line-break/></text:span>政治戰略心理學家告訴我們，一個國家要取得領導地位要有三步曲，第一步要有力量；第二步要敢用力量。你一直對大家好，大家說你大度要欺負你，你要偶爾找一個冤大頭打一頓，大家說這個人<text:span text:style-name="T3"><text:s/></text:span>有脾氣，像領導。第三步要善用力量，不能亂打。大家說這是老大，美國就是這樣，美國有力量，敢用力量，善用力量，所以大家佩服他。老毛有力量，當然偶爾也有力量不足的時候，但是老毛的特點就是脾氣大，永遠敢用，但是多數時候亂用，所以最後沒有得到尊重。<text:span text:style-name="T3"> <text:line-break/><text:line-break/></text:span>我們中國一直攢力量，從來沒有用過，我估計南海、台海<text:span text:style-name="T3"><text:s/></text:span>就是我們用力量。如果用了，而且效果還可以，那麼絕大部分東亞國家不是恨你，而是投靠你，都是機會主義者，一看這個老大真厲害，真像老大，於是就投降了，所以中國國際地位會提高。<text:span text:style-name="T3"> <text:line-break/><text:line-break/></text:span>軍事上臺灣一解決，對我們的封鎖就沒了，而拿下南海在戰略上就是進攻，經濟上肯定不用花錢，因為現在台海兩方都搞軍備，準備打對方，花很多的錢。另外在外交上收買，現在很多非洲國家的領導人每年來中國一次，見習主席就講一句話，堅決支持一個中國政策，臺灣是中國的一部分，然後點錢就回去了。每年都是這樣，花<text:span text:style-name="T3">300</text:span>多億人民幣，對中國也不是太大的數，但是很煩人。<text:span text:style-name="T3"> <text:line-break/><text:line-break/></text:span>這是我的推算，就是南海、台海，坦率講這個事不是我們設計的，年初我們中國外交就是完成一件事，辦好<text:span text:style-name="T3">9</text:span>月<text:span text:style-name="T3">4</text:span>號、<text:span text:style-name="T3">5</text:span>號杭州<text:span text:style-name="T3">G20</text:span>峰會，但是外面意想不到的形<text:span text:style-name="T3"><text:s/></text:span>勢變化把這兩個事，一個南海、一個台海提上議程，提上議程以後，現在看態勢，習主席決定將計就計，既然危來了，我們就轉成機了，迎難而上就去幹了，順勢就<text:span text:style-name="T3"><text:s/></text:span>打破戰略僵局，這兩個敏感問題就講到這裏。</text:p>
      <text:p text:style-name="P1"><text:span text:style-name="T1">蘇秀慧</text:span><text:s/>  |  2016.08.30 15:28   |   <text:a xlink:type="simple" xlink:href="http://palinfo.habago.org/Entry?Command=Information_PrintForum&amp;iPage=235#FORUM34859"><text:span text:style-name="T2">#</text:span></text:a></text:p>
      <text:p text:style-name="P2">我看了關於報導楊永信的文章，又點看了土豆網上關於報導山達基宗教的影片。<text:span text:style-name="T3"> <text:line-break/><text:line-break/></text:span>但是在這部影片，接近<text:span text:style-name="T3">1/2</text:span>長的時候，我停下，把網頁關掉了。我推薦另一部影片，僅有<text:span text:style-name="T3">4</text:span>分<text:span text:style-name="T3">46</text:span>秒。當我看完它，這部片子所帶給我的衝擊與感受，多於看楊永信與山達基的報導。有時候我們看著事情所提出的疑問，根本撼動不了它的存在。我感覺雖然我反對它，但是，我卻也屬於這些事情的一部分。結局是給全體的，不是給某一群人的。一面是完全的毀滅，一面卻是全部的救贖。<text:span text:style-name="T3"> <text:line-break/><text:line-break/>http://youtu.be/bU1QPtOZQZU </text:span></text:p>
      <text:p text:style-name="P1"><text:span text:style-name="T1">陳真</text:span><text:s/>  |  2016.08.30 11:25   |   <text:a xlink:type="simple" xlink:href="http://palinfo.habago.org/Entry?Command=Information_PrintForum&amp;iPage=235#FORUM34858"><text:span text:style-name="T2">#</text:span></text:a></text:p>
      <text:p text:style-name="P3">我們住在同一個星球上，接觸同樣的人事物，卻看見不一樣的風景。歌德說，<text:span text:style-name="T3">"</text:span>能看見<text:span text:style-name="T3"><text:s/>'</text:span>美<text:span text:style-name="T3">' </text:span>的靈魂，很容易陷入孤獨。<text:span text:style-name="T3">" </text:span>人與人，身體可以靠得很近，心卻可能離得很遠，因為各自看到不一樣的世界；人群中，假若你看到的世界如此密而不宣，難以言喻，孤獨便找上你，彷彿你內心深處潛藏了一個祕密，美麗如斯，卻難以言宣。<text:span text:style-name="T3"> <text:line-break/><text:line-break/></text:span>許多時候，看著周遭人們膜拜、追逐著那些俗不可耐、乏味至極、乃至醜陋不堪的流行人事物，為之著迷，我心裏便要起惆悵，因為那意味著我成為一種異類，誰會想要這樣呢？即便是一頭鷹，兀自盤旋，看似蒼茫，終究還是得需要一種想像與理解，彷彿就在山的另一頭，依然有著同類。<text:span text:style-name="T3"> <text:line-break/><text:line-break/></text:span>我能理解毒癮患者對於毒品的那樣一種強烈渴望。許多時候，我多麼渴望能夠再回到書桌前，回到彷彿連時間都已不存在、亙古如常的圖書館裏，無非也是這樣一種毒癮發作，就像一隻長年困於籠牢的鷹渴望天空那樣；飛翔本身就是牠的需求，而非飛往何處。</text:p>
      <text:p text:style-name="P1"><text:span text:style-name="T1">李念淨</text:span><text:s/>  |  2016.08.30 10:28   |   <text:a xlink:type="simple" xlink:href="http://palinfo.habago.org/Entry?Command=Information_PrintForum&amp;iPage=235#FORUM34857"><text:span text:style-name="T2">#</text:span></text:a></text:p>
      <text:p text:style-name="P2"><text:span text:style-name="T3">http://goo.gl/ve4E2Z <text:line-break/><text:line-break/>http://goo.gl/I6mtdc <text:line-break/><text:line-break/></text:span>最近對岸有關於楊永信的文章又再度傳開了，不過實在難以想像楊永信對患者<text:span text:style-name="T3">(</text:span>學生<text:span text:style-name="T3">)</text:span>這種管控方式，跟山達基是那麼的像，又想到極權國家，或是某些民主國家，控制人民的手段簡直是同一個模子印出來的<text:span text:style-name="T3"> <text:line-break/><text:line-break/>http://goo.gl/eGfLr2 (</text:span>山達基紀錄片<text:span text:style-name="T3">) <text:line-break/><text:line-break/></text:span>相對之下，對岸政府反而相當奇妙，除了政治以外，對人民的一些宗教還是慣習通通不管<text:span text:style-name="T3">...</text:span></text:p>
      <text:p text:style-name="P1"><text:span text:style-name="T1">陳真</text:span><text:s/>  |  2016.08.27 03:43   |   <text:a xlink:type="simple" xlink:href="http://palinfo.habago.org/Entry?Command=Information_PrintForum&amp;iPage=235#FORUM34856"><text:span text:style-name="T2">#</text:span></text:a></text:p>
      <text:p text:style-name="P3">一下班就搭上往台北的客運，目標羅浮宮<text:span text:style-name="T3"> <text:line-break/><text:line-break/></text:span>此時午夜三點，從台北到台南的統聯客運上，我正努力抵抗著周圍的噪音；剛看完蘇古諾夫的<text:span text:style-name="T3"><text:s/>“</text:span>羅浮宮<text:span text:style-name="T3">”</text:span>，由天堂頓時又墮回人間煉獄，一群學生，嘴巴比臉大、面目模糊的一群男男女女，正在車上肆無忌憚地喧囂肆虐。你覺得，有可能在講台上教導這樣一些學生關於藝術，關於文史哲，關於知識與生命嗎？在他們意識到這世上還有其他生命存在之前，是不可能理解某些東西的。<text:span text:style-name="T3"> <text:line-break/><text:line-break/>1986</text:span>年，恰恰是<text:span text:style-name="T3">30</text:span>年前的<text:span text:style-name="T3">5</text:span>月<text:span text:style-name="T3">19</text:span>號，同樣是大約凌晨三點，我匆匆在住處留下一封遺書，與黃昭輝等一群人，搭著一輛遊覽車，從高雄往台北龍山寺的方向飛奔，目標總統府。兩輛情治單位的黑頭車在背後一路追逐。黃昭輝拿著麥克風，在車上教導大家如何在鎮壓中保護頭部。我無心聽取那些注意事項，看著窗外一片黑暗中遠方路燈彷彿星火般地迅速拋向後方，心裡想著：這是一個什麼樣的人生？為何如此艱難？<text:span text:style-name="T3"> <text:line-break/><text:line-break/>30</text:span>年後的今天，肅殺氣氛不復存在，四處可見旁若無人的喧嘩歡樂取而代之，而我心卻仍然想著<text:span text:style-name="T3">30</text:span>年前同樣的問題。有一天，我們終將向世界告別，我打算帶走一些什麼呢？蘇古諾夫的所有影像<text:span text:style-name="T3">? </text:span>沈從文的文字？至於與我如影隨形的維根斯坦呢？我應該不需要那些思想了吧？<text:span text:style-name="T3"> <text:line-break/><text:line-break/>20</text:span>年前讀哲學，就如同仰望穹蒼深處神秘的星子一般，然而這些年，原本遙不可及的星星卻回到了它應有的高度，仰角成為俯角，就像夜裡道路兩旁帶有一點詩意的路燈，也許滄桑，也許溫暖，但卻不再巨大而遙遠。哲學如此，所有藝術也一樣，從遙遠天邊一下子全來到了眼前，來到了方寸之間。<text:span text:style-name="T3"> <text:line-break/><text:line-break/></text:span>電影中，蘇古諾夫自言自語道：大海啊大海，這一片汪洋於我何用呢？我需要去了解那巨大的力量嗎？還是就讓大海留在一旁任其澎湃吧！<text:span text:style-name="T3"> <text:line-break/><text:line-break/></text:span>也許蘇古諾夫是對的，！也許康德和維根斯坦也是對的，我們何必去了解永遠不可能了解的神秘，難道誰能臨終帶走一片汪洋？所有生命終究得回歸大海之中；從哪來就回哪去。<text:span text:style-name="T3"> <text:line-break/><text:line-break/></text:span>電影開演時，鄰座一位男子捧著一袋滷味，餓莩一般激烈地吃著，不斷發出巨大噪音，我忍耐了十分鐘，實在受不了，大聲喝斥。曾幾何時，這個社會變成這樣，每個人都立地為王了。<text:span text:style-name="T3"> <text:line-break/><text:line-break/>“</text:span>羅浮宮<text:span text:style-name="T3">” </text:span>在僅有四排座椅的小廳中放映，即便全部坐滿也才幾個人。你知道嗎？蘇古諾夫驚世駭俗的博物館首部曲<text:span text:style-name="T3">“Russian Ark" (</text:span>台譯創世紀）在美國賣座多少？三萬美金。沒錯，大約台幣<text:span text:style-name="T3">90</text:span>萬。而市面上那些爛到無法想像的低能爛片，隨便也有幾億票房。由此你想到一些什麼嗎？例如民主。<text:span text:style-name="T3"> <text:line-break/><text:line-break/></text:span>電影中有兩首曲子瞬間打動我心<text:span text:style-name="T3"><text:s/>(</text:span>特別是第一首<text:span text:style-name="T3">)</text:span>，若有高手知道那是什麼曲子，懇請指教。第一首出現兩次，一次是蘇古諾夫說到巴黎市民習慣了德軍的出現街頭；一次是說到和平的代價。第二首則是出現在提到俄國被德軍肆意破壞時。<text:span text:style-name="T3"> <text:line-break/><text:line-break/></text:span>死去的托爾斯泰在電影中一再出現，蘇古諾夫一直對著他的遺體喊著：醒一醒！托爾斯泰先生！每當我特別感到孤獨絕望時，我也老想著一些古人，我常希望他們能奇蹟般地從地底中甦醒，彷彿這樣的話，我們就不再孤單，不再絕望，不再飽受誤解與羞辱。<text:span text:style-name="T3"> <text:line-break/><text:line-break/></text:span>我過去就湊巧住在維根斯坦的墳墓附近百米處，經常來到他的墳前，幾次對著地底大喊：維根斯坦！維根斯坦！給我醒來！彷彿他一旦醒來，我就能得著一種理解與安慰。我已經喊他醒來喊過很多次，也許有一天真的會甦醒也說不定。不過，當那一天來臨，我恐怕早已沈沈死去，沒入汪洋。</text:p>
      <text:p text:style-name="P1"><text:span text:style-name="T1">陳真</text:span><text:s/>  |  2016.08.24 01:29   |   <text:a xlink:type="simple" xlink:href="http://palinfo.habago.org/Entry?Command=Information_PrintForum&amp;iPage=235#FORUM34855"><text:span text:style-name="T2">#</text:span></text:a></text:p>
      <text:p text:style-name="P2">這是朋友傳來的一篇文字，作者不詳；有人認為它出自中共高層智囊。究竟誰寫的，我不知道。但我仔細看了內容，寫得還不錯。事實上它只是寫出了一些普通常識，但這樣一些普通常識，卻幾乎不可能出現在這個無腦島上。<text:span text:style-name="T3"> <text:line-break/><text:line-break/></text:span>對於台灣人來說，不管你多麼不願意閱讀這樣一種<text:span text:style-name="T3"><text:s/>“</text:span>乏味<text:span text:style-name="T3">” </text:span>、不夠爆奶爆紅或有趣好笑的文章，最好還是讀一讀，因為它極其簡潔地闡明了世界下一個二十年風雲變幻的基本主軸。就跟下棋一樣，你不可能有效理解單獨一件事，除非你把它放在一個基本架構上來理解，或許才能明白為什麼會有這樣一件事的發生或存在。<text:span text:style-name="T3"> <text:line-break/><text:line-break/></text:span>政治上或經濟上，沒有什麼事是偶然的<text:span text:style-name="T3">(</text:span>難道會有人下棋是憑著隨機與偶然？<text:span text:style-name="T3">)</text:span>；輕易能看懂的叫陽謀，帶點內在模糊的叫陰謀。不管陰謀或陽謀，任何大小事的背後都是一套謀略與盤算。在我對政治、經濟的理解裏，沒有陰謀二字；所謂陰謀，只不過是細節或許還不是很清楚的一種謀略布局，而這一切布局的背後，大約就是底下這文章所闡述的這樣一個基本架構。也許<text:span text:style-name="T3">20</text:span>年後還活在世上的人，終究都會見到這套基本劇情的某種結局。我認為它會是一個悲劇。特別是在這島上，無人可置身事外；越早面對它，越能知道如何自處，知道自己在這樣一場無可避免的鬥爭中應抉擇什麼樣的善惡位置。當然，你也可以<text:span text:style-name="T3"><text:s/>“</text:span>選擇<text:span text:style-name="T3">” </text:span>當一個無腦的奴隸，繼續抓寶什麼夢的，繼續關注一些島內低能人事物<text:span text:style-name="T3"><text:s/>(</text:span>謂之意見領袖<text:span text:style-name="T3">) </text:span>的每日動態。<text:span text:style-name="T3"> <text:line-break/><text:line-break/></text:span>蘇古諾夫經常強調培養一個社會的文化內涵之基本重要性，他相信<text:span text:style-name="T3"><text:s/>“</text:span>美<text:span text:style-name="T3">” </text:span>確實能救世界。對此，我依然也還懷著信仰。<text:span text:style-name="T3">“</text:span>美<text:span text:style-name="T3">” </text:span>足以讓我們脫離烏合之眾，讓我們從群眾之中的零點零零零零零零零零零幾，變成一個完整的<text:span text:style-name="T3"><text:s/>“</text:span>一<text:span text:style-name="T3">”</text:span>，重拾完整人性，使我們從一隻面目模糊無腦冷血的<text:span text:style-name="T3"><text:s/>“</text:span>蛆<text:span text:style-name="T3">”</text:span>，成為一個真正意義上的<text:span text:style-name="T3"><text:s/>“</text:span>人<text:span text:style-name="T3">”</text:span>，自然就會在善惡上做出合適判斷，而不再只是他人為惡的一種廉價工具。<text:span text:style-name="T3"> <text:line-break/><text:line-break/></text:span>陳真<text:span text:style-name="T3"><text:s/>2016. 08. 24. <text:line-break/><text:line-break/>================== <text:line-break/></text:span>美國戰略泄露<text:span text:style-name="T3"><text:s/></text:span>中國保衛戰已打響<text:span text:style-name="T3"> <text:line-break/><text:line-break/></text:span>作者不詳<text:span text:style-name="T3"> <text:line-break/><text:line-break/>2016</text:span>八月<text:span text:style-name="T3"> <text:line-break/><text:line-break/></text:span>本世紀以來，把中國作為最大的假想敵，苦心積慮要將中國解體，變成第二個前蘇聯，已經成為美國政客的既定國策，這一點已經無可置疑。但這場戰爭如何佈局、如何去打，更是傾盡了從華爾街到白宮、從五角大樓到幾百個基金會所能召喚的全部國家智慧。這是個自從有人類以來前所未有的巨大工程，是從軍事、外交、政治到經濟、文化五面合圍的超級戰略佈局。<text:span text:style-name="T3"> <text:line-break/><text:line-break/></text:span>一、中國招惹了誰？<text:span text:style-name="T3"> <text:line-break/><text:line-break/></text:span>為什麼美國要針對中國進行全面封殺的戰爭？在人類歷史上為什麼會出現中、美大對決？這是因為：自前蘇聯解體後，西方國家的政客和思想家就認為他們已經制定了世界各國的遊戲規則，也就是世界秩序。在這個世界秩序中，美國是世界的中心和統治者，理由是美國手中有兩件讓全世界所有國家都為之臣服的必殺之器：一是絕對的軍事優勢，足以消滅和震懾一切不聽話的國家；二是作為世界貨幣的美元，只要開動印刷機，就可以無所顧忌掠奪全世界的財富。<text:span text:style-name="T3"> <text:line-break/><text:line-break/></text:span>所以，美國是世界大家庭中的第一層級，而美國的親密盟國<text:span text:style-name="T3">——</text:span>歐洲、日澳新等貴族國家則為第二層級，餘者為第三層級僕從國、第四層級苦力國、第五層級邊緣國構成了世界的秩序。西方國家認為，這個世界秩序至少應該維持<text:span text:style-name="T3">1000</text:span>年！<text:span text:style-name="T3"> <text:line-break/><text:line-break/></text:span>在上述的世界秩序中，貴族以上層級的那些國家和那些國家主流社會的公民，不再從事財富的生產，只從事科學研究、文化創造和宇宙冒險，將成為科技進步的創造者和享用者、以及宇宙的拓荒者；而僕從國、苦力國以下層級的國家和人民，將徹底淪為貴族以上國家提供物質財富的生產者甚至是<text:span text:style-name="T3"><text:s/>"</text:span>會說話的機器<text:span text:style-name="T3">”</text:span>，這部分人類根本就不需要智慧的培養，只要能學會從事最低檔工作的一技之長、在業餘時間沉溺于發達國家的智慧人類為他們開發的網路遊戲就可以了。<text:span text:style-name="T3"> <text:line-break/><text:line-break/></text:span>因此，<text:span text:style-name="T3">500</text:span>年後世界各國，人類不同階層的差距將被無限制拉大，貴族國家主流階層人群的平均壽命將超過<text:span text:style-name="T3">300</text:span>歲，而僕從國以下層級國家的人均壽命還停留在<text:span text:style-name="T3">70-80</text:span>歲左右；主流國家人的平均智商將會達到<text:span text:style-name="T3">200</text:span>，而非主流國家人的平均智商將退化到<text:span text:style-name="T3">80</text:span>。這就是以美國為軸心的貴族國家心中夢寐以求的千年世界秩序。<text:span text:style-name="T3"> <text:line-break/><text:line-break/></text:span>而中國，雖然只關注自身發展，在國際事務中誰也不招惹，但還是中槍了。為什麼？就是因為被中國看成是<text:span text:style-name="T3">“</text:span>誰也不招惹<text:span text:style-name="T3">” </text:span>的自身發展，不經意間已經成為貴族國家<text:span text:style-name="T3">“</text:span>世界秩序<text:span text:style-name="T3">”</text:span>的攪局者。<text:span text:style-name="T3"> <text:line-break/><text:line-break/></text:span>在這個被貴族國家既定的<text:span text:style-name="T3">“</text:span>世界秩序<text:span text:style-name="T3">”</text:span>中，中國應該是<text:span text:style-name="T3">“</text:span>僕從國<text:span text:style-name="T3">”</text:span>、<text:span text:style-name="T3">“</text:span>打工族<text:span text:style-name="T3">” </text:span>的身份，但中國的發展已經僭越了這個身份。儘管中國並沒有挑戰已有<text:span text:style-name="T3">“</text:span>世界秩序<text:span text:style-name="T3">”</text:span>的故意，而在事實上卻已經對原有的<text:span text:style-name="T3">“</text:span>世界秩序<text:span text:style-name="T3">”</text:span>構成了威脅。<text:span text:style-name="T3"> <text:line-break/><text:line-break/>1. </text:span>人民幣越來越強大，並正在成為許多國家的結算貨幣和儲備貨幣，已經嚴重威脅到了美元的核心地位。這意味著什麼？無須解釋，美國在世界上唯我獨尊的<text:span text:style-name="T3">“</text:span>鎮山之寶<text:span text:style-name="T3">”</text:span>即將被人民幣這個<text:span text:style-name="T3"><text:s/>"</text:span>他山之玉<text:span text:style-name="T3">” </text:span>所動搖。<text:span text:style-name="T3"> <text:line-break/><text:line-break/>2.“</text:span>殲<text:span text:style-name="T3">20”</text:span>威脅到了<text:span text:style-name="T3">“F22”</text:span>的至高無上的地位。美國是靠超強的軍事實力稱霸天下的，<text:span text:style-name="T3">“</text:span>臥榻之側豈容他人酣睡<text:span text:style-name="T3">”</text:span>？<text:span text:style-name="T3"><text:s/></text:span>雖然中國並沒有把美國當成敵人，但是，當中國的軍事實力越來越接近于美國時，殲<text:span text:style-name="T3">20</text:span>的出現只是中國軍力全面躍升的一個縮影。這樣下去還了得？<text:span text:style-name="T3"><text:s/></text:span>再過<text:span text:style-name="T3">50</text:span>年，美國軍事的絕對優勢將不復存在，還如何讓天下諸侯匍匐在地、頂禮膜拜？<text:span text:style-name="T3"> <text:line-break/><text:line-break/>3. </text:span>中國的<text:span text:style-name="T3">“</text:span>華為<text:span text:style-name="T3">”</text:span>正在逼近美國的微軟。以往，在眾多科學研究和工程技術領域的頂級俱樂部裏，從來沒有中國人的身影，但這種情況已經發生微妙的變化，中國已經在世界科技前沿如影隨形。作為世界上獲得諾貝爾獎最多的國家，科技的領導者地位一直是美國既可以賺全世界的錢，又可以向嘍囉國家施以狗糧的源泉，但是中國科學家步步緊逼的追趕，已經使科學技術制高點的美國產生了莫名的危機感。<text:span text:style-name="T3"> <text:line-break/><text:line-break/>4. </text:span>中國經濟的快速增長，創造出人類經濟史上沒有先例的模式和奇跡，使越來越多的國家更加欣賞中國模式。而對於一直充當全球<text:span text:style-name="T3">“</text:span>教父<text:span text:style-name="T3">” </text:span>的美國來說，只能眼睜睜看著中國正在成為大多數發展中國家模仿的對象，而美國為這些國家制定的<text:span text:style-name="T3"><text:s/>“</text:span>教材<text:span text:style-name="T3">”</text:span>已經無人問津。如果按照這種趨勢發展下去，若干年後，原來的發達國家都會被<text:span text:style-name="T3">“ </text:span>新興經濟體<text:span text:style-name="T3">”</text:span>國家邊緣化。<text:span text:style-name="T3"> <text:line-break/><text:line-break/>5. </text:span>按照西方國家關於<text:span text:style-name="T3">“</text:span>世界秩序<text:span text:style-name="T3">”</text:span>的定義，中國只能是第四層級<text:span text:style-name="T3">——</text:span>苦力國的一員，擔負著為貴族國家提供廉價勞動力和廉價商品的分工，而中國文化就完全沒有存在的必要了，西方文化應該成為主流的普世文化，中國的固有文化應該終結和湮滅。然而，不安分的中國不僅向全世界輸出自己的有形產品，而且在輸出自己的文化，讓世界上越來越多的人為中國文化<text:span text:style-name="T3">—— </text:span>中國的影視作品、中國的風俗、中國博大精深的思維方式而陶醉。這還得了？西方文化要想普世，豈能容忍<text:span text:style-name="T3">“</text:span>異端邪說<text:span text:style-name="T3">” </text:span>與之一同坐在佈道的講臺之上？<text:span text:style-name="T3"> <text:line-break/><text:line-break/></text:span>可見，即便是中國埋頭幹自己的事情、走自己的路，奉行<text:span text:style-name="T3">“</text:span>你好、我好、他也好<text:span text:style-name="T3">”</text:span>、誰也不得罪的和平外交政策，還是把美國給得罪了。不把中國置於死地，美國就霸權難保，保不住霸權，一切浮華都會化為烏有，這怎能不讓美國寢食難安？<text:span text:style-name="T3"><text:s/></text:span>這就是美國執意要圍殲中國的根本原因。<text:span text:style-name="T3"> <text:line-break/><text:line-break/></text:span>二、一山不容二虎，美國將怎樣圍殲中國？<text:span text:style-name="T3"> <text:line-break/><text:line-break/></text:span>在鄧小平時代，中國奉行的是韜光養晦、全面收斂政治、外交、軍事、文化在國家大局中的級別、只謀求經濟發展的基本國策，使西方國家樂意讓中國這只無害的<text:span text:style-name="T3">“</text:span>鴿子<text:span text:style-name="T3">”</text:span>長大。<text:span text:style-name="T3"> <text:line-break/><text:line-break/></text:span>上世紀<text:span text:style-name="T3">80</text:span>年代後，中國逐步放棄了奉行多年的計劃經濟體制，而引入源於西方國家的市場經濟制度。這在美國政客看來，中國已經步入了他們設計的道路，尤其是在<text:span text:style-name="T3">90</text:span>年代後，中美關係進入蜜月期，使美國可以在中國大張旗鼓地培植出他們在政府高官、大學教授、新聞媒體、重要經濟部門的代理人，從而控制住中國的經濟命脈甚至政府的決策，最終將中國引導到美國的附庸國道路上去。<text:span text:style-name="T3"> <text:line-break/><text:line-break/></text:span>但是，自<text:span text:style-name="T3">2002</text:span>年中國領導人換屆後，不僅逐步脫離了美國設計的徹底剷除社會主義元素、全面實現私有化的發展軌道，而且使國有經濟獲得了飛速的發展，破天荒地實現了國有經濟在市場機制環境中的鳳凰涅盤、浴火重生。誰也沒有想到，中國這只<text:span text:style-name="T3">“</text:span>鴿子<text:span text:style-name="T3">”</text:span>成長得太快了，轉眼之間已經成為全球第二大經濟體，而在物質生產部門，中國的產能已經占到了全球的<text:span text:style-name="T3">50%</text:span>。隨著經濟實力的快速增長，中國的國際影響力也與日俱增，軍事、科技、文化同步發展，人民幣的地位也顯著提高，不知不覺已經觸碰到了霸權國家的核心利益。中國不僅迅速成長為經濟大國，而且在<text:span text:style-name="T3">2009</text:span>年拒絕了美國提出的<text:span text:style-name="T3">“</text:span>美中共治<text:span text:style-name="T3">”</text:span>方案，堅持走<text:span text:style-name="T3">“ </text:span>中國式<text:span text:style-name="T3">”</text:span>的發展道路。<text:span text:style-name="T3"> <text:line-break/><text:line-break/></text:span>中國最新一屆領導人上臺後，決心要在世界舞臺上實現<text:span text:style-name="T3">“</text:span>中國夢<text:span text:style-name="T3">”</text:span>！而中國經濟的成長方式完全顛覆了西方經濟學的經典教義，是對美國式教材的毀滅性的打擊，美國模式黯然失色，這讓自詡為全球教父的美國面臨滾下神壇的命運。在這種情況下，奧巴馬擺出決戰的架勢，一定要要將中國消滅在羽翼尚未完全豐滿之時，就實屬必然了。<text:span text:style-name="T3"> <text:line-break/><text:line-break/></text:span>美國總統奧巴馬說得非常直白，<text:span text:style-name="T3">“</text:span>國際秩序的規則是由美國制定的，中國只能在規則內進行選擇，別妄想去改變規則<text:span text:style-name="T3">”</text:span>。它給出中國的<text:span text:style-name="T3">2 </text:span>種選擇是：<text:span text:style-name="T3"> <text:line-break/><text:line-break/></text:span>（<text:span text:style-name="T3">1</text:span>）中國與美國達成某種共識和妥協，邀請中國與美國聯手，實現對全球的<text:span text:style-name="T3">“</text:span>美中共治<text:span text:style-name="T3">”</text:span>。但這種<text:span text:style-name="T3"><text:s/>“</text:span>美中共治<text:span text:style-name="T3">” </text:span>是以美國為領袖、中國為僕從的雙邊關係為前提的。在此前提下，在政治、經濟、軍事、外交、科技、文化等諸方面，可以允許中國成為經濟大國，但其他方面都必須屈尊於美國。中國的身份只能是美國的<text:span text:style-name="T3">“</text:span>長工<text:span text:style-name="T3">”</text:span>，中國可以利用這種身份迅速富裕起來，在世界各國的五大層級中，可以讓中國僅次於第二層級的貴族國家、而居於其他僕從國、苦力國之上。但是不允許中國在外交、軍事、科技、文化領域挑戰美國的核心地位，這就是美國可以容忍的最大底線。<text:span text:style-name="T3"> <text:line-break/><text:line-break/></text:span>美國保證：只要中國同意這種角色安排，就可以安心獲得<text:span text:style-name="T3">200</text:span>年和平發展的寶貴時間。在奧巴馬的第一個任期，已將這種訊息明確傳達給了中國領導人。<text:span text:style-name="T3"> <text:line-break/><text:line-break/></text:span>（<text:span text:style-name="T3">2</text:span>）如果中國拒絕了美國的提議，就只有另一種選擇<text:span text:style-name="T3">—— </text:span>對中國進行全面圍堵、全面扼殺，直到把中國支解<text:span text:style-name="T3">—— </text:span>這就是美國政治家的潛臺詞。<text:span text:style-name="T3"> <text:line-break/><text:line-break/></text:span>五年前，美國發動的伊拉克、利比亞戰爭以薩達姆、卡紮菲被推翻而宣告結束。按照白宮的行動計畫，世界上還有敘利亞、伊朗、俄羅斯這三個刺頭成為圍堵中國的前哨障礙，因此，就必須一鼓作氣拿下敘利亞，得手後伊朗也就陷入了四面包圍，困死伊朗就易如反掌。而俄羅斯雖大，卻只有石油這一個財路，堵住這個財路，俄羅斯就成病貓了。<text:span text:style-name="T3"> <text:line-break/><text:line-break/></text:span>在這種判斷下，美國制定了重返亞洲計畫，目標直指中國。但是，敘利亞戰爭完全出乎奧巴馬意料，不僅沒有快速收官，而且做大了<text:span text:style-name="T3">IS</text:span>（伊斯蘭國）、危及到了伊拉克，造成了拖累歐洲的難民潮，使歐洲盟友離心離德。如果等到逐個收拾了敘利亞、伊朗、俄羅斯再對中國下手，可能就錯過了向中國發動總攻的視窗期<text:span text:style-name="T3">——2025</text:span>年之前，再拖延下去，中國的經濟實力和軍力就會異常強大，就無論如何也啃不動了。<text:span text:style-name="T3"> <text:line-break/><text:line-break/></text:span>所以，奧巴馬不得不當機立斷，甩掉中東的爛攤子、與伊朗和解，把槍口直接對著中國，在<text:span text:style-name="T3">2025</text:span>年之前一定要發動總攻！<text:span text:style-name="T3"> <text:line-break/><text:line-break/></text:span>志在消滅中國的戰爭已經打響。但是，這場戰爭不是傳統意義的冷熱兵器的戰爭，而是在規模上超越二次世界大戰、在性質上決定了人類命運的走向、在縱深上是集軍事、經濟、政治、外交、文化等所有手段在內的一場曠古無匹的戰爭，其有三個焦點。<text:span text:style-name="T3"> <text:line-break/><text:line-break/>1. </text:span>軍事只搭台唱戲、無影手借刀殺人。<text:span text:style-name="T3"> <text:line-break/><text:line-break/></text:span>直接用軍事手段消滅中國，對美國來說其代價無法承受。中國的遠端核武器庫，正在迅速發展的抗攔截技術、二次打擊能力，使軍事戰爭只能帶來兩敗俱傷的結果，更何況，地域遼闊的俄羅斯猶如黃雀在後。所以，用軍事作戰方式來消滅中國，已經失去可能性。<text:span text:style-name="T3"> <text:line-break/><text:line-break/></text:span>美國欲達到消滅中國的目的，就只能選擇陰損的組合拳方案：<text:span text:style-name="T3"><text:s/></text:span>用軍事手段對中國進行持續圍堵，讓嘍囉國與中國不斷發生摩擦、製造中國周邊的緊張局勢，從而使中國失去國際生存空間、失去外交夥伴、失去世界市場，進而誘導出中國經濟環境的惡化，使中國喪失經濟發展的強勁動力，引發企業倒閉潮、失業潮、地方政府財政崩盤潮，進而人為製造出社會動盪，再密令台獨、港獨、藏獨、疆獨以及潛伏的<text:span text:style-name="T3"><text:s/>“</text:span>第五縱隊<text:span text:style-name="T3">” </text:span>在平時按兵不動，到時機成熟時，只聽美國主子一聲號令，就在一天之內同時行動起來，萬箭齊發，直指中國的國家政權，在前所未有的混亂中，將中國肢解為<text:span text:style-name="T3">7-8</text:span>個國家，永久性滅絕中國這個心頭大患。<text:span text:style-name="T3"> <text:line-break/><text:line-break/>2. </text:span>美元才是掐死中國的致命手段。<text:span text:style-name="T3"> <text:line-break/><text:line-break/></text:span>由於美元在全球作為<text:span text:style-name="T3">“</text:span>世界貨幣<text:span text:style-name="T3">” </text:span>的地位在短期內無法由其他貨幣所替代，美元的優勢比美國軍事的優勢還要巨大。更為重要的是，美國已經培植出了進行貨幣戰爭的超級戰隊：美國國內的<text:span text:style-name="T3">100 </text:span>個最大的託管基金、對沖基金已經將其國內的散戶投資款吸收了<text:span text:style-name="T3">90% </text:span>以上，所能聚集的資金量已經超過<text:span text:style-name="T3">10</text:span>萬億美元，足以買斷世界上三分之一的國家。而美國制定的全球規則，允許國際資本在全球外匯市場、大宗商品期貨市場、各個國家的股票市場自由流動。而這個規則所導致的結果就是：資本巨鱷可以通過行情的興風作浪將別國資產血洗一空，無一倖免。<text:span text:style-name="T3"> <text:line-break/><text:line-break/></text:span>在這場沒有硝煙的戰爭中，可以說美國所擁有的超級戰隊不僅在<text:span text:style-name="T3">2008</text:span>年金融危機時毫髮無損<text:span text:style-name="T3"><text:s/></text:span>，而且在美國實行<text:span text:style-name="T3"><text:s/>QE </text:span>政策後使其吸納的資金量增長了幾十倍！在退出<text:span text:style-name="T3">QE </text:span>後，超級戰隊所控制的美元就瞬間變成了硬通貨，其購買力飆升<text:span text:style-name="T3">4 </text:span>倍以上，使這些基金公司成為舉世無敵的超級巨獸！<text:span text:style-name="T3"><text:s/></text:span>在十幾年前，索羅斯的胃口還不足以吞下香港股市，而現在，量子基金的實力已經膨脹百倍，已經敢於做空人民幣了！<text:span text:style-name="T3"><text:s/></text:span>如果說在軍事上中美之間的差距是<text:span text:style-name="T3">1:5</text:span>的話，在國際資本市場中美的差距就是<text:span text:style-name="T3">1</text:span>：<text:span text:style-name="T3">500</text:span>，甚至可以說，中國根本就沒有自己的專業隊伍！稍有不慎，中國與美國抗衡的本錢<text:span text:style-name="T3">—— 3 </text:span>萬多億美元的外匯儲備，將在<text:span text:style-name="T3"><text:s/>1~2 </text:span>年之內被資本大鱷吞噬殆盡，那時，中國在國際市場將徹底失去話語權，對外投資和國際貿易將陷入空前困難，將進一步導致中國實體經濟的衰退、國力的枯竭，國內敵對勢力、分裂勢力的萬箭齊發就箭在弦上了。<text:span text:style-name="T3"> <text:line-break/><text:line-break/>3. </text:span>一支龐大的別動隊潛伏在中國的要害部門，蠢蠢欲動，隨時準備對現政權發動最後攻擊。他們既有來自美國的雄厚資金，又掌握了重要的社會資源。幾百個基金會已經把觸角伸進了中國上上下下的要害部門。<text:span text:style-name="T3"> <text:line-break/><text:line-break/></text:span>軍事、貨幣、別動隊，這三股力量就是美國要在地圖上抹掉中國的三把利劍。美國與中國的對決將在軍事搭台、經濟唱戲、別動隊發起衝鋒、引起中國的內亂中展開，即使中國有千枚核彈、萬艘艦船也只能眼睜睜看著自己的國家、民族被肢解而無可奈何<text:span text:style-name="T3">——</text:span>這就是隱藏在白宮密室中的美國滅華戰略。<text:span text:style-name="T3"> <text:line-break/><text:line-break/></text:span>三、時隔一個世紀，再打一場世界級的<text:span text:style-name="T3"><text:s/>“</text:span>反圍剿<text:span text:style-name="T3"><text:s/>”</text:span>戰爭<text:span text:style-name="T3"> <text:line-break/><text:line-break/></text:span>美國的滅華戰略集中在軍事（圍堵）、貨幣（對決）、別動隊（<text:span text:style-name="T3"><text:s/></text:span>製造內亂）這三把利劍上，因此，只有打殘這三把利劍，中國才能粉碎圍剿，轉危為安。<text:span text:style-name="T3"> <text:line-break/><text:line-break/>1. </text:span>加速發展中國的軍事力量。<text:span text:style-name="T3"> <text:line-break/><text:line-break/></text:span>中國要想不受世界列強的欺辱，必須加快軍事力量的發展。有人擔心軍備競賽會將中國拖垮，就像前蘇聯那樣分崩離析，而實際上這種擔憂純屬多餘。中國的情況與前蘇聯根本不能同日而語，中國有<text:span text:style-name="T3">3</text:span>萬多億美元的外匯儲備、每年還有<text:span text:style-name="T3">1000</text:span>億左右美元的外匯順差，中國主要工業品的產能已占全球產能的<text:span text:style-name="T3">50%</text:span>，已經大大過剩，而軍費開支僅占<text:span text:style-name="T3">GDP</text:span>的<text:span text:style-name="T3">1.32%</text:span>，還有巨大的可增加空間。在目前的軍費開支中，還包括相當部分的非軍事用途的支出，戰區調整後，好鋼用在刀刃上，就可以增加<text:span text:style-name="T3">1000</text:span>億元的有效投入。而在軍事科技方面，研發同樣的高科技武器，中國的研發成本連美國的<text:span text:style-name="T3">20%</text:span>都不到，而中國的研發速度，可以是美國的<text:span text:style-name="T3">3</text:span>倍以上。因此，中國根本不用懼怕跟任何國家搞軍備競賽，這種競賽只能將對手拖垮，而不是中國。<text:span text:style-name="T3"> <text:line-break/><text:line-break/>2. </text:span>中國必須做好打一場局部戰爭的準備。<text:span text:style-name="T3"> <text:line-break/><text:line-break/>30</text:span>年以來，美國一直認為，中國奉行韜光養晦政策，不會與美國正面開戰，因此才會有轟炸中國使館、介入台海衝突、將釣魚島納入日美安保條約管轄範圍、侵入中國領空領海等事件的不斷發生。對這種挑釁，如果中國一再退讓，中國在世界上的威望將會成空，不僅高鐵出不去、大規模基本建設出不去、恐怕誰也不敢和中國做生意了<text:span text:style-name="T3">—— </text:span>用軍事恐嚇打掉中國經濟騰飛的翅膀，這正是白宮最想要的結果。<text:span text:style-name="T3"> <text:line-break/><text:line-break/></text:span>因此，必須有一場局部戰爭來粉碎這個連環枷鎖。如果美國捲入，就可以名正言順地清除隱藏著國內的<text:span text:style-name="T3"><text:s/>“</text:span>別動隊<text:span text:style-name="T3">”</text:span>，徹底剪滅威脅國家安全的隱患<text:span text:style-name="T3">——</text:span>這才是美國苦心經營<text:span text:style-name="T3">20</text:span>餘年積攢起來的連心肉，為了<text:span text:style-name="T3">“</text:span>別動隊<text:span text:style-name="T3">” </text:span>不被剿滅，美國根本不敢輕舉妄動。因此，無論美國是否捲入，都會使中國從中獲利，沖出圍堵的籬笆，昂首闊步地向民族復興目標挺進。中國根本沒有必要擔心這場局部戰爭擴大化，因為擴大化就意味著世界的毀滅，美國也不能倖免，更是美國的歐洲盟友不希望看到的。中國有足夠的智慧將局部戰爭控制在有限範圍內。至於什麼時候、在什麼地方、與美國的哪一個嘍囉打這場局部戰爭，就屬於戰役問題了。總之，一場局部戰爭的勝利將徹底粉碎美國在<text:span text:style-name="T3">2025</text:span>年前對中國發動的總攻，才會有中華民族的真正崛起。<text:span text:style-name="T3"> <text:line-break/><text:line-break/>3. </text:span>用<text:span text:style-name="T3"><text:s/>“</text:span>運動戰<text:span text:style-name="T3">” </text:span>的方式扞衛人民幣的國際地位。<text:span text:style-name="T3"> <text:line-break/><text:line-break/></text:span>世人皆知，華爾街才是美國白宮的真正主人。在美元受到人民幣越來越大威脅的時候，真正的主角再也按耐不住了，索羅斯作為華爾街的代言人已經向人民幣下了<text:span text:style-name="T3">“</text:span>做空人民幣<text:span text:style-name="T3">” </text:span>的戰書！作為金融大玩家，無論是做空還是做多某國貨幣或股市，一般而言，應該策劃于密室、行動於無聲，只有這樣才能做局成<text:span text:style-name="T3">“ </text:span>老鼠倉<text:span text:style-name="T3">”</text:span>，等待大局跟隨波動時，再進行逆向操作，將低價購入的<text:span text:style-name="T3"><text:s/>"</text:span>老鼠倉<text:span text:style-name="T3">" </text:span>倉糧高價售出，將散戶手中的錢財血洗一空。<text:span text:style-name="T3"> <text:line-break/><text:line-break/></text:span>為什麼索羅斯要將<text:span text:style-name="T3"><text:s/>“</text:span>秘密<text:span text:style-name="T3">” </text:span>公開於世呢？<text:span text:style-name="T3"><text:s/></text:span>就是因為人民幣雖有所貶值，但遠未達到索羅斯可以廉價收購的低點，靠索羅斯那點本錢，還不足造成人民幣的崩潰。所以，他大聲呼喚中國經濟要<text:span text:style-name="T3">“</text:span>硬著陸<text:span text:style-name="T3">” </text:span>，就是要製造恐慌氣氛，讓中國的機構和個人跟風拋售人民幣換購美元，迫使人民幣出現塌方式貶值，進而打擊中國股市，使中國經濟陷入斷崖式衰退，並用廉價換購的人民幣瘋狂收購中國資產，再製造一波股市上漲行情，將資產拋出。這樣一來，不僅大賺了一把，而且用老鼠的力氣掀翻了大象。<text:span text:style-name="T3"> <text:line-break/><text:line-break/></text:span>如果中國政府進行干預，拋售美元以挽救人民幣匯率，他就夥同更多的金融大玩家去收購中國在外匯市場出售的美元，直到把中國的外匯儲備掏空，最後撐不下去，導致人民幣崩盤。中國無論是拋售外匯儲備還是不拋，都是兩難選擇。因此，不能把目光局限在外匯市場，而應充分利用大宗商品價格跳水的天賜良機，將外匯儲備用於跨國經濟建設。<text:span text:style-name="T3"> <text:line-break/><text:line-break/>(1) </text:span>用外匯儲備作為後備資金池，巨量發行收益率較高的人民幣基本建設投資債券，而購買債券者可以選擇人民幣高收益或者用外幣償還，這樣一來，人民幣在限定範圍內的高收益率，就會促使人民幣走強，又不傷及股市和實體經濟，還會大大加速高鐵、港口、機場、城市地下管網改造、養老設施、污染治理設施、水利和防災設施的建設規模和速度，刺激中國的經濟增長，是對做空人民幣企圖的毀滅性還擊。<text:span text:style-name="T3"> <text:line-break/><text:line-break/>(2) </text:span>宣告重振中國房地產的新政策<text:span text:style-name="T3">——</text:span>取消開發商的專屬特權，在符合規劃的前提下，任何主體都可以進行城市住宅建設，將不完全產權、不可交易的自住型住宅作為房地產開發的主要方向，減半收取此類住宅的土地出讓金，減收部分轉化為政府持有部分產權，使平均房價下降<text:span text:style-name="T3">30-50%</text:span>，以迎合農村人口向城市的轉移，掀起城市建設的新高潮。<text:span text:style-name="T3"> <text:line-break/><text:line-break/>(3) </text:span>用外匯儲備作為資金池，設立萬億級體量的國家級技術創新投資基金，一改中國的科技基金規模過小無法容錯的弊端，讓賭<text:span text:style-name="T3">10</text:span>中<text:span text:style-name="T3">1</text:span>的高風險概率獲得商業化支撐（目前，只有美國資本市場才有這種高風險機制，這就是美國成為科技領導者的秘訣），強力推進戰略性新興產業、關鍵核心技術的升級和產業化。<text:span text:style-name="T3"> <text:line-break/><text:line-break/>(4) </text:span>用<text:span text:style-name="T3">2</text:span>～<text:span text:style-name="T3">3 </text:span>千億美元外匯儲備收購俄羅斯及其盟國資產，不僅對俄羅斯雪中送炭，而且逢低收購，物有所值，為中俄經濟一體化鋪平了道路，使中國的經濟版圖可以延伸到歐洲腹地。<text:span text:style-name="T3"> <text:line-break/><text:line-break/><text:line-break/>4. </text:span>勒緊<text:span text:style-name="T3"><text:s/>“</text:span>別動隊<text:span text:style-name="T3">” </text:span>脖子上的繩索，逼迫其主子作出重大讓步。<text:span text:style-name="T3"> <text:line-break/><text:line-break/></text:span>對美國而言，投入鉅資、苦心經營<text:span text:style-name="T3">20</text:span>多年才培育出的<text:span text:style-name="T3">“</text:span>別動隊<text:span text:style-name="T3">” </text:span>才是真正的連心肉，只要中國決心打一場維護領土完整的局部戰爭，就會讓美國陷入兩難選擇，如果捲入，中國就有理由以叛國罪的名義將<text:span text:style-name="T3">“</text:span>別動隊<text:span text:style-name="T3">”</text:span>一鍋端；如果不捲入，中國必將通過局部戰爭打出新的國際秩序，美國的霸權就成昨日黃花了！</text:p>
      <text:p text:style-name="P1"><text:span text:style-name="T1">陳真</text:span><text:s/>  |  2016.08.23 03:20   |   <text:a xlink:type="simple" xlink:href="http://palinfo.habago.org/Entry?Command=Information_PrintForum&amp;iPage=235#FORUM34854"><text:span text:style-name="T2">#</text:span></text:a></text:p>
      <text:p text:style-name="P3">眼光或品味這東西，猶如空氣一般，看不見，摸不著，但你卻可以非常迅速且具體地感受到，就像一種氣味那樣，決定了人與人、世界與世界之間的距離。<text:span text:style-name="T3"> <text:line-break/><text:line-break/></text:span>沈從文在某篇小說裏有一段描述，提到幾位男女之間的談話場景，主角在談話中覺得很不自在，心裏頭想：在一些蒼白無謂的談笑中，<text:span text:style-name="T3">"</text:span>生命越說越遠<text:span text:style-name="T3">"</text:span>。我的非典型社交恐懼症就是這麼來的。做為一個辯論比賽的冠軍選手，在這島上，卻很害怕跟人講話，似乎被迫註定得成為一名隱士。即便我向來有十足的意願樂意配合他人的話題，卻往往還是結結巴巴搭不上腔，就像一個無辜膽小的嫌疑犯，面對法官偵訊時那般恐懼與詞窮。因為，人們所習於談論或所發出的關切、問候與質疑，往往是他連想都沒想過的。<text:span text:style-name="T3"> <text:line-break/><text:line-break/></text:span>比方說，你若隨便問個女子友人說：<text:span text:style-name="T3">"</text:span>嘿，近來好嗎？應該還不錯吧，什麼時候當尼姑啊？<text:span text:style-name="T3">" </text:span>對方一定啞口無言，因為她很可能根本沒想過要出家當尼姑。重點是，<text:span text:style-name="T3">"</text:span>尼姑<text:span text:style-name="T3">" </text:span>一旦成為一種眾人仰望的成就與目標或是一種流行時，你怎麼可能讓人相信你從來沒想過要出家。<text:span text:style-name="T3"> <text:line-break/><text:line-break/></text:span>這個雞同鴨講的例子倒也還好，不足以讓人恐懼，畢竟這只是牽涉生命的不同形式而已。真正讓人感覺<text:span text:style-name="T3"><text:s/>"</text:span>生命越說越遠<text:span text:style-name="T3">" </text:span>的那樣一種蒼白與瑣碎，卻很難舉例，但它卻像空氣一樣，無所不在。維根斯坦說，他是為那些跟他一樣<text:span text:style-name="T3"><text:s/>"</text:span>呼吸著不同空氣<text:span text:style-name="T3">" </text:span>的人寫作。在這個密不通風的島上，我若不自己想辦法製造點氧氣，真的會窒息而亡。人們把屁當氧氣，自然活得快活；假若你不是以屁維生的物種，假若你跟我一樣，呼吸著不同的空氣，那麼，在這島上，真的能悶死人。在無謂的屁言屁行中，生命真是越說越遠。<text:span text:style-name="T3"> <text:line-break/><text:line-break/></text:span>人的無情、蒼白、冷血與愚蠢，由底下這些影像，或能體會一二。我從沒見過世上有比台灣人更容易被動員、更瘋狂追隨流行的一窩蜂生物。所謂社運或什麼運，基本上差不多也就是這麼一回事；隨著主流政治之需要，追隨當下一個又一個不同的流行，頂多只是把流行名稱改一下而已，蠢血沸騰的一窩蜂本質卻從來都不曾改變。吸引人們的，從來就不是什麼真理與公義，在乎的從來就不是善惡與是非，而是酷、炫、流行、爽等等。<text:span text:style-name="T3"> <text:line-break/><text:line-break/><text:line-break/>https://www.youtube.com/watch?v=k0GWBbpGRuY <text:line-break/><text:line-break/>https://www.youtube.com/watch?v=HNgMWESOa3M <text:line-break/><text:line-break/>https://www.youtube.com/watch?v=5kpLD95k_fE <text:line-break/><text:line-break/></text:span>陳真<text:span text:style-name="T3"><text:s/>2016. 08. 23. <text:line-break/><text:line-break/>================================ <text:line-break/><text:line-break/></text:span>北投公園寶可夢瘋潮<text:span text:style-name="T3"><text:s/></text:span>躍上時代雜誌網站<text:span text:style-name="T3"> <text:line-break/><text:line-break/>2016</text:span>年<text:span text:style-name="T3">8</text:span>月<text:span text:style-name="T3">22</text:span>日<text:span text:style-name="T3"> <text:line-break/><text:line-break/></text:span>北投公園寶可夢瘋潮<text:span text:style-name="T3"><text:s/></text:span>躍上時代雜誌網站（中央社）<text:span text:style-name="T3"> <text:line-break/><text:line-break/></text:span>台北市北投公園被寶可夢玩家擠爆，警方原以為今天非假日人潮較少，沒想到越晚越多人，警方趕緊加派人手在現場指揮，避免交通阻塞。而這個場景也成為時代雜誌網站報導素材，指北投的情況讓人聯想到科幻小說中的場景。<text:span text:style-name="T3"> <text:line-break/><text:line-break/></text:span>報導以「寶可夢或可預見世界末日景象（<text:span text:style-name="T3">Pokémon Go May Have Just Shown Us What the End of the World Looks Like</text:span>）」為題，引用了週末數千名瘋狂玩家為了追逐神奇寶貝中的「快龍」、「卡比獸」等，湧進位於台北市新北投捷運站附近的北投公園和周邊馬路的影片，描述這個景象通常只有在馬拉松，甚至逃避外星人入侵或是恐怖攻擊時才可能出現。</text:p>
      <text:p text:style-name="P1"><text:span text:style-name="T1">陳真</text:span><text:s/>  |  2016.08.23 03:03   |   <text:a xlink:type="simple" xlink:href="http://palinfo.habago.org/Entry?Command=Information_PrintForum&amp;iPage=235#FORUM34853"><text:span text:style-name="T2">#</text:span></text:a></text:p>
      <text:p text:style-name="P2">吾友柏楊先生常說：<text:span text:style-name="T3">‘’</text:span>現實往往比廉價小說還戲劇化<text:span text:style-name="T3">‘’</text:span>。年少困頓，大約就能體會這句話的精髓。你以為很荒謬很卑劣可恥根本不可能發生的事，事實上不但會發生，而且還是一種常態。<text:span text:style-name="T3"> <text:line-break/><text:line-break/></text:span>能說的原理差不多就是這樣，剩下的就只是各式各樣的例子。諸如文末這樣一種報導，你知道嗎？台灣市面上那些批著所謂改革理想外衣的各種社運<text:span text:style-name="T3"><text:s/>(</text:span>或什麼學運<text:span text:style-name="T3">) </text:span>的明星們，基本上就是由主流媒體欽點聚焦，透過毫無羞赧的各種修辭，憑空瞎掰製造出來的。<text:span text:style-name="T3"> <text:line-break/><text:line-break/></text:span>我對西方的各種社運之人與事，充滿尊敬、感激與感動，深受啟發，飽受鼓舞。但在台灣，若有誰以社運<text:span text:style-name="T3"><text:s/>(</text:span>或什麼學運<text:span text:style-name="T3">) </text:span>人士之姿在主流鎂光燈下風姿綽約地閃爍，幾乎可以說毫無疑問一定是個混蛋。在這島上，所謂運動，只是一種投資，一種邁向權位的敲門磚與晉身階。你若很渴望功成名就，我跟你說，投入各種主流到爆的運動就是最好的一條投資管道。同理，你若想敗壞某個人的人品與心志，那就趕緊鼓吹他去參與社運。<text:span text:style-name="T3"> <text:line-break/><text:line-break/></text:span>北島有詩云，<text:span text:style-name="T3">‘’</text:span>卑鄙是卑鄙者的通行證，高尚是高尚者的墓誌銘<text:span text:style-name="T3">‘’</text:span>，雖然就詩本身而言，意境不高，卻是人世常態。我們基本上就活在這樣一種騙局中。說<text:span text:style-name="T3"><text:s/>‘’</text:span>騙<text:span text:style-name="T3">‘’ </text:span>也許不夠精準，因為所謂<text:span text:style-name="T3"><text:s/>"</text:span>被騙<text:span text:style-name="T3">" </text:span>的一方大眾其實無所謂；不但無所謂，而且認為事情應該就是要這樣才對，心有孺慕，彷彿有為者亦若是。<text:span text:style-name="T3"> <text:line-break/><text:line-break/>Paolo Sorrentino </text:span>的<text:span text:style-name="T3"><text:s/>“</text:span>絕美之城<text:span text:style-name="T3">” </text:span>裡，男主角越來越脫離人群，女朋友問他說，<text:span text:style-name="T3">‘’</text:span>怎麼了？你對他們感到失望嗎？男主角回答得挺動人，他說：<text:span text:style-name="T3">‘’</text:span>不是，是他們對我失望<text:span text:style-name="T3">‘’</text:span>。十多年前，開始論功行賞封官鬻爵的年代，親朋同儕與師長們經常帶點不屑的鄙夷或納悶：你<text:span text:style-name="T3"><text:s/>"</text:span>鬧<text:span text:style-name="T3">" </text:span>了大半輩子<text:span text:style-name="T3"><text:s/>(</text:span>這個<text:span text:style-name="T3"><text:s/>"</text:span>鬧<text:span text:style-name="T3">" </text:span>字其實就說明了一切<text:span text:style-name="T3">)</text:span>，比你資淺的，人家個個都當大官了，怎麼你還在那邊搞些什麼東西，連個立委，連個一官半職也沒有。對此你也只能默然，不然還能說什麼？難道你真以為會有<text:span text:style-name="T3"><text:s/>(</text:span>多少<text:span text:style-name="T3">) </text:span>人相信你或了解你？那就好像一個坐擁學術權位的白癡，難道你真以為會有人相信他是個白癡？絕對不會，恐怕所有人會認為你才是白癡。<text:span text:style-name="T3"> <text:line-break/><text:line-break/></text:span>這年頭，說這些是不會有人信的。一個東西，彷彿唯有當它獲得主流媒體關愛的眼神之後，它才存在；彷彿惟有當你獲得某種權位之後，你所做的一切才具有意義，而不僅僅只是<text:span text:style-name="T3"><text:s/>"</text:span>鬧<text:span text:style-name="T3">"</text:span>，而是會變成大家衷心仰慕甚至進一步瞎掰成感人歷史的<text:span text:style-name="T3"><text:s/>"</text:span>貢獻<text:span text:style-name="T3">"</text:span>。在這島上，這一點都不令人驚訝，比較荒唐的是，這樣一些吃香喝辣、主流到爆的人事物，怎麼扯得上什麼孤獨與什麼淡泊名利或堅持理想什麼的？這不會太荒唐了點嗎？噁心也該有點分寸吧！<text:span text:style-name="T3"> <text:line-break/><text:line-break/></text:span>七零年代，彭明敏在美國<text:span text:style-name="T3"><text:s/>CIA </text:span>的策畫下，逃亡海外。我曾相信他當時講的一句話，他說，假若國民黨願意讓他在台灣四處自由演講，他保證三個月內就可以讓國民黨失去政權。這話其實是沒法自動成立的；它能夠成立必須有個前提要件就是：人們必須在乎真相，在乎真理，在乎是非對錯。要不然，就算你揭穿多少謊言，拆穿多少詐術，那又如何？只要鎂光燈依舊照耀，只要權位在手，人們照樣熱烈擁戴。鎂光燈之所在，群眾之所在，權力與真理之所在。在這島上，尤其如此。<text:span text:style-name="T3"> <text:line-break/><text:line-break/></text:span>我常納悶，媽的，事實就擺在眼前，難道你不在乎真假？不在乎對錯？不在乎善惡？不在乎才華與低能的落差？確實沒錯，人們根本不在乎那些東西。誰掌握了麥克風，誰就是真理，誰就是王。<text:span text:style-name="T3"> <text:line-break/><text:line-break/></text:span>我曾在某一本書裏寫過一篇長文叫做<text:span text:style-name="T3"><text:s/>"</text:span>政治做為一種語言遊戲：一個非心靈式的理解<text:span text:style-name="T3">"</text:span>，在某個通俗的意義上，基本就是在講這個意思。維根斯坦曾對比兩種看待世界的方式，一種是<text:span text:style-name="T3"><text:s/>"</text:span>數學家的憤怒<text:span text:style-name="T3">"</text:span>，一種姑且就說它是一種<text:span text:style-name="T3"><text:s/>"</text:span>宗教家的虔誠<text:span text:style-name="T3">" </text:span>吧，只是這門宗教所膜拜的神明是顏色、是立場，是權位，是鎂光閃爍等等這類東西。至於數學家的憤怒指的是，當我們聽到比方說<text:span text:style-name="T3"><text:s/>"3 </text:span>加<text:span text:style-name="T3"><text:s/>5 </text:span>等於<text:span text:style-name="T3">19"</text:span>，或<text:span text:style-name="T3"><text:s/>"2 </text:span>加<text:span text:style-name="T3"><text:s/>8 </text:span>等於<text:span text:style-name="T3"><text:s/>123"</text:span>，或<text:span text:style-name="T3"><text:s/>"</text:span>三角形的三個角總和等於<text:span text:style-name="T3"><text:s/>800</text:span>度<text:span text:style-name="T3">" </text:span>時，對方居然講得頭頭是道，大家卻點頭稱是，非常佩服。你聽了，心裡做何感想？應該是很憤怒很驚訝吧？！<text:span text:style-name="T3">"</text:span>媽咧個逼！胡說八道搞詐騙也該有點分寸吧！<text:span text:style-name="T3">" </text:span>這是一種屬於數學家的正常反應。但是，假若你是住在一個充滿<text:span text:style-name="T3"><text:s/>"</text:span>宗教家<text:span text:style-name="T3">" </text:span>的島上，那麼，你的憤怒將顯得十分可笑且怪異。因為，在<text:span text:style-name="T3"><text:s/>"</text:span>宗教家<text:span text:style-name="T3">" </text:span>看來，<text:span text:style-name="T3">"</text:span>事情不就應該是這樣？有哪裏不對嗎？人家手裏拿著麥克風，大家都好仰慕耶，難道還會錯嗎？<text:span text:style-name="T3">" <text:line-break/><text:line-break/></text:span>你不能說宗教家們被騙了，你不能說他們所膜拜的神明是詐騙集團，這裏頭其實並不存在<text:span text:style-name="T3"><text:s/>"</text:span>欺騙<text:span text:style-name="T3">" </text:span>的問題，存在的只是一種看待世界的眼光，一種品味，所謂真理與真相，所謂公義與是非，在宗教家的世界裏，其實是不存在的；或者說，它是以一種鎂光燈與麥克風的形式存在，誰掌握了它，誰就是神明，誰就掌握了真理。即便是明明白白的歷史，即便是明明白白的善惡對錯，照樣可以任意瞎掰，信口胡謅，而信徒們保證衷心追隨。即便你把事實攤開在眾人眼前，人們也不會有一絲動搖；並不是他認知能力出了問題，而是在他的世界裏，神明與真理的產生，乃是根據鎂光閃爍之所在，根據誰掌握了麥克風而定。<text:span text:style-name="T3"> <text:line-break/><text:line-break/></text:span>我很不喜歡提到那個人渣黨，但是，政治是這樣一種東西，你不想理它，它卻會理你，終究你還是擺脫不了這些寫來滿紙污穢的人事物。國民黨從一黨獨大到如今任人糟蹋任人宰割，並非因為真理或公義得勝，而是因為人渣黨運用各種更卑劣無恥更加違反人性的齷齪手段與謊言，成功搶到麥克風。我能想像，五十年後，假若這個島仍然還是如今這樣一個島，也許人渣黨將淪為過街老鼠，但是，取而代之的不會是一個更好的黨；我們終究只會在同樣的情節與同樣的折磨中，不斷輪迴，除非<text:span text:style-name="T3">...</text:span>除非人們看待世界的眼光改變了，拋棄流行的五光十色，回復到人事物本質之所應然與本然。<text:span text:style-name="T3"> <text:line-break/><text:line-break/></text:span>陳真<text:span text:style-name="T3"><text:s/>2016. 08. 23. <text:line-break/><text:line-break/>==================== <text:line-break/></text:span>楊偉中<text:span text:style-name="T3"><text:s/></text:span>草根培力二十年<text:span text:style-name="T3"> <text:line-break/><text:line-break/></text:span>作者：洪家寧<text:span text:style-name="T3"><text:s/>2011-04-13 <text:line-break/><text:line-break/></text:span>天下雜誌<text:span text:style-name="T3">400</text:span>期<text:span text:style-name="T3"> <text:line-break/><text:line-break/></text:span>從十七歲起，他選擇了一條孤獨而不討好的路。即使被嫌「太理想」，依然要為受欺壓的弱勢者出力，更堅信改變要從基層做起。他如何喚醒草根力量，延燒二十年的熱情？<text:span text:style-name="T3"> <text:line-break/><text:line-break/></text:span>「楊偉中在台灣大放異彩，」二○○三年底，知名亞洲財經雜誌《<text:span text:style-name="T3">Asia INC</text:span>》在一系列台灣最熱門的六個人物報導中，第一句話就這樣描述。除了高鐵董事長殷琪、威盛電子董事長陳文琦、影星李康生、立委羅文嘉、棒球投手曹錦輝等名人，楊偉中是唯一被報導的社運人士，「他是台灣最難對付的工運份子之一。他下定決心，要為那些在台灣政經發展中被遺落在後的人們發聲。」<text:span text:style-name="T3"> <text:line-break/><text:line-break/></text:span>那一年，他三十二歲，似乎站在他「社運事業」的高峰。只不過，挫敗比他想像的更早到來。從一九八八到二○○八，他見證了台灣社運從高峰走向谷底、從谷底起死回生又彷彿生機乍現。十七歲的熱情與萌芽。<text:span text:style-name="T3"> <text:line-break/><text:line-break/></text:span>二十年來，他從一位十七歲的熱血少年，成長為三十七歲的、有了一個一歲半女兒的父親。放棄一般人要的功成名就，選擇了一條孤獨又不討好的路。他為了什麼？<text:span text:style-name="T3"> <text:line-break/><text:line-break/>(</text:span>以下略<text:span text:style-name="T3">)</text:span></text:p>
      <text:p text:style-name="P1"><text:span text:style-name="T1">陳真</text:span><text:s/>  |  2016.08.19 02:07   |   <text:a xlink:type="simple" xlink:href="http://palinfo.habago.org/Entry?Command=Information_PrintForum&amp;iPage=235#FORUM34852"><text:span text:style-name="T2">#</text:span></text:a></text:p>
      <text:p text:style-name="P3"><text:span text:style-name="T3">2004</text:span>年一月，巴勒網剛剛換成現在這個網站形式時，第一個留言者，留言說要幫我們翻譯。那個人就是楊偉中。<text:span text:style-name="T3">12 </text:span>年過去了，說要幫忙翻譯的文章至今還沒交稿。林孝信過世的紀念會上，我第一次跟楊先生見了面，握了手。<text:span text:style-name="T3"> <text:line-break/><text:line-break/></text:span>一般來講，除非言行太離譜，離譜到讓人受不了，否則我一般都會盡我最大的忍耐力盡量不去批評個人，特別是那些曾經認識的。自從國民黨搖搖欲墜之際，楊先生做為國民黨發言人及各種黨務高官時的反國民黨言行，就足以令人瞠目結舌。更不可思議的是，當國民黨確定一敗塗地時，這位國民黨的紅人，居然搖身一變，打起落水狗來了！居然成為批鬥國民黨的急先鋒！批鬥哪個黨都行，我沒意見，重點是，其批鬥言行在我看來純粹就是胡扯，亂罵一通。<text:span text:style-name="T3"> <text:line-break/><text:line-break/></text:span>更可恥的並不僅僅是打落水狗，而是搖身一變。假若國民黨真的如楊先生每天所唾罵的那般醜陋可鄙且可恨，那你為什麼不早說呢？不但不早說，而且還在這個被他後來所努力妖魔化的黨裏頭長年擔任高官。當這個黨成為過街老鼠人人喊打時，他居然搖身一變，打得比誰都還凶猛，比誰都還正義凜然。媽的，天底下有這種道理嗎？<text:span text:style-name="T3"> <text:line-break/><text:line-break/></text:span>我之所以忍不住寫這留言，主要是因為受不了蔡正元。他不應該拿汪精衛那樣一條血性好漢來比擬楊偉中，那真的太荒唐了。我知道汪精衛的歷史定位是有爭議的，但就我個人的理解，他是一個真正意義上的愛國者。愛不愛國，或者說愛不愛人民，應該看其動機與居心，而不是根據表面的主戰或主和。況且我也根本不相信一般所謂主戰主和如其表面所呈現的那樣。即便你採用最通俗的錯誤理解歷史方式去理解歷史，根據表面行為<text:span text:style-name="T3"><text:s/>(</text:span>所謂成立偽政府<text:span text:style-name="T3">) </text:span>把汪精衛定義為所謂漢奸，汪精衛依然是一條好漢，至少曾經有過一番視死如歸的血性青春，刺殺滿清高官。拿汪精衛來羞辱楊偉中，其實只是侮辱了汪精衛。<text:span text:style-name="T3"> <text:line-break/><text:line-break/>Oscar Wilde </text:span>說，<text:span text:style-name="T3">"</text:span>朋友就是只會從正面捅你一刀的人。<text:span text:style-name="T3">" </text:span>我罵人必定當面，絕不從背後暗算，但不知楊先生連絡信箱，懶得查找，歡迎轉告。楊先生若有話要說，也請在此留言。<text:span text:style-name="T3"> <text:line-break/><text:line-break/></text:span>人之為惡，真的應該要有點分寸，不要太荒唐。巴勒網有句座右銘：<text:span text:style-name="T3">"</text:span>世上總該有些事是一個正直的人無論如何都不會去做的<text:span text:style-name="T3">"</text:span>，就算不在乎良心，難道不怕天上神明？<text:span text:style-name="T3"> <text:line-break/><text:line-break/></text:span>陳真<text:span text:style-name="T3">2016.08.19. <text:line-break/><text:line-break/>================= <text:line-break/></text:span>楊偉中加入不當黨產委員會<text:span text:style-name="T3"><text:s/></text:span>蔡正元酸：比汪精衛有過之而無不及<text:span text:style-name="T3"> <text:line-break/><text:line-break/></text:span>風傳媒<text:span text:style-name="T3"><text:s/>– 2016</text:span>年<text:span text:style-name="T3">8</text:span>月<text:span text:style-name="T3">19</text:span>日<text:span text:style-name="T3"> <text:line-break/><text:line-break/></text:span>《風傳媒》獨家報導，顧立雄已徵得前國民黨發言人楊偉中同意加入，國民黨政策會執行長蔡正元在臉書嘲諷：「楊偉中應顧立雄之請出任「不當黨產處理委員會」委員，可以發揮過去鬥爭國民黨的長才，必能深獲蔡英文總統的青睞，脫胎換骨、雞犬升天。」他還特別提出，「從此在蔡英文政府，楊偉中可以紅的發紫，光輝程度比當年的國民黨員汪精衛，必定有過之而無不及。」</text:p>
      <text:p text:style-name="P1"><text:span text:style-name="T1">陳真</text:span><text:s/>  |  2016.08.17 11:51   |   <text:a xlink:type="simple" xlink:href="http://palinfo.habago.org/Entry?Command=Information_PrintForum&amp;iPage=235#FORUM34851"><text:span text:style-name="T2">#</text:span></text:a></text:p>
      <text:p text:style-name="P2">台灣媒體就算只是提供一些資料都很不可靠，更不用說進一步的評論或評價了。把一些簡單的事做好，有那麼困難嗎？比方說：<text:span text:style-name="T3"> <text:line-break/><text:line-break/>http://goo.gl/naon8e <text:line-break/><text:line-break/></text:span>蘇古諾夫幾時拍過<text:span text:style-name="T3"><text:s/>"</text:span>犧牲<text:span text:style-name="T3">"</text:span>？幾時又拍過<text:span text:style-name="T3"><text:s/>"</text:span>安德烈盧布烈夫<text:span text:style-name="T3">"</text:span>？他出生於<text:span text:style-name="T3">1951</text:span>年，難道他念國中時就拍了<text:span text:style-name="T3"><text:s/>"</text:span>安德烈盧布烈夫<text:span text:style-name="T3">"</text:span>？<text:span text:style-name="T3"> <text:line-break/><text:line-break/></text:span>你如果再看看諸如這個網站（開眼電影）上有關蘇古諾夫的一些電影例如這部<text:span text:style-name="T3"><text:s/>Francofonia </text:span>或是<text:span text:style-name="T3"><text:s/>Russian Ark </text:span>或<text:span text:style-name="T3"><text:s/>"</text:span>浮士德＂等等的介紹或評論，你真的會驚訝到口吐白沫，什麼　＂鬼月到了，好巧哦，拿破崙的鬼魂也剛好出現在片中＂，＂好幽默哦＂；要不就是一些低能到應該抓去槍斃的所謂影評人或文青，裝模作樣吊書袋寫些北七文字。繁體中文的世界，實在令人很難恭維。</text:p>
      <text:p text:style-name="P4"/>
      <text:p text:style-name="P1"><text:span text:style-name="T1">陳真</text:span><text:s/>  |  2016.08.17 10:32   |   <text:a xlink:type="simple" xlink:href="http://palinfo.habago.org/Entry?Command=Information_PrintForum&amp;iPage=236#FORUM34850"><text:span text:style-name="T2">#</text:span></text:a></text:p>
      <text:p text:style-name="P2">最近有大事要發生了：<text:span text:style-name="T3"> <text:line-break/><text:line-break/>http://www.atmovies.com.tw/movie/fffr53451720/ <text:line-break/><text:line-break/></text:span>在我的<text:span text:style-name="T3"><text:s/>"</text:span>偏見<text:span text:style-name="T3">" </text:span>裏，我認為，就算把人類歷史上所有的導演包括高達、柏格曼和<text:span text:style-name="T3"><text:s/>Emir Kusturica </text:span>等等等，全部加起來，也抵不上一個蘇古諾夫的才華；真不敢相信這是一個地球人。蘇古諾夫讓我相信，確實有<text:span text:style-name="T3"><text:s/>"</text:span>天才<text:span text:style-name="T3">" </text:span>的存在。天才的才華跟一般所謂大師的才華，沒法放在同一個平面上來看。<text:span text:style-name="T3"> <text:line-break/><text:line-break/></text:span>同一個星期，有其他兩位大師的片子也要上映，一個是<text:span text:style-name="T3"><text:s/>NICOLAS WINDING REFN </text:span>的<text:span text:style-name="T3"><text:s/>"</text:span>霓虹惡魔<text:span text:style-name="T3">"</text:span>，一個是伍迪艾倫的<text:span text:style-name="T3"><text:s/>"</text:span>咖啡，愛情。</text:p>
      <text:p text:style-name="P1"><text:span text:style-name="T1">陳真</text:span><text:s/>  |  2016.08.17 10:02   |   <text:a xlink:type="simple" xlink:href="http://palinfo.habago.org/Entry?Command=Information_PrintForum&amp;iPage=236#FORUM34849"><text:span text:style-name="T2">#</text:span></text:a></text:p>
      <text:p text:style-name="P3">相信很多人一定會以為自己喜歡什麼或不喜歡什麼乃是反映一種個人的美感與自由意志，但實際上當然不是這樣。除非你有著很強的個性與自覺意識，或是有著截然不同於正常軌道的人生，要不然，你的所謂個人喜好其實只是主流世界餵給你的，就像餵一種寵物那樣，餵什麼就吃什麼，吃得好開心；加上一般人的一種從眾心理，於是就更加為之瘋狂；大家都說讚，難道會錯？我當然也覺得讚，並以之為榮，為之著迷。<text:span text:style-name="T3"> <text:line-break/><text:line-break/></text:span>越是封閉的社會，例如台灣或是北韓，這種現象就越是普遍。比方說，金正恩明明就是個小癟三王八蛋，但是，你難道會以為北韓民眾對於金正恩的仰慕只是一種虛應故事？當然不是。他是真心的。重點是：這樣一種真心是被餵養出來的，可操控的；就如同台灣人之普遍哈日，難道你以為她是哈假的？當然不是。她當然也是真心的，熱烈的，瘋狂的。重點是，這樣一種真心著迷一樣是被餵養出來的。<text:span text:style-name="T3"> <text:line-break/><text:line-break/></text:span>台灣表面上好像資訊流通，實際上主流媒體控制了一切，它只要無時無刻不斷餵養你特定資訊，並且讓你對其它觀點或品味視之為無關緊要或不入流，它就能控制你的喜好，而根本不需要拿起棍子來修理你，你自動就會像隻寵物那樣乖，要你喜歡什麼，你就會喜歡什麼，要你討厭什麼，你就會討厭什麼；要你仰慕一個不識之無的草包馬文才柯大帥，你就會仰慕到快發狂；要你崇拜一些滿口所謂進步理想的人渣，你就會崇拜得不得了；要你反黑箱，你就會突然莫名其妙像發瘋一樣，反一種事實上根本不存在的東西。<text:span text:style-name="T3"> <text:line-break/><text:line-break/></text:span>你如果問那些哈日族，你究竟是哈日本的什麼？它在美感上或精神價值與文明上有什麼東西如此吸引你？事實上，除了說說偶像劇中誰好帥好帥哦或是哪個劇中場景她一定要親眼去看之外，沒有一個人能答得出來她究竟哈日是在哈個什麼碗糕。<text:span text:style-name="T3"> <text:line-break/><text:line-break/></text:span>前天深夜凌晨家裏水管漏水，加上蓮蓬頭管子破裂，我趕緊出門買零件回來修理，途中看到理應空蕩無人的一家鄰近馬路口的銀行，竟然擠滿人潮，而且個個拿著手機盯著看，在十字路口彷彿遊魂般走來走去，不知道在幹什麼。幾天後，我才知道那是在尋找什麼寶物。我常覺得，人這種生物，怎麼會乖巧馴服到這麼低能的地步，就算狗也沒這麼乖，實在很不可思議；要不是個性模糊，就是智能有點問題，否則怎麼會這麼容易被這種低能到爆的流行事物所吸引？半夜不睡覺不念書不做家事，一大群人卻跑到街上來，拿個手機在抓什麼寶物。人的低能與可操控性，難道真的沒有個底線？</text:p>
      <text:p text:style-name="P1"><text:span text:style-name="T1">陳真</text:span><text:s/>  |  2016.08.16 21:51   |   <text:a xlink:type="simple" xlink:href="http://palinfo.habago.org/Entry?Command=Information_PrintForum&amp;iPage=236#FORUM34848"><text:span text:style-name="T2">#</text:span></text:a></text:p>
      <text:p text:style-name="P2">我底下這些文字，恐怕不知道要得罪多少朋友，但我沒辦法，該說還是得說。我當然不是在講誰，而只是講一種台灣極其普遍的現象。<text:span text:style-name="T3"> <text:line-break/><text:line-break/></text:span>自認是個日本通，我能理解哈美哈英哈歐甚至哈澳等等，但我沒法理解怎麼會有人哈日？那不就等於是哈自己？日本跟台灣，除了日本比較乾淨守秩序之外，其它各種文化表現與價值觀等等各方面，兩者有什麼不一樣嗎？今天要是有人給我一張赴日旅遊的免費來回機票，我恐怕提不起任何興趣。比方說，所謂東京，不過就是一個<text:span text:style-name="T3"><text:s/>"</text:span>大台北<text:span text:style-name="T3">"</text:span>；霓虹閃閃，滿街都是商店，但恐怕找不到一件我所需要或心裏嚮往的東西。<text:span text:style-name="T3"> <text:line-break/><text:line-break/></text:span>至於人的方面，日本鬼子當然比台灣人有禮貌多了，重點是，那是表面，一種社會制約，一種表演。人前一套，人後又是一套，日本鬼子心裏的真實想法是不會在你面前表現出來的。<text:span text:style-name="T3"> <text:line-break/><text:line-break/></text:span>並非說日本一無是處，而是說，在文化上，它難道不就是一個大一點的台灣？不管是人或社會，方方面面都極其類似。當然，亞洲人的品味其實都差不多，幾乎都是好萊塢與西方通俗文化的仰慕者，而日本與台灣只是其中比較類似者，特別是在極其庸俗的<text:span text:style-name="T3"><text:s/>"</text:span>區別心<text:span text:style-name="T3">" </text:span>這方面，簡直一模一樣。比方說，兩者都非常崇洋，看到洋人就會尖叫抽筋口吐白沫，對之畢恭畢敬，投懷送抱。洋鬼子常說台灣真的是寶島；其實何止寶島，簡直就是天堂，男人的樂園。但台灣卻又同時是外勞的人間煉獄，對那些我們以為不如自己的國家非常不屑，例如越南、印尼、泰國與柬埔寨等等。<text:span text:style-name="T3"> <text:line-break/><text:line-break/></text:span>日本也一樣，哈死洋人的同時，對其他那些他們認為比不上自己的人民非常輕視，而台灣恰恰就是日本人眼中<text:span text:style-name="T3"><text:s/>"</text:span>沒水準、<text:span text:style-name="T3">"</text:span>沒文化<text:span text:style-name="T3">" </text:span>的<text:span text:style-name="T3"><text:s/>"</text:span>外勞<text:span text:style-name="T3">"</text:span>。當然，他們家教比較好，不至於隨時當面讓你難堪，但其實非常輕視華人。台灣人常會自欺欺人說，日本人只是輕視大陸人，並沒有輕視台灣人，這真的是睜眼說瞎話，自欺欺人；日本鬼子哪會管你是台灣人還是大陸人？事實上，也許輕視台灣人還要更加入骨一些，因為大陸與日本敵對，日本人很討厭大陸人，但卻輕視台灣人，因為台灣人哈日哈得像人家養的一條狗那樣，自然招來鄙夷。<text:span text:style-name="T3"> <text:line-break/><text:line-break/></text:span>日本最近製作一些嘲笑台灣人的節目，從中取樂。比方說，嘲笑台灣人哈日哈得要死，各行各業經常要搞個東洋味，取個東洋名，或是乾脆讓廣告直接日語發音，以示高級，結果東施效顰，畫虎不成反類犬，成為日本人拿來蔑笑嘲辱的題材。<text:span text:style-name="T3"> <text:line-break/><text:line-break/></text:span>政治上，綠色人渣政權常喜歡說台灣是與美日<text:span text:style-name="T3"><text:s/>"</text:span>結盟<text:span text:style-name="T3">"</text:span>，事實上哪來結盟？人家美日只是把你當成一條專門用來咬大陸的狗，人怎麼可能會跟狗結盟？這些都是基本事實，只是那些混蛋為了個人權位，不惜當個台奸、漢奸，充當美日走狗。我不想寫得這麼專業，可是，當你知道許多真相時，你實在很難假裝不知道。<text:span text:style-name="T3"> <text:line-break/><text:line-break/></text:span>當然，每個人有他要哈什麼的自由，倒不必因為某種公眾理由而刻意掩蓋自己內心的好惡，畢竟感情是無法勉強的，有人就是要哈日，這就是他的一種為人與品味需求，你有什麼辦法？所以，我對哈日的不解倒是與政治一點關係都沒有，而純粹是一種美感上或文化上的不解。你要哈他什麼呢？那不就等於只是哈自己？我不是說日本沒文化，而是說，我不知道要從何哈起？它有什麼值得讓人景仰的文化表現？<text:span text:style-name="T3"> <text:line-break/><text:line-break/></text:span>我不敢說走遍全世界，但好歹也見識過各種不同的文明、文化與社會，旅遊總是帶給我許多啟發與感動，但是，我若去台北或台中或花蓮或屏東就沒有這個感覺了，我對日本的感覺其實也差不多，空洞，乏味，無聊到爆，所謂赴日旅遊，我還真不知道要去那邊做什麼？有什麼是他們有而台灣沒有的？<text:span text:style-name="T3"> <text:line-break/><text:line-break/></text:span>當然，你可以說這是我個人的偏見或孤陋寡聞，重點是，一個人的偏見或孤陋寡聞為何值得把它寫出來<text:span text:style-name="T3"><text:s/>"</text:span>獻醜<text:span text:style-name="T3">"</text:span>？難道不就是因為這樣一種<text:span text:style-name="T3"><text:s/>"</text:span>偏見<text:span text:style-name="T3">" </text:span>在台灣極為罕見，於是因此有了一點意義。<text:span text:style-name="T3"> <text:line-break/><text:line-break/></text:span>也許我接觸的人群樣本有點問題，但在我接觸的無數人群中，確實是這樣：只要一談起國外，只要對方是女生，十個有八個會說她們最喜歡的國家就是日本，另外兩個則會說是歐洲或韓國。你問前者為什麼那麼熱愛日本？她們其實都說不上來。其中許多甚至根本沒去過，但她依然會說日本真的好棒好棒哦，倫家好想去哦！<text:span text:style-name="T3"> <text:line-break/><text:line-break/></text:span>你問後者為什麼嚮往歐洲，得到的答案幾乎都是跟帥哥有關。有位女同事問我說，<text:span text:style-name="T3">"</text:span>好想去歐洲哦，聽說歐洲連乞丐都好帥好帥哦！是真的嗎？<text:span text:style-name="T3">" </text:span>我無言以對。每當她們旅遊回來，整個<text:span text:style-name="T3"><text:s/>"</text:span>經驗分享<text:span text:style-name="T3">" </text:span>的主題之一，不外就是看到多少帥哥，或是有過什麼<text:span text:style-name="T3"><text:s/>"</text:span>被搭訕<text:span text:style-name="T3">" </text:span>的<text:span text:style-name="T3"><text:s/>"</text:span>豔遇<text:span text:style-name="T3">"</text:span>，甚至就連買個火車票，售票員問她從哪來，都能讓她興奮得快抽筋。難怪國外導遊接台灣團，往往著重在帥哥正妹這個話題，就連印度人在恆河上沐浴淨身清洗罪愆那樣一種帶有強烈宗教意義的的活動，都能說成是要<text:span text:style-name="T3"><text:s/>"</text:span>帶大家去河邊看帥哥脫光光洗澡<text:span text:style-name="T3">"</text:span>。<text:span text:style-name="T3"> <text:line-break/><text:line-break/></text:span>有位護士問我說，去過哪個國家感覺最特別，最感動？我毫不猶豫地說印度。她說：<text:span text:style-name="T3">"</text:span>啥咪？！！印度？！印度？！！印度人不是都長得黑黑醜醜的嗎？印度不是很落後嗎？<text:span text:style-name="T3">" </text:span>我說：<text:span text:style-name="T3">"</text:span>物質上是很落後沒錯，但他們的文化很偉大，精神文明很豐富<text:span text:style-name="T3">"</text:span>。護士接著說：<text:span text:style-name="T3">"</text:span>印度應該跟大陸一樣落後吧？<text:span text:style-name="T3">" </text:span>我說，<text:span text:style-name="T3">"</text:span>大陸<text:span text:style-name="T3"><text:s/>(</text:span>物質上<text:span text:style-name="T3">) </text:span>怎麼會落後？特別是大城市像上海，發展得很恐怖，到處是摩天大樓。<text:span text:style-name="T3">" </text:span>護士半信半疑說：<text:span text:style-name="T3">"</text:span>可是大家都說大陸人上廁所不關門。<text:span text:style-name="T3">" </text:span>我說，<text:span text:style-name="T3">"</text:span>那應該不是重點吧？！印度許多地方甚至連廁所都沒有，但這個國家還是很偉大<text:span text:style-name="T3">"</text:span>。<text:span text:style-name="T3"> <text:line-break/><text:line-break/></text:span>每次跟女生談起這類旅遊話題，差不多就是這樣：日劇，韓劇，明星，採購，好帥哦。姑且不說怎麼會有人去崇拜一個曾經以極其殘酷方式侵略、屠殺台灣人與大陸人而且至今不但不肯認錯反而拼命挑釁的日本鬼子？也不說文化上的相似性與相對貧乏究竟有何可哈？最不可思議的是，當人家普遍如此輕蔑你的同時，世界上怎麼還會有這樣一個社會，竟然賤到普遍反倒去哈一個如此輕視你的人？最近不是奧運嗎？我常說，假若蟑螂也會打球，組成一支蟑螂隊伍，萬一跟日本鬼子對上，我還是一樣會為蟑螂隊加油。<text:span text:style-name="T3"> <text:line-break/><text:line-break/></text:span>我不想寫得這麼專業，但這其實恰恰就是日本鬼子所應得的。人類歷史上從來沒有這樣一種狀況：發動侵略大屠殺，極其殘酷變態地姦殺擄掠造成千萬人死亡之後，不但不認錯不道歉，反倒還不斷羞辱、挑釁、造謠、抹黑、挑起仇恨、竄改歷史，企圖再度發動戰爭。<text:span text:style-name="T3"> <text:line-break/><text:line-break/></text:span>陳真<text:span text:style-name="T3"><text:s/>2016. 08. 16. <text:line-break/><text:line-break/>==================== <text:line-break/></text:span>日本電視台稱台灣迷戀日文化：樓盤都用日文名<text:span text:style-name="T3"> <text:line-break/><text:line-break/></text:span>北京新浪網<text:span text:style-name="T3"> <text:line-break/><text:line-break/>2016-08-10 <text:line-break/><text:line-break/></text:span>日電視節目笑台「效顰」日本文化<text:span text:style-name="T3"><text:s/></text:span>網友：熱臉貼冷屁股<text:span text:style-name="T3"> <text:line-break/><text:line-break/></text:span>【環球時報特約記者<text:span text:style-name="T3"><text:s/></text:span>尚建松】<text:span text:style-name="T3"> <text:line-break/><text:line-break/></text:span>日本富士電視台製作的一個電視節目，日前引發台灣網民抗議，該節目稱台灣迷戀、效仿日本文化，有很多從日本盜版的商品。<text:span text:style-name="T3"> <text:line-break/><text:line-break/></text:span>台灣聯合新聞網<text:span text:style-name="T3">9</text:span>日報導稱，日本富士電視台最近製作了一個搜查台灣盜版品的專題節目，共分為「美食、觀光景點、超市和招牌」四方面。製作團隊前往台灣取材，在當地的百貨超市，發現到處都是日文標語，產品包裝上也有很多日文，但文法和用詞有很多錯誤。店員解釋說，因為寫上日文，會讓民眾以為是日本貨。節目還發現不少食品包裝仿造日本品牌，卻都來自貨真價實的台灣製造商。<text:span text:style-name="T3"> <text:line-break/><text:line-break/></text:span>該節目還發現台灣的招牌很喜歡用日文，甚至不少樓盤名稱都用日本人的名字，例如小室哲哉、久石讓和夏目漱石等。另外有些招牌的<text:span text:style-name="T3">LOGO</text:span>也與日本作品類似，如連鎖早餐店「呷尚寶」的吉祥物就神似「麵包超人」。<text:span text:style-name="T3"> <text:line-break/><text:line-break/></text:span>節目還在台灣旅遊景點九份發現，店裡販賣好多日本電影的人物盜版外圍商品，有各式「無臉男」和「湯婆婆」，還有宮崎駿其他作品角色。<text:span text:style-name="T3"> <text:line-break/><text:line-break/></text:span>有島內網民稱，該節目以偏概全、醜化台灣。也有人表示，這些都是事實，「難道各位沒看過那些不倫不類的假日文招牌嗎？」還有台灣人在網路上反省說，「原來我們對日本人的好感只是建構在自己的想像上。人家可不拿我們當回事」「再也不要拿熱臉去貼日本的冷屁股」。<text:span text:style-name="T3"> <text:line-break/><text:line-break/></text:span>「台日友好」是不少台灣人常會掛在口中的一句常見的話，但是台日民眾關係真有那麼好嗎？據台灣聯合新聞網<text:span text:style-name="T3">7</text:span>月報導，曾寫過日本職場直擊的作家老侯在臉譜上說，查了幾篇日本人寫對台灣人的觀感發現，一篇具有代表性的文章寫道，台灣人表現比韓國人糟糕的地方時有見聞，最讓人難以接受的如：當眾打飽嗝、不守交通規則、直接抱狗上座吃飯、衛生習慣糟糕等，而台灣捷運禁止飲食並不是台灣人愛乾淨，而是因為若不嚴格執行，根本會無法無天，日本人說，台灣人的所謂「親切」其實只是自我滿足成分居多。<text:span text:style-name="T3"> <text:line-break/><text:line-break/></text:span>許多曾在日本有工作與生活經驗的台灣網民紛紛發表意見，有人稱「台日友好」其實是以「台灣聽日本的話」為前提，正是因為台灣弱，才會和日本特別好，「如果真的要受人尊重，就要自己強大起來」。一名曾在日本生活<text:span text:style-name="T3">5</text:span>年的台灣人在網上留言說，「比起喜歡台灣的日本人，更多的是不知道台灣的日本人」，他稱，其實大部分日本人對於台灣一點概念也沒有。那些知道台灣的日本人，有不少是在東日本大地震后因為台灣的大舉捐獻，才知道有台灣這個地方存在。有旅居日本的台灣網民說，許多台灣人認為「台日友好」，但在日本生活，其實始終會覺得自己是「次等公民」，「表面上跟你稱兄道弟，但骨子裡卻把你當奴隸看待」。</text:p>
      <text:p text:style-name="P1"><text:span text:style-name="T1">陳真</text:span><text:s/>  |  2016.08.15 00:24   |   <text:a xlink:type="simple" xlink:href="http://palinfo.habago.org/Entry?Command=Information_PrintForum&amp;iPage=236#FORUM34847"><text:span text:style-name="T2">#</text:span></text:a></text:p>
      <text:p text:style-name="P3">風傳媒的國際版主編閻紀宇先生又回信來了，只回了八個字。我寫了<text:span text:style-name="T3"><text:s/>1049 </text:span>個字，主編只回了<text:span text:style-name="T3">8</text:span>個字，寫說：<text:span text:style-name="T3">"</text:span>已經改正，感謝指正<text:span text:style-name="T3">"</text:span>。我去看他改了些什麼，想不到是改成這樣：<text:span text:style-name="T3"> <text:line-break/><text:line-break/>"</text:span>儘管勞爾曾和歐巴馬並肩觀賞美古棒球比賽，席間兩人互動更被視為兩國長達半世紀敵對狀態的終了，但卡斯楚在面對昔日死對頭的美國，他仍有話直說。【延伸閱讀：棒球場上泯恩仇<text:span text:style-name="T3"><text:s/></text:span>歐巴馬、卡斯楚並肩觀賞美古大戰】<text:span text:style-name="T3">" <text:line-break/><text:line-break/></text:span>竟然把卡斯楚改成勞爾！這樣不是更怪嗎？！<text:span text:style-name="T3"> <text:line-break/><text:line-break/></text:span>第一，應該沒有人知道勞爾是誰，就好像沒有人會寫<text:span text:style-name="T3"><text:s/>"</text:span>淑珍<text:span text:style-name="T3">" </text:span>和誰看棒球賽一樣，誰是淑珍？千千萬萬個淑珍，你是在講哪一個？我就至少認識十幾個淑珍。<text:span text:style-name="T3"> <text:line-break/><text:line-break/></text:span>第二，同一篇文章，用小名親切地喊老卡斯楚的弟弟<text:span text:style-name="T3"><text:s/>"</text:span>勞爾<text:span text:style-name="T3">"</text:span>，卻用姓來喊老卡斯楚，這樣不會很怪嗎？就好像用<text:span text:style-name="T3"><text:s/>"</text:span>陳<text:span text:style-name="T3">" </text:span>來講阿扁，但講到陳致中時卻突然親切地喊<text:span text:style-name="T3"><text:s/>"</text:span>致中<text:span text:style-name="T3">"(</text:span>還好沒有喊小中中<text:span text:style-name="T3">)</text:span>，這樣不是有點怪嗎？難道你就不能乾脆把兩個人的姓名全寫出來？<text:span text:style-name="T3"> <text:line-break/><text:line-break/></text:span>第三，假若你硬要在同一篇文章中，一個喊姓，一個卻突然很親切地喊小名，以此來做為一種區隔，但你卻又在句子後面馬上來一個<text:span text:style-name="T3"><text:s/>"</text:span>延伸報導<text:span text:style-name="T3">"</text:span>，而該報導的大標題卻又寫著<text:span text:style-name="T3"><text:s/>"</text:span>棒球場上泯恩仇，歐巴馬、卡斯楚並肩觀賞美古球賽<text:span text:style-name="T3">"</text:span>，這時候，<text:span text:style-name="T3"><text:s/>"</text:span>勞爾<text:span text:style-name="T3">" </text:span>又突然變成卡斯楚了。到底你這<text:span text:style-name="T3"><text:s/>"</text:span>卡斯楚<text:span text:style-name="T3">" </text:span>的稱號是用來指誰呢？一下指弟弟，一下又指哥哥，把兩人的事蹟張冠李戴全凑在一起。<text:span text:style-name="T3"> <text:line-break/><text:line-break/></text:span>第四，和美國至今仍有歷史血海深仇而且依舊強烈反美的是老卡斯楚，而不是他弟弟；他弟弟和歐巴馬一起看球賽，哪來什麼一笑<text:span text:style-name="T3"><text:s/>"</text:span>泯恩仇<text:span text:style-name="T3">"</text:span>？顯然報導者根本搞不清楚誰是誰。<text:span text:style-name="T3"> <text:line-break/><text:line-break/></text:span>犯錯並不可恥，可恥的是犯錯後的不良態度及敷衍。有句流行用語說，這年頭，<text:span text:style-name="T3">"</text:span>誰認真，誰就輸了<text:span text:style-name="T3">"</text:span>。這話其實應該做點修正。我倒是覺得台灣人認不認真純粹是看狀況、看對象、看利害關係。總結來說，只要涉及利害關係的，通常就很認真。比方說撈錢很認真，表態表忠貞很認真，迎合主流很認真，趨吉避凶很認真，搶位置很認真<text:span text:style-name="T3">...</text:span>等等等；反之則隨便敷衍，誰鳥你啊，根本不當一回事。<text:span text:style-name="T3"> <text:line-break/><text:line-break/></text:span>歌德說：<text:span text:style-name="T3">"</text:span>從一個人對待那些對他而言無利可圖的人的態度，你可以輕易看出這是一個什麼樣的人。<text:span text:style-name="T3">" </text:span>這話做點修改，把人換成事其實也一樣。從一個人如何從事那些對他而言無利可圖的事的態度，你可以輕易看出這是一個什麼樣的人。假若不但無利可圖，反倒還禍患無窮，但他卻依然認真去做，這樣的人，贏得我的心。只是平常很少看到這樣的人，大多數人似乎都是根據個人利害來驅動的。利害之所在，認真之所在。比起現代人，<text:span text:style-name="T3">"</text:span>差不多先生<text:span text:style-name="T3">" </text:span>其實還是令人尊敬的，因為當他即便是面對一己生命安危時，依然差不多，他並沒有因此而認真起來。<text:span text:style-name="T3"> <text:line-break/><text:line-break/></text:span>一般人可不是這樣哦，比方說，即便是臉上一顆必須用顯微鏡才看得見的青春痘，人們投注在那上頭、呵護嬌嫩肌膚的時間和心力，恐怕遠遠超過對待一顆地球。為什麼？因為青春痘是我的，而地球卻是地球人共有的，干我什麼事？我常覺得，只要人們拿出比方說防曬美白抵抗太陽的那種滴水不漏的作戰精神的億萬分之一的認真態度來反戰反抗美國，戰爭老早已經從人類歷史上消失。<text:span text:style-name="T3"> <text:line-break/><text:line-break/></text:span>甘地說，<text:span text:style-name="T3">"</text:span>你希望世界如何，你就應如何<text:span text:style-name="T3">"</text:span>。講上述那些道德話語，我是可以無愧的，因為我不是那種根據個人利害來決定要不要認真做事的人。為了等待知音，我願意等上一千年，一萬年。</text:p>
      <text:p text:style-name="P1"><text:span text:style-name="T1">陳真</text:span><text:s/>  |  2016.08.14 20:29   |   <text:a xlink:type="simple" xlink:href="http://palinfo.habago.org/Entry?Command=Information_PrintForum&amp;iPage=236#FORUM34846"><text:span text:style-name="T2">#</text:span></text:a></text:p>
      <text:p text:style-name="P2">台灣人最喜歡強調什麼國際觀，往往以之為炫；而台灣人所謂國際觀，通常就是指的<text:span text:style-name="T3"><text:s/>Time </text:span>啦、什麼華盛頓郵報啦、紐約時報等等這些美國傳聲筒。不過，這倒無妨，問題是，台灣人其實對國際事務一點興趣都沒有，更不用說什麼國際觀了。<text:span text:style-name="T3"> <text:line-break/><text:line-break/></text:span>隨手再舉個現成的例子，剛剛看到的新聞，如文末，又是<text:span text:style-name="T3"><text:s/>"</text:span>風傳媒<text:span text:style-name="T3">"</text:span>。底下<text:span text:style-name="T3"><text:s/>"</text:span>風傳媒<text:span text:style-name="T3">" </text:span>這篇報導，明明是在講<text:span text:style-name="T3"><text:s/>Fidel Castro (</text:span>所謂老卡斯楚<text:span text:style-name="T3">) </text:span>的生日，但文末卻又提到，這位美國的死對頭<text:span text:style-name="T3"><text:s/>"</text:span>和歐巴馬並肩觀賞美古棒球比賽<text:span text:style-name="T3">"</text:span>，同時還附有一則<text:span text:style-name="T3"><text:s/>"</text:span>兩人一起看球賽<text:span text:style-name="T3">" </text:span>的<text:span text:style-name="T3"><text:s/>"</text:span>延伸閱讀<text:span text:style-name="T3">" </text:span>報導。可是，卡斯楚怎麼可能會去跟歐巴馬一起看棒球賽？你點進去那則新聞看，照片中那個人明明是卡斯楚的弟弟，不是現在<text:span text:style-name="T3">90</text:span>大壽那個卡斯楚。陳真姓陳，陳水扁也姓陳，你總不能只要看到姓陳的就一概說是陳真吧？<text:span text:style-name="T3"> <text:line-break/><text:line-break/></text:span>一般人搞不清楚誰是卡斯楚情有可原，但你能想像一個媒體居然連這樣的基本程度也缺乏嗎？在台灣，記者這行飯會不會太好吃了點？難怪有些家長喜歡罵小孩說：<text:span text:style-name="T3">"</text:span>你現在不好好讀書，長大之後要去當記者或當名嘴嗎？<text:span text:style-name="T3">" <text:line-break/><text:line-break/></text:span>而且，一個負責任的媒體，當它犯了比方說上一回那個錯<text:span text:style-name="T3"><text:s/>(</text:span>居然把<text:span text:style-name="T3"><text:s/>"went like stink </text:span>翻譯成<text:span text:style-name="T3"><text:s/>"</text:span>臭不可聞<text:span text:style-name="T3">")</text:span>，再加上這回這樣更加離譜的錯，馮京當馬涼，難道就偷偷修改就好，而不需要任何公開的認錯與致歉？並且應該想辦法看是不是應該加強一下工作態度與文化水平，別再犯這些不應該犯的錯。還好他們是開媒體，而不是開殯儀館或葬儀社，要不然就麻煩了。<text:span text:style-name="T3"> <text:line-break/><text:line-break/></text:span>類似的馮京當馬涼，之前也提到過一個例子，是一個叫做<text:span text:style-name="T3"><text:s/>"</text:span>寰宇全視界<text:span text:style-name="T3">" </text:span>的電視節目，主持人叫岑永康，也是討論所謂國際事務的一個節目，也是把目前當權的卡斯楚的弟弟當成卡斯楚，還誇他九十歲了怎麼看起來還這麼年輕？當然年輕囉，因為你搞錯人了。當這個節目整個搞錯人時，居然整場節目也能討論卡斯楚的各種奇聞軼事討論得像個國際專家似的。<text:span text:style-name="T3"> <text:line-break/><text:line-break/></text:span>稍早之前，在電視上也曾看過這類國際專家在講甘地，竟然講說甘地的聖潔其實是騙人的，說他原來也是一家都是貪官污吏，說他太太<text:span text:style-name="T3"><text:s/>"</text:span>甘地夫人<text:span text:style-name="T3">" </text:span>多麼貪婪云云。可是，甘地和甘地夫人有啥關係呢？<text:span text:style-name="T3">"</text:span>陳太太<text:span text:style-name="T3">" </text:span>吳淑珍女士，難道就因為她老公也姓陳，吳淑珍的貪污就全推到我頭上來？<text:span text:style-name="T3"> <text:line-break/><text:line-break/></text:span>我總覺得，在台灣，一個人佔有一個位置往往不是因為他的能力，而是因為能力之外的其它東西。對此我沒啥意見，但重點是，有些事情你不做則已，既然要做就應當真，比方說殯儀館或葬儀社業務，你得仔細搞清楚死者是誰才行，不能亂埋，不能看到某個關鍵字就往火葬場送。媒體也一樣，臨床醫學也一樣，割左腎或右腎，雖然都是腎，但是差很多。<text:span text:style-name="T3"> <text:line-break/><text:line-break/></text:span>我常想起胡適寫的<text:span text:style-name="T3"><text:s/>"</text:span>差不多先生傳<text:span text:style-name="T3">"</text:span>。如下。很多事是不能差不多就好的。<text:span text:style-name="T3"> <text:line-break/><text:line-break/></text:span>陳真<text:span text:style-name="T3"><text:s/>2016. 08.14. <text:line-break/><text:line-break/>==================== <text:line-break/></text:span>差不多先生傳<text:span text:style-name="T3"> <text:line-break/><text:line-break/></text:span>胡適<text:span text:style-name="T3"> <text:line-break/><text:line-break/></text:span>你知道中國最有名的人是誰？提起此人，人人皆曉，處處聞名，他姓差，名不多，是各省各縣各村人氏。你一定見過他，一定聽過別人談起他，差不多先生的名字，天天掛在大家的口頭，因為他是中國全國人的代表。<text:span text:style-name="T3"> <text:line-break/><text:line-break/></text:span>差不多先生的相貌，和你和我都差不多。他有一雙眼睛，但看的不很清楚；有兩隻耳朵，但聽的不很分明；有鼻子和嘴，但他對於氣味和口味都不很講究；他的腦子也不小，但他的記性卻不很精明，他的思想也不細密。他常常說：「凡事只要差不多，就好了。何必太精明呢？」<text:span text:style-name="T3"> <text:line-break/><text:line-break/></text:span>他小時候，他媽叫他去買紅糖，他買了白糖回來，他媽罵他，他搖搖頭道：「紅糖，白糖，不是差不多嗎？」<text:span text:style-name="T3"> <text:line-break/><text:line-break/></text:span>他在學堂的時候，先生問他：「直隸省的西邊是哪一省？」他說是陝西。先生說：「錯了，是山西，不是陝西。」他說：「陝西同山西，不是差不多嗎？」<text:span text:style-name="T3"> <text:line-break/><text:line-break/></text:span>後來他在一個錢鋪裏做夥計；他也會寫，也會算，只是總不會精細；十字常常寫成千字，千字常常寫成十字。掌櫃的生氣了，常常罵他，他只笑嘻嘻地賠小心道：「千字比十字多一小撇，不是差不多嗎？」<text:span text:style-name="T3"> <text:line-break/><text:line-break/></text:span>有一天，他為了一件要緊的事，要搭火車到上海去，他從從容容地走到火車站，遲了兩分鐘，火車已開走了。他白瞪著眼，望著遠遠的火車上的煤煙，搖搖頭道：「只好明天再走了，今天走同明天走，也還差不多；可是火車公司未免太認真了。八點三十分開，同八點三十二分開，不是差不多嗎？」他一面說，一面慢慢地走回家，心裏總不很明白為甚麼火車不肯等他兩分鐘。<text:span text:style-name="T3"> <text:line-break/><text:line-break/></text:span>有一天，他忽然得一急病，趕快叫家人去請東街的汪先生。那家人急急忙忙跑去，一時尋不著東街的汪大夫，卻把西街的牛醫王大夫請來了。差不多先生病在牀上，知道尋錯了人；但病急了，身上痛苦，心裏焦急，等不得了，心裏想道：「好在王大夫同汪大夫也差不多，讓他試試看罷。」於是這位牛醫王大夫走近牀前，用醫牛的法子給差不多先生治病。不上一點鐘，差不多先生就一命嗚呼了。<text:span text:style-name="T3"> <text:line-break/><text:line-break/></text:span>差不多先生差不多要死的時候，一口氣斷斷續續地說道：「活人同死人也差<text:span text:style-name="T3">……</text:span>差<text:span text:style-name="T3">……</text:span>差<text:span text:style-name="T3">……</text:span>不多，<text:span text:style-name="T3">……</text:span>凡事只要<text:span text:style-name="T3">……</text:span>差<text:span text:style-name="T3">……</text:span>差<text:span text:style-name="T3">……</text:span>不多<text:span text:style-name="T3">……</text:span>就<text:span text:style-name="T3">……</text:span>好了，何<text:span text:style-name="T3">……</text:span>必<text:span text:style-name="T3">……</text:span>太<text:span text:style-name="T3">……</text:span>太認真呢？」他說完了這句格言，就絕了氣。<text:span text:style-name="T3"> <text:line-break/><text:line-break/></text:span>他死後，大家都很稱讚差不多先生樣樣事情看得破，想得通；大家都說他一生不肯認真，不肯算帳，不肯計較，真是一位有德行的人。於是大家給他取個死後的法號，叫他做圓通大師。<text:span text:style-name="T3"> <text:line-break/><text:line-break/></text:span>他的名譽愈傳愈遠，愈久愈大，無數無數的人，都學他的榜樣，於是人人都成了一個差不多先生。──然而中國從此就成了一個懶人國了。<text:span text:style-name="T3"> <text:line-break/><text:line-break/>=============== <text:line-break/>http://www.storm.mg/article/154122 <text:line-break/><text:line-break/></text:span>我還活著！古巴革命傳奇卡斯楚歡慶<text:span text:style-name="T3">90</text:span>大壽<text:span text:style-name="T3"><text:s/></text:span>不忘批歐巴馬：「去廣島怎麼不道歉？」<text:span text:style-name="T3"> <text:line-break/><text:line-break/></text:span>風傳媒<text:span text:style-name="T3"> <text:line-break/><text:line-break/></text:span>韓亞庭<text:span text:style-name="T3"><text:s/>2016</text:span>年<text:span text:style-name="T3">08</text:span>月<text:span text:style-name="T3">14</text:span>日<text:span text:style-name="T3"> <text:line-break/><text:line-break/></text:span>古巴舉國歡騰，全國上下於<text:span text:style-name="T3">13</text:span>日在首都哈瓦那（<text:span text:style-name="T3">Havana</text:span>）一同慶祝革命領導人卡斯楚（<text:span text:style-name="T3">Fidel Alejandro Castro Ruz</text:span>）<text:span text:style-name="T3">90</text:span>歲生日快樂，這位傳奇人物不僅罕見的公開露面，更於<text:span text:style-name="T3">14</text:span>日在官方媒體上發表文章，謝謝國民的支持，並「順便」批評美國總統歐巴馬：「你都知道原子彈的威力，那你去廣島演講的時候怎麼不道歉？」<text:span text:style-name="T3"> <text:line-break/><text:line-break/></text:span>卡斯楚被公認為「世上被暗殺次數最多的人物」，就連他自己也很驚訝能活到<text:span text:style-name="T3">90</text:span>歲，在他<text:span text:style-name="T3">14</text:span>日發表一系列名為《生日這天》（<text:span text:style-name="T3">The Birthday</text:span>）的文章中提到：「我的退位並讓弟弟勞爾（<text:span text:style-name="T3">Raúl Castro</text:span>）接手，好像讓敵人以為他們的剷除異己計劃成功了，美國總統們的權謀伎倆（<text:span text:style-name="T3">Machiavellian plans</text:span>）總是讓我笑掉大牙。」<text:span text:style-name="T3"> <text:line-break/><text:line-break/></text:span>儘管曾和歐巴馬並肩觀賞美古棒球比賽，席間兩人互動更被視為兩國長達半世紀敵對狀態的終了，但在面對昔日死對頭的美國，他仍有話直說，批評歐巴馬<text:span text:style-name="T3">5</text:span>月的廣島之行少了一句道歉，認為他的演講「很狹隘、根本沒有高度（<text:span text:style-name="T3">lacking stature</text:span>）」。<text:span text:style-name="T3"> <text:line-break/><text:line-break/></text:span>【延伸閱讀：棒球場上泯恩仇<text:span text:style-name="T3"><text:s/></text:span>歐巴馬、卡斯楚並肩觀賞美古大戰】網址如下：<text:span text:style-name="T3">http://www.storm.mg/article/92460</text:span></text:p>
      <text:p text:style-name="P1"><text:span text:style-name="T1">陳真</text:span><text:s/>  |  2016.08.14 01:04   |   <text:a xlink:type="simple" xlink:href="http://palinfo.habago.org/Entry?Command=Information_PrintForum&amp;iPage=236#FORUM34845"><text:span text:style-name="T2">#</text:span></text:a></text:p>
      <text:p text:style-name="P3">翻譯的問題，是我在看電影上一個很大的困擾，畢竟我對外語沒法確實掌握，特別是俚語或各種專有名詞，更是鴨子聽雷。若是英語以外的其它外語，更是得完全依賴字幕，但兩岸三地的翻譯往往非常可怕。所謂信達雅，許多時候並非雅不雅的問題，而是連基本的<text:span text:style-name="T3"><text:s/>"</text:span>信<text:span text:style-name="T3">" </text:span>都弄錯，或是翻譯者自以為幽默，自行改編，故意亂翻一通，完全脫離本意。<text:span text:style-name="T3"> <text:line-break/><text:line-break/></text:span>最近重看了昆汀塔倫提諾的<text:span text:style-name="T3"><text:s/>"</text:span>八惡人<text:span text:style-name="T3">" </text:span>好幾遍，讓我由負評轉為高度好評。原本對自己的美學欣賞能力向來頗有自信，這兩年卻越來越懷疑起自己的能力。這個能力缺陷一部份就出現在<text:span text:style-name="T3"><text:s/>"</text:span>語言<text:span text:style-name="T3">" </text:span>上。語言有兩種，一種小寫，也就是各國語言的那種語言，另一種大寫，指的是一種對於不同<text:span text:style-name="T3"><text:s/>"</text:span>文化<text:span text:style-name="T3">" </text:span>的理解能力。<text:span text:style-name="T3"> <text:line-break/><text:line-break/></text:span>比方說，侯孝賢的電影在歐洲頗有市場，但我常納悶，洋人怎麼可能充份欣賞他的電影？裏頭那麼多極為微妙的情境或表達方式，就連出現一輛三輪車，洋人也不可能真正體會它所帶來的感覺和意境，因為它附屬於一整個文化，一種全然迥異於西方文明的生活形式，一種<text:span text:style-name="T3"><text:s/>"</text:span>大寫的語言<text:span text:style-name="T3">"</text:span>。<text:span text:style-name="T3"> <text:line-break/><text:line-break/></text:span>其實，就連<text:span text:style-name="T3"><text:s/>"</text:span>小寫的語言<text:span text:style-name="T3">" </text:span>外人恐怕也無法體會，比方說，阿孝咕一個人在窗邊用台語唱著情歌：<text:span text:style-name="T3">"</text:span>麥凍啦麥凍麥凍擱再活落去<text:span text:style-name="T3">"</text:span>，這些詞，英文要怎麼翻？翻不出那個意境來。接著阿孝咕的姐姐說，<text:span text:style-name="T3">"</text:span>好了啦，別唱了，吵死了，賣銅賣鐵的<text:span text:style-name="T3">"</text:span>。這時候，洋人恐怕就更加一頭霧水了，怎麼會跑出賣銅賣鐵？因為<text:span text:style-name="T3"><text:s/>"</text:span>不能<text:span text:style-name="T3">" </text:span>的台語叫<text:span text:style-name="T3"><text:s/>"</text:span>麥凍<text:span text:style-name="T3">"</text:span>，聽起來又很像台語的<text:span text:style-name="T3"><text:s/>"</text:span>賣銅<text:span text:style-name="T3">"</text:span>。<text:span text:style-name="T3"> <text:line-break/><text:line-break/></text:span>還有比方說，阿孝咕跟一堆小孩玩彈珠，其中一個打出漂亮的一招，馬上自誇說<text:span text:style-name="T3"><text:s/>"</text:span>水水水，一流耶啦<text:span text:style-name="T3">"</text:span>，<text:span text:style-name="T3">"</text:span>水<text:span text:style-name="T3">" </text:span>就是<text:span text:style-name="T3"><text:s/>"</text:span>漂亮<text:span text:style-name="T3">" </text:span>的台語發音，這麼微妙唯美的的粗俗話語，我不知道洋人要從何體會？所謂<text:span text:style-name="T3"><text:s/>"</text:span>一流耶啦<text:span text:style-name="T3">" </text:span>或是<text:span text:style-name="T3"><text:s/>"</text:span>水水水<text:span text:style-name="T3">"</text:span>，應該是我那個年代的小孩，從黃俊雄布袋戲那邊學來的一種常用口語。其中有個更小的小孩好像是在一旁吵鬧，另一個大一點的小孩就很潑辣地罵他說：<text:span text:style-name="T3">"</text:span>麥哭啦，哭啥曉啦，不會玩就不要玩啦<text:span text:style-name="T3">"</text:span>，那種語氣也是很經典，屬於我那個年代<text:span text:style-name="T3"><text:s/>"</text:span>野孩子<text:span text:style-name="T3">" </text:span>講話的語氣，洋人如何可能體會？他頂多只能在一種很粗糙的字面意義上去理解。在這樣一種理解過程中，美不見了，藝術領悟也打了折扣。<text:span text:style-name="T3"> <text:line-break/><text:line-break/></text:span>反過來說也一樣。我們怎麼可能輕易理解洋鬼子各種不同的豐富文化與生活內涵？比方說，我對<text:span text:style-name="T3"><text:s/>"</text:span>八惡人<text:span text:style-name="T3">" </text:span>的重新評價，一部份是因為在台灣電影院那樣一種充滿食物惡臭與食物塑膠袋噪音的環境，實在很難好好專心看一場電影；一部份是因為重看第二次之後，片中那封林肯的信，翻轉我對整部電影的評價，彷彿給了整個作品一種深度；若要說這是昆汀塔倫提諾最好的電影之一，肯定不為過。<text:span text:style-name="T3"> <text:line-break/><text:line-break/></text:span>第三個重新評價的原因最重要，那就是對於我所謂<text:span text:style-name="T3"><text:s/>"</text:span>大寫的語言<text:span text:style-name="T3">" </text:span>的一些更深的體會。比方說，片中那個女死囚自彈吉他所唱的那首歌，非常動人，叫做<text:span text:style-name="T3"><text:s/>"Jim Jones at Botany Bay"</text:span>，是一首<text:span text:style-name="T3">19</text:span>世紀澳洲民謠：<text:span text:style-name="T3"> <text:line-break/><text:line-break/>https://goo.gl/SkJJ7U (</text:span>電影版，有歌詞<text:span text:style-name="T3">) <text:line-break/><text:line-break/>https://goo.gl/5TUsTF (</text:span>鋼琴教學<text:span text:style-name="T3">) <text:line-break/><text:line-break/></text:span>曲調源自愛爾蘭民謠<text:span text:style-name="T3"><text:s/>Skibbereen</text:span>；轉變過程中，詞曲都有些改變，電影中又做了些更改，但不外描寫一種屬於那個大饑荒年代移民者的滄桑，包括悲劇時代下一些所謂罪犯的處境。詞曲中，對人，對生命，生者或死者，對土地、家鄉和異鄉，充滿感情與挫折、希望與絕望。<text:span text:style-name="T3"> <text:line-break/><text:line-break/>https://goo.gl/mSDze8 (</text:span>超好聽，不聽你會後悔。<text:span text:style-name="T3">) <text:line-break/><text:line-break/>https://goo.gl/5P2dec (</text:span>也是超好聽<text:span text:style-name="T3">) <text:line-break/><text:line-break/>https://goo.gl/2rcVS3 (</text:span>有當年的圖<text:span text:style-name="T3">) <text:line-break/><text:line-break/>https://goo.gl/UOhYY0 (</text:span>愛爾蘭風笛演奏。有歌詞<text:span text:style-name="T3">) <text:line-break/><text:line-break/>https://goo.gl/8TOXnB (</text:span>聽之前先準備好眼淚瓶，這個人唱歌很有感情<text:span text:style-name="T3">) <text:line-break/><text:line-break/>https://goo.gl/4ntxLp (</text:span>笛子<text:span text:style-name="T3">) <text:line-break/><text:line-break/>https://goo.gl/6mjrPK (</text:span>有當年的圖<text:span text:style-name="T3">) <text:line-break/><text:line-break/><text:line-break/></text:span>當我對這些詞曲以及它所屬的年代，有了稍微一點了解之後，彷彿就更能理解劇中人的種種悲歡與渴望，由是受到很大的感動。<text:span text:style-name="T3"> <text:line-break/><text:line-break/></text:span>一個翻譯者當然不可能幫讀者代勞去轉述這樣一些根本無從轉述的<text:span text:style-name="T3"><text:s/>"</text:span>大寫的語言<text:span text:style-name="T3">"</text:span>，一種深層文化的理解，但至少在<text:span text:style-name="T3"><text:s/>"</text:span>小寫的語言<text:span text:style-name="T3">" </text:span>上不應該連最基本的對錯都往往出了大量問題。比方說，<text:span text:style-name="T3">"</text:span>八惡人<text:span text:style-name="T3">" </text:span>裏頭女死囚竄改民謠歌詞，故意藉著歌詞詛咒與威脅那個拘捕她以便領取獎金的人<text:span text:style-name="T3">-- John</text:span>。她唱說：<text:span text:style-name="T3">"You will be dead behind me, John, when I get to Mexico. " </text:span>這話應該翻譯做：<text:span text:style-name="T3">"</text:span>當我抵達墨西哥，你就死定了<text:span text:style-name="T3">"</text:span>，但是電影字幕卻寫著：<text:span text:style-name="T3">"</text:span>當我來到墨西哥，你會比我晚死<text:span text:style-name="T3">"</text:span>。諸如像這樣一種離譜的錯誤，在兩岸三地的電影中，幾乎是常態。還好我多少還懂一點英文，要是其它外語，就只能任由翻譯者隨便糟蹋一部電影。<text:span text:style-name="T3"> <text:line-break/><text:line-break/></text:span>我不想翻譯，因為再怎麼翻譯都必然會傷害原作，<text:span text:style-name="T3">"Jim Jones At Botany Bay" </text:span>大約是這麼唱的：<text:span text:style-name="T3"> <text:line-break/><text:line-break/></text:span>小伙子們，要不要聽我說點我的故事？聽我如何從英格蘭飄洋過海，展開命定的航程。法官判我有罪，他說：<text:span text:style-name="T3">"Jim Jones</text:span>，我判你終身迎向風暴，跨越汪洋大海。<text:span text:style-name="T3">" </text:span>一路上，狂風巨浪，海盜來襲。我們船上有五百多名囚犯，擊退了海盜，但你知道嗎？我寧可加入海盜，也不想抵達終點<text:span text:style-name="T3">.... <text:line-break/><text:line-break/></text:span>至於它原來的曲調<text:span text:style-name="T3">--</text:span>愛爾蘭民謠<text:span text:style-name="T3"><text:s/>Skibbereen</text:span>，背景是愛爾蘭十九世紀中葉的一個大饑荒，數百萬人餓死，上百萬人逃出家園，飄洋過海另尋生路。它的故事大約是這麼唱的：<text:span text:style-name="T3"> <text:line-break/><text:line-break/></text:span>一個小孩問他的爸爸說：親愛的爸爸，我常聽你講起愛爾蘭，你說那裏有高聳山丘，青翠綠草，是王子居住的一個美麗家園，那你為何要棄它而去呢？父親說：親愛的兒子，我們的家鄉充滿活力與榮耀，直到有一天，災難降臨，牛羊都死了；地主和稅務人員來到家裏縱火，把我們都趕走。那是個<text:span text:style-name="T3"><text:s/>12</text:span>月天，你媽媽在痛苦中倒下，從此沒再起來，在大雪紛飛的土地上安息了，走進一個凡人的夢。她安息的那片土地，就是我們的家鄉小鎮<text:span text:style-name="T3"><text:s/>Skibbereen </text:span>。那年你才兩歲，在一個深夜裏我帶著你離開，留下一聲嘆息，向親愛的老家<text:span text:style-name="T3"><text:s/>Skibbereen </text:span>說再見。<text:span text:style-name="T3"> <text:line-break/><text:line-break/></text:span>我們都有耳朵，即便聽著同樣一首歌，有人聽進心裏頭，有人只是左耳進右耳出，有聽沒有到。我第一次看這電影就是這樣，只忙著看故事，根本沒注意這麼多。當我再三聆聽女死囚唱的那首澳洲民謠之後，劇中人冷血搞笑式的爾虞我詐，彷彿突然籠罩上一層憐憫與悲傷的薄霧；善惡不再只是善惡，似乎同時也是一種眾人共有的時代命運，一種溫柔與滄桑。烽火世道上，原來我們都是惡人，你我不堪回首的諸多罪惡，但願有一天都能獲得赦免。</text:p>
      <text:p text:style-name="P1"><text:span text:style-name="T1">陳真</text:span><text:s/>  |  2016.08.13 17:56   |   <text:a xlink:type="simple" xlink:href="http://palinfo.habago.org/Entry?Command=Information_PrintForum&amp;iPage=236#FORUM34844"><text:span text:style-name="T2">#</text:span></text:a></text:p>
      <text:p text:style-name="P5">http://www.setn.com/News.aspx?NewsID=172099 <text:line-break/><text:line-break/>http://www.setn.com/News.aspx?NewsID=172266</text:p>
      <text:p text:style-name="P1"><text:span text:style-name="T1">陳真</text:span><text:s/>  |  2016.08.13 15:57   |   <text:a xlink:type="simple" xlink:href="http://palinfo.habago.org/Entry?Command=Information_PrintForum&amp;iPage=236#FORUM34843"><text:span text:style-name="T2">#</text:span></text:a></text:p>
      <text:p text:style-name="P3">我們平常跟人打球，對方發球失誤，我們應該不會正經八百說<text:span text:style-name="T3"><text:s/>“</text:span>謝謝您<text:span text:style-name="T3">”</text:span>！而是會說<text:span text:style-name="T3"><text:s/>“</text:span>謝謝啦<text:span text:style-name="T3">~(</text:span>拉尾音<text:span text:style-name="T3">)</text:span>！<text:span text:style-name="T3">”</text:span>、<text:span text:style-name="T3">“</text:span>歹勢啦<text:span text:style-name="T3">”</text:span>、<text:span text:style-name="T3">"</text:span>感恩啦<text:span text:style-name="T3">"</text:span>，而不會說<text:span text:style-name="T3"><text:s/>“</text:span>謝謝<text:span text:style-name="T3">”</text:span>。<text:span text:style-name="T3"> <text:line-break/><text:line-break/>"</text:span>謝謝啦<text:span text:style-name="T3">~(</text:span>拉尾音<text:span text:style-name="T3">)" </text:span>比<text:span text:style-name="T3"><text:s/>"</text:span>謝謝<text:span text:style-name="T3">" </text:span>多了一個<text:span text:style-name="T3"><text:s/>“</text:span>啦<text:span text:style-name="T3">~~” </text:span>字，意義大不同；我不是真的要謝你，而是挖苦、反諷，逗趣，緩和氣氛，當然裡頭也帶有一種幸災樂禍或慶幸自己走運的意思。這時候，我們應該也不會說<text:span text:style-name="T3"><text:s/>“</text:span>感謝您！<text:span text:style-name="T3">” </text:span>或<text:span text:style-name="T3"><text:s/>“</text:span>謝天謝地！<text:span text:style-name="T3">”</text:span>，除非在我們講這些正經八百的句子的同時帶有其它戲謔語氣或動作表情。<text:span text:style-name="T3"> <text:line-break/><text:line-break/></text:span>若是跟第三人提起，應該也不會說我很感恩，更不會說謝天謝地，那聽起來比較像人工智慧的語言模式：<text:span text:style-name="T3">"</text:span>我很感謝，謝謝這位姑娘發球失誤送我一分，感激不盡<text:span text:style-name="T3">"</text:span>。正常人應該不會這樣講話吧。語言難，難在<text:span text:style-name="T3"><text:s/>“</text:span>三分隨便<text:span text:style-name="T3">”</text:span>（錢鍾書語），因為<text:span text:style-name="T3"><text:s/>"</text:span>隨便<text:span text:style-name="T3">" </text:span>裡有微妙。<text:span text:style-name="T3"> <text:line-break/><text:line-break/>Oscar Wilde</text:span>（王爾德）說他生平最喜歡胡說八道言不及義，我亦有此嗜好娛樂，但大多時候不敢放肆，因為我對人們的理解力沒啥信心，怕會招來誤解與禍端。許多時候，只是玩笑，人們卻當真；反之亦然，當我用盡力氣吶喊出心裡的渴望時，人們卻當成玩笑，當成口號，或直接當成耳邊風。為了促進人際交流，往往得犧牲語言的微妙與靈活，要不然就更難溝通，誤解更深，日子更不好過了。<text:span text:style-name="T3"> <text:line-break/><text:line-break/></text:span>無邊無際的誤解中，這時候，<text:span text:style-name="T3">“</text:span>秘密情人<text:span text:style-name="T3">” </text:span>就出現了。王爾德說得好，他說，我們不會真的因為一個人的外貌而愛上他，也不會因為他的華服或美車或名氣、地位；我們之所以會愛上一個人是因為，<text:span text:style-name="T3">"</text:span>他唱出一首只有你能懂的歌<text:span text:style-name="T3">"</text:span>。王爾德在英國的雕像布滿吻痕，人們來到他的雕像前，特別是女生，總要獻上一吻；千百個吻，讓英國市政當局很頭痛，經常疾呼，別再吻了；再吻就要把王爾德（的雕像）給吻壞了。這些獻吻者顯然心裏頭都有個私密珍藏的<text:span text:style-name="T3"><text:s/>"</text:span>王爾德<text:span text:style-name="T3">"</text:span>，<text:span text:style-name="T3"><text:s/>"</text:span>唱出一首只有自己才能懂的歌<text:span text:style-name="T3">"</text:span>。<text:span text:style-name="T3"> <text:line-break/><text:line-break/></text:span>假若<text:span text:style-name="T3"><text:s/>R.M.Rilke </text:span>是個苦旦小生，王爾德毫無疑問就是個喜劇演員。一悲一喜的外在形象中，王爾德的悲劇，因其言語無度，玩世不恭，似乎更可悲一些。你要是理解他，你會為之痛哭一場。<text:span text:style-name="T3"> <text:line-break/><text:line-break/></text:span>至於相當搞笑的王爾德的<text:span text:style-name="T3"><text:s/>"</text:span>祕密情人<text:span text:style-name="T3">" </text:span>是誰呢？他說：<text:span text:style-name="T3">"</text:span>我唯一想要花時間與之為伍的人，是藝術家，是那些知道美為何物者，是那些飽受痛苦、知道什麼是悲傷的人，除此之外，沒有人能吸引我。<text:span text:style-name="T3">"</text:span></text:p>
      <text:p text:style-name="P1"><text:span text:style-name="T1">張友禮</text:span><text:s/>  |  2016.08.13 04:59   |   <text:a xlink:type="simple" xlink:href="http://palinfo.habago.org/Entry?Command=Information_PrintForum&amp;iPage=236#FORUM34842"><text:span text:style-name="T2">#</text:span></text:a></text:p>
      <text:p text:style-name="P2"><text:span text:style-name="T3">"Thanks for that" </text:span>在口語上有時會有反諷的意思，直接翻譯成<text:span text:style-name="T3">"</text:span>謝天謝地<text:span text:style-name="T3">"</text:span>會產生與講者原意正好相反的理解。</text:p>
      <text:p text:style-name="P1"><text:span text:style-name="T1">陳真</text:span><text:s/>  |  2016.08.13 01:42   |   <text:a xlink:type="simple" xlink:href="http://palinfo.habago.org/Entry?Command=Information_PrintForum&amp;iPage=236#FORUM34841"><text:span text:style-name="T2">#</text:span></text:a></text:p>
      <text:p text:style-name="P3">風傳媒的編輯回信來，表示已更正為這樣：<text:span text:style-name="T3"> <text:line-break/><text:line-break/></text:span>「那個<text:span text:style-name="T3">14</text:span>歲的中國選手失誤了。（她）太興奮了，出場時一馬當先，最後卻死得像頭豬。謝天謝地。」（<text:span text:style-name="T3">The little 14-year-old from China dropped the ball, baby. Too excited, went out like stink, died like a pig. Thanks for that.</text:span>）<text:span text:style-name="T3"> <text:line-break/><text:line-break/></text:span>這樣翻譯基本上沒問題，但編輯先生在信裏頭說，以豬形容人，是否有種族歧視的意思，仍有爭議。在我的看法是沒有歧視之意，同時也沒有所謂<text:span text:style-name="T3"><text:s/>"</text:span>以豬形容人<text:span text:style-name="T3">"</text:span>，而是以豬形容一種<text:span text:style-name="T3"><text:s/>"</text:span>行為狀態<text:span text:style-name="T3">"</text:span>。這話頂多只是有點不禮貌而已，與歧視無關，但對方原本就只是打算私下說說，一時忘了關麥克風，而非有意公開不敬。<text:span text:style-name="T3"> <text:line-break/><text:line-break/></text:span>當我們說某人衝來衝去不知道在忙什麼，像隻無頭蒼蠅時，雖有蒼蠅二字，但這並不意味著對方就是一隻蒼蠅，裏頭並無人身攻擊或種族歧視之意。再比方說，台灣人好像常常以某人被<text:span text:style-name="T3"><text:s/>"</text:span>打成豬頭<text:span text:style-name="T3">" </text:span>來形容某人被打傷得很嚴重或很好笑，同樣雖有豬字，但並非<text:span text:style-name="T3"><text:s/>"</text:span>以豬形容人<text:span text:style-name="T3">"</text:span>；當我們說某人的房間像狗窩，當然也不是說對方是一條狗。<text:span text:style-name="T3"> <text:line-break/><text:line-break/></text:span>假若今天一個不懂中文的人看到<text:span text:style-name="T3"><text:s/>"</text:span>豬頭<text:span text:style-name="T3">"</text:span>，看到<text:span text:style-name="T3"><text:s/>"</text:span>狗窩<text:span text:style-name="T3">"</text:span>，要是他中文不是很好，說不定會以為咱們是在罵他禽獸，對他進行人身攻擊，但其實沒有這個意思。<text:span text:style-name="T3"> <text:line-break/><text:line-break/></text:span>之前講到的那個在胸前寫個<text:span text:style-name="T3"><text:s/>"</text:span>芒<text:span text:style-name="T3">" </text:span>以為自己光芒萬丈的英國女生的例子，那樣一種誤解，當然又更誇張了點；她搞不好下次會在額頭上刺個<text:span text:style-name="T3"><text:s/>"</text:span>蒼<text:span text:style-name="T3">" </text:span>字，以為宇宙穹蒼浩瀚無涯，其實，說不定讓人聯想到蒼蠅的蒼；雖然都有個蒼字，但此蒼非彼蒼；當我們理解一個句子的意思時，總不能把<text:span text:style-name="T3"><text:s/>"</text:span>字<text:span text:style-name="T3">" </text:span>拆解、單獨挖出來看。<text:span text:style-name="T3"> <text:line-break/><text:line-break/></text:span>不管是翻譯或理解一個句子，很難依照字面；即便是<text:span text:style-name="T3"><text:s/>died like a pig </text:span>的這個<text:span text:style-name="T3"><text:s/>die </text:span>字，我也不覺得照字面翻出一個<text:span text:style-name="T3"><text:s/>"</text:span>死<text:span text:style-name="T3">" </text:span>字是一種好的翻譯。呼應於前一句的<text:span text:style-name="T3"><text:s/>"went out like stink", </text:span>這個<text:span text:style-name="T3">died</text:span>字，聽起來比較像<text:span text:style-name="T3"><text:s/>"ended up" </text:span>的意思，也就是一開始衝好快，像飛似的，正所謂<text:span text:style-name="T3"><text:s/>"went out like stink"</text:span>，但是<text:span text:style-name="T3"><text:s/>"</text:span>最後<text:span text:style-name="T3">" </text:span>卻要死不活，游不動了；<text:span text:style-name="T3">died </text:span>字有<text:span text:style-name="T3"><text:s/>"</text:span>最後<text:span text:style-name="T3">" </text:span>或<text:span text:style-name="T3"><text:s/>"</text:span>後來<text:span text:style-name="T3">" </text:span>或<text:span text:style-name="T3"><text:s/>"</text:span>結局<text:span text:style-name="T3">" </text:span>或<text:span text:style-name="T3"><text:s/>"</text:span>下場<text:span text:style-name="T3">" </text:span>之意，類似<text:span text:style-name="T3"><text:s/>ended up like </text:span>或<text:span text:style-name="T3">ended up with...</text:span>的意思。<text:span text:style-name="T3"> <text:line-break/><text:line-break/></text:span>當然，關於這部份並沒有絕對的對錯，只是說，如果硬要把<text:span text:style-name="T3"><text:s/>die </text:span>字說成<text:span text:style-name="T3"><text:s/>"</text:span>死<text:span text:style-name="T3">"</text:span>，說成某人像死豬，說是一種種族歧視，我倒覺得這樣一種理解方式比較像是一種文字獄；把文字的靈活度給侷限了。這番口語的確是有點粗鄙不雅，但這就像我們看到某個選手跌倒了，我們如果私下說他跌個<text:span text:style-name="T3"><text:s/>"</text:span>狗吃屎<text:span text:style-name="T3">" </text:span>又無妨？但如果不小心把私下說的話公開播放出去，當然是很不雅，很不禮貌，但這話的意思終究並非說對方是一條狗，當然也沒有叫他去吃屎的意思，儘管字面上有狗字也有屎字。<text:span text:style-name="T3"> <text:line-break/><text:line-break/></text:span>至於最後一句那個<text:span text:style-name="T3"><text:s/>"thanks for that"</text:span>，我也不覺得總是按照字面把<text:span text:style-name="T3"><text:s/>thanks </text:span>翻成<text:span text:style-name="T3"><text:s/>"</text:span>謝<text:span text:style-name="T3">" </text:span>字是一種好的翻譯。翻譯應該依據上下文，而不是把每個字逐字翻出來。我倒覺得<text:span text:style-name="T3"><text:s/>"thanks for that" </text:span>這句話比較像是我們一般口語說<text:span text:style-name="T3"><text:s/>"</text:span>好佳在<text:span text:style-name="T3">" ("</text:span>幸好<text:span text:style-name="T3">" </text:span>的台語<text:span text:style-name="T3">) </text:span>那個意思，而不是翻成很彆扭的什麼<text:span text:style-name="T3"><text:s/>"</text:span>謝天謝地<text:span text:style-name="T3">"</text:span>。<text:span text:style-name="T3"> <text:line-break/><text:line-break/></text:span>當然，我英文也沒有很好，只是這麼覺得。我常想起一個笑話。<text:span text:style-name="T3">"Are you serious</text:span>？<text:span text:style-name="T3">No, no, I am just kidding." </text:span>習慣逐字照字面翻譯者說不定會翻成：<text:span text:style-name="T3">"</text:span>你是席瑞爾斯嗎？不是不是，我只是基丁。<text:span text:style-name="T3">"</text:span></text:p>
      <text:p text:style-name="P1"><text:span text:style-name="T1">陳真</text:span><text:s/>  |  2016.08.12 19:58   |   <text:a xlink:type="simple" xlink:href="http://palinfo.habago.org/Entry?Command=Information_PrintForum&amp;iPage=236#FORUM34840"><text:span text:style-name="T2">#</text:span></text:a></text:p>
      <text:p text:style-name="P2">開了一個多小時還塞在市區，大塞車。極累卻無法睡，睡個兩分鐘馬上就會被此起彼落的巨量噪音驚醒。全車是台南口音，水準特別低，自私髒亂吵鬧為所欲為，完全不會考慮他人的存在；一路吵鬧不休，個個玩手機寫<text:span text:style-name="T3">line</text:span>，通知鈴聲不斷，扯開喉嚨大喊大叫講電話聊天，用手機看節目聽音樂製造噪音，連兩人並坐聊天都能聊到全車皆能聽見。<text:span text:style-name="T3"> <text:line-break/><text:line-break/></text:span>不但吵，而且製造惡臭，吃熱狗鹹酥雞排骨飯，都是重口味食物，完全不會顧慮別人的感受。我從昨天中午到現在晚上七點半都還沒吃飯，肚子餓，低血糖快發作，連想吃塊餅乾或巧克力都很小心，很怕會發出聲音吵到鄰座乘客，餅乾和巧克力都是含在嘴裡讓它自行融化，根本不敢咬，怕發出聲音或氣味會影響他人。<text:span text:style-name="T3"> <text:line-break/><text:line-break/></text:span>在台灣出個門，一路上比出國還艱難，實在厭惡透頂台灣人，素質一年比一年低，很難一起相處在同一個空間或環境裡，就像社區隔壁的<text:span text:style-name="T3">x</text:span>先生一家每天肆無忌憚地吵鬧，實在有夠痛苦。只有當他們全家睡著，我才能有一點寧靜的時間。<text:span text:style-name="T3"> <text:line-break/><text:line-break/></text:span>台灣人水平很低，自我滿意度卻隨著政治洗腦與自我催眠，一年比一年高。<text:span text:style-name="T3"> <text:line-break/><text:line-break/></text:span>劍橋的生活回想起來真是美得像一場夢，每天身上永遠帶著相機拍路邊的花花草草，在台灣卻必須心驚膽顫地走在快車道上，隨時擔心會有車子從四面八方衝出來撞死人；即便綠燈走在斑馬線上，卻仍然必須禮讓另一邊必然會闖紅燈的車輛或右轉車輛，否則就會遭到髒話怒斥或當街做勢要用車撞你。在台南，誰拳頭大，誰就是王，毫無任何法治與規矩可言。我要是黑道，要是我身上有一把槍，在台南根本就是個王，街道就是我開的路，一切我最大。<text:span text:style-name="T3"> <text:line-break/><text:line-break/></text:span>在英國，就算整輛遊覽車坐滿乘客，一點聲音也不會有。任何時候只要有人去干擾到別人或違反交通規則就會被眾人立即制止。在台灣卻是只是稍微請對方小聲一點，立即都會有暴力相向或生命的危險，彷彿你是他的殺父仇人似的。<text:span text:style-name="T3"> <text:line-break/><text:line-break/></text:span>剛剛很客氣地請一位中年婦女講話小聲一點，她從上車就開始大聲講電話講了一個半小時還在講。從她的談話中知道是台南某個國中的老師，想不到我懇請她放低音量，一小時內懇請了四次還是沒用，她反而叫我不要吵到她講電話。這種人如果只是特例那倒無所謂，但她不是特例，而是這個社會至少是台南的常態。<text:span text:style-name="T3"> <text:line-break/><text:line-break/></text:span>她一通接一通找人聊天。旁邊也有一些乘客露出厭惡表情，但就是沒有人願意像我一樣一起去制止這樣的行為。<text:span text:style-name="T3"> <text:line-break/><text:line-break/></text:span>日本人很看不起台灣人和大陸人，但是台灣人卻哈日本人的<text:span text:style-name="T3">LP</text:span>哈得要死。雖然日本鬼子實在很討人厭，很假，人前人後完全不一樣，但我若是日本人，我恐怕也會看不起台灣人或大陸人，因為文明素質實在太差。國力壯大很容易，但文明素質的進化，恐怕就像猴子進化為人類那樣漫長而艱難。但文明這東西，比什麼統獨恐怕都還更重要一百倍，因為它牽涉到每個人每一天生活的愉悅健康與安全。<text:span text:style-name="T3"> <text:line-break/><text:line-break/></text:span>陳真<text:span text:style-name="T3"> <text:line-break/>20160812 <text:line-break/></text:span>寫於南下國光號</text:p>
      <text:p text:style-name="P4"/>
      <text:p text:style-name="P1"><text:span text:style-name="T1">陳真</text:span><text:s/>  |  2016.08.12 00:55   |   <text:a xlink:type="simple" xlink:href="http://palinfo.habago.org/Entry?Command=Information_PrintForum&amp;iPage=237#FORUM34839"><text:span text:style-name="T2">#</text:span></text:a></text:p>
      <text:p text:style-name="P2">一開始看到底下這則新聞標題很驚訝，怎麼會有人用<text:span text:style-name="T3">"</text:span>臭不可聞<text:span text:style-name="T3">" </text:span>去評論一個可愛的<text:span text:style-name="T3">14</text:span>歲小姑娘？看到原文後就更驚訝了。一個媒體的<text:span text:style-name="T3"><text:s/>"</text:span>國際中心<text:span text:style-name="T3">" </text:span>應該懂點外語吧，不懂的詞就要查字典，怎麼會如此望文生義，看到<text:span text:style-name="T3">stink </text:span>就想到臭？<text:span text:style-name="T3"> <text:line-break/><text:line-break/>"The little 14-year-old from China dropped the ball, baby. Too excited, went out like stink, died like a pig. Thanks for that." </text:span>的意思應該是說該選手<text:span text:style-name="T3"><text:s/>"</text:span>把比賽給搞砸了，一開始太激動，很拼命，衝太快了，到最後卻有氣無力像頭豬。真好。<text:span text:style-name="T3">" </text:span>但是，我們的媒體卻翻譯成：<text:span text:style-name="T3"> <text:line-break/><text:line-break/></text:span>「那個<text:span text:style-name="T3">14</text:span>歲的中國選手失誤了，真爽，（她）出場的時候臭不可聞，死得像頭豬。謝天謝地。」至少犯了兩個錯，<text:span text:style-name="T3">too excited </text:span>是指選手，不是說評論者<text:span text:style-name="T3"><text:s/>"</text:span>真爽<text:span text:style-name="T3">"</text:span>，<text:span text:style-name="T3">"like stink" </text:span>指的是速度拼很快或很賣力的意思。就好像馬拉松賽跑，你一下就衝很快，最後你就沒有半點力氣了。所謂搞砸或失誤，指的是這個意思。<text:span text:style-name="T3"> <text:line-break/><text:line-break/></text:span>這些措詞雖然不好聽，特別是<text:span text:style-name="T3">like a pig</text:span>，但沒有人身攻擊的意思，也看不出來種族歧視的含意；至於所謂<text:span text:style-name="T3"><text:s/>"like stink" </text:span>更是跟臭不臭扯不上關係。<text:span text:style-name="T3"> <text:line-break/><text:line-break/></text:span>我把這封留言，寄給該媒體，但我不知道他們會不會認錯並更正？基本上我對媒體的品性沒什麼信心。不過，翻譯錯誤只是無心之過，我常看到一些綠油油的媒體<text:span text:style-name="T3">(</text:span>例如所謂<text:span text:style-name="T3"><text:s/>"</text:span>民報<text:span text:style-name="T3">" </text:span>及自由人渣報<text:span text:style-name="T3">) </text:span>的所謂外電報導，或表面上裝得好像很專業、引經據典的所謂國際新聞編譯或特稿什麼的，經常都是刻意扭曲。我有時想貼出一些例子來警惕世人別讓這些爛媒體給騙了，但又覺得很累，因為這類刻意的扭曲俯拾皆是，你哪有可能糾正得完。風傳媒基本上還算是比較正派一點的媒體。<text:span text:style-name="T3"> <text:line-break/><text:line-break/></text:span>陳真<text:span text:style-name="T3"><text:s/>2016.8.12. <text:line-break/><text:line-break/>=============== <text:line-break/><text:line-break/></text:span>里約奧運》中國選手「臭不可聞，死得像頭豬」？加拿大解說員忘記關麥<text:span text:style-name="T3"><text:s/></text:span>辱罵引起公憤<text:span text:style-name="T3"> <text:line-break/><text:line-break/></text:span>風傳媒國際中心<text:span text:style-name="T3"> <text:line-break/><text:line-break/>2016</text:span>年<text:span text:style-name="T3">8</text:span>月<text:span text:style-name="T3">11</text:span>日<text:span text:style-name="T3"> <text:line-break/><text:line-break/></text:span>加拿大廣播公司（<text:span text:style-name="T3">CBC</text:span>）電視網<text:span text:style-name="T3">11</text:span>日在直播奧運游泳比賽時，一名講評人疑似因為忘記關掉麥克風，將辱罵中國選手的言論「現場直播」，結果引發軒然大波，網友群情激憤，而<text:span text:style-name="T3">CBC</text:span>也被迫公開道歉。<text:span text:style-name="T3"> <text:line-break/><text:line-break/></text:span>當天舉行的是女子<text:span text:style-name="T3">800</text:span>公尺自由式接力決賽，中國年僅<text:span text:style-name="T3">14</text:span>歲的女選手艾衍含，在最後<text:span text:style-name="T3">50</text:span>公尺出現體力不支的情況，而中國隊最後也以第<text:span text:style-name="T3">4</text:span>名飲恨，未能奪牌。加拿大隊則是後來居上，喜獲銅牌。<text:span text:style-name="T3"> <text:line-break/><text:line-break/>CBC</text:span>這名講評人麥唐納（<text:span text:style-name="T3">Byron MacDonald</text:span>）顯然得意忘形，居然說：「那個<text:span text:style-name="T3">14</text:span>歲的中國選手失誤了，真爽，（她）出場的時候臭不可聞，死得像頭豬。謝天謝地。」（<text:span text:style-name="T3">The little 14-year-old from China dropped the ball, baby. Too excited, went out like stink, died like a pig. Thanks for that.</text:span>）此時的信號並未切斷，每個詞都被觀眾清楚地聽到。<text:span text:style-name="T3"> <text:line-break/><text:line-break/></text:span>麥唐納並非<text:span text:style-name="T3">CBC</text:span>員工，而是一名大學游泳教練，現年<text:span text:style-name="T3">66</text:span>歲，曾代表加拿大參加<text:span text:style-name="T3">1972</text:span>年慕尼黑奧運，此次受邀擔任奧運游泳講評工作。<text:span text:style-name="T3">CBC</text:span>緊急在推特（<text:span text:style-name="T3">Twitter</text:span>）上連發<text:span text:style-name="T3">24</text:span>條公開道歉的訊息。</text:p>
      <text:p text:style-name="P1"><text:span text:style-name="T1">陳真</text:span><text:s/>  |  2016.08.11 02:05   |   <text:a xlink:type="simple" xlink:href="http://palinfo.habago.org/Entry?Command=Information_PrintForum&amp;iPage=237#FORUM34838"><text:span text:style-name="T2">#</text:span></text:a></text:p>
      <text:p text:style-name="P3">小楊，<text:span text:style-name="T3"> <text:line-break/><text:line-break/></text:span>我還能活著，就是靠自言自語活下來的呀。我的自語範圍很廣，不管死的活的，只要是居住在我內心宮殿裏頭的子民，我都能跟他說話，包括遠山近水、飛禽走獸，乃至微風浮雲，都是我的談話對象，畢竟他們都是<text:span text:style-name="T3"><text:s/>"</text:span>我<text:span text:style-name="T3">" </text:span>的一部份。<text:span text:style-name="T3"> <text:line-break/><text:line-break/></text:span>我是直到某一天才突然明白了這回事。那是很多年以前了，二十歲出頭，我已經失去了家，約莫在一段特別漫長而艱難的日子裏，有一天，在一片荒郊野外，不知何去何從之際，我看著遠方模模糊糊的山影，突然感覺山好像會說話。我自語，他竟答起腔來，嚇了我一跳。不過不是幻聽，大家別擔心，算是一種頓悟吧。於是我才發現，原來連山也會說話；不是透過聲音傳達，而是透過某種難以言喻的方式。經歷此一<text:span text:style-name="T3"><text:s/>"</text:span>神蹟<text:span text:style-name="T3">" </text:span>之後，當我看到聖經裏頭那段話，心裏就特別感動。那段話是這麼說的：<text:span text:style-name="T3">"</text:span>你且問走獸，走獸必指教你；或與地說話，地必指教你；海中的魚，也必向你說明。<text:span text:style-name="T3">" <text:line-break/><text:line-break/></text:span>維根斯坦在劍橋沒把大學念完就打算走人，跑去挪威深山裏隱居，像個野人似的，過著相當原始的生活。臨走前夕，羅素勸他千萬別走。羅素說，在深山裏一個人住會很孤獨的。維根斯坦說，<text:span text:style-name="T3">"</text:span>那好歹也勝過我每天得自我做賤去和一些聰明人講話<text:span text:style-name="T3">"</text:span>。羅素說，<text:span text:style-name="T3">"</text:span>你會發瘋的<text:span text:style-name="T3">"</text:span>。維根斯坦說，<text:span text:style-name="T3">"</text:span>不會，上帝會讓我免於瘋狂<text:span text:style-name="T3">"</text:span>。羅素後來寫信給朋友，信裏引用維根斯坦這句話，送上祝福。<text:span text:style-name="T3"> <text:line-break/><text:line-break/></text:span>英國著名數學家<text:span text:style-name="T3"><text:s/>Ramsey </text:span>曾經去山裏頭找過維根斯坦，回來之後趕緊寫封信給自己的媽媽說點八卦，信裏說：馬麻你知道嗎？維根斯坦好可怕哦，他竟然住在一個很破舊的小木屋裏，每天啃著很硬的麵包，而且屋子裏竟然只有一把椅子。<text:span text:style-name="T3">Ramsey </text:span>言下之意似乎想說，這傢伙是不是腦袋秀逗了，居然一整年不說話。但我想，維根斯坦並沒有不說話，而只是說給自己聽，或者說，說給萬物聽。<text:span text:style-name="T3"> <text:line-break/><text:line-break/></text:span>維根斯坦晚年待過愛爾蘭海邊，常在海邊出沒，你知道當地居民給這怪人取了個什麼綽號嗎？居民們私下稱呼他是<text:span text:style-name="T3"><text:s/>"</text:span>跟鳥說話的人<text:span text:style-name="T3">"</text:span>，因為有人信誓旦旦地說，維根斯坦經常在海邊對著空中飛鳥說話。<text:span text:style-name="T3"> <text:line-break/><text:line-break/></text:span>當然，自言自語需要一種虔誠；你要嘛相信內心裏頭的天使與神明，要嘛就只能膜拜外頭的群眾與繁華；要嘛愛這個世界，要嘛愛另一個世界，不可能兩者都要。我常深深有個感觸，我覺得，一個人的思想深淺，最大的障礙並非智能，而是虔誠與否，意味著你是否真的能專注在<text:span text:style-name="T3"><text:s/>"</text:span>自己<text:span text:style-name="T3">" </text:span>的內心而完全遺忘了這個世界。這些話很容易產生誤解，若要忘掉世界，何必還弄個留言板？何必還反什麼戰？但我也只能說，<text:span text:style-name="T3">"</text:span>忘掉世界<text:span text:style-name="T3">" </text:span>這話能懂的自然會懂，不能懂的，你就算解釋到死也不可能讓他理解一分一毫。<text:span text:style-name="T3"> <text:line-break/><text:line-break/></text:span>看過<text:span text:style-name="T3"><text:s/>J. D. Salinger (</text:span>麥田捕手的作者<text:span text:style-name="T3">) </text:span>那部記錄片的人也許會記得，<text:span text:style-name="T3">Salinger </text:span>曾經交了一個女朋友，也是個作家，但這女生卻很熱衷於跟這個世界打交道。<text:span text:style-name="T3">Salinger </text:span>有一天大聲吼著痛罵她說：<text:span text:style-name="T3">"</text:span>妳知道妳最大的問題在哪嗎？妳熱愛這個世界！<text:span text:style-name="T3">" </text:span>這話真是說中我心，難怪我那麼喜歡<text:span text:style-name="T3"><text:s/>Salinger</text:span>。<text:span text:style-name="T3"> <text:line-break/><text:line-break/></text:span>一千年前，一群不得志的流浪文人，橫跨三百年時空，自言自語般，寫了布蘭詩歌，接著塵封至少五、六百年才見天日。如今咱們打開一看，如此熟悉的感覺，彷彿昨日，原來一千年一點也不遠，不過就像昨天。亙古漫長的時空，人性如常，悲歡依舊；彷彿接力般傳唱著同一首曲子。<text:span text:style-name="T3"> <text:line-break/><text:line-break/></text:span>假若我們也把自己自言自語的所有一切，拿個牛皮紙袋包一包，藏在某個深山角落，假若一千年後的人們無意中發現了它，心裏的感動，應該就跟我們現在的心情一樣。千年一瞬，久違的生命，終究還是會重逢。尼采有句話我很喜歡，他說：<text:span text:style-name="T3">"</text:span>追隨我，你將會失去你和我；追隨你自己，你終將會遇見我。<text:span text:style-name="T3">" </text:span>可惜我沒有學生，我要是有的話，開堂第一句話就該把尼采這段話寫在黑板。我的自言自語出不了方寸之間，它不是一種公眾指南，而是一種<text:span text:style-name="T3"><text:s/>"</text:span>一人聖經<text:span text:style-name="T3">"</text:span>，只對我一人生效而已。但方寸並不小，如果一粒沙都能看世界，何況一顆心。<text:span text:style-name="T3"> <text:line-break/><text:line-break/></text:span>梭羅說，他很不喜歡聽人演講，因為講者都只是講一些與講者自己無關的東西；梭羅因此說，<text:span text:style-name="T3">"</text:span>我們需要一個重劑量的我我我<text:span text:style-name="T3">"</text:span>。這話當然也是很容易引起誤解，這意思並不是說你應該整天講你的家務事，不是那個意思。同樣地，這話能懂的自然就懂，不懂的，就只能灑口水做些無謂爭議與解釋。<text:span text:style-name="T3"> <text:line-break/><text:line-break/></text:span>大家應該看過阿莫多瓦的<text:span text:style-name="T3"><text:s/>"Talk to Her" </text:span>吧，一個男護士愛上一個女植物人，就科學來講，對方根本聽不到，但他還是每天像在哄小孩那樣對她講個不停。阿莫多瓦說，與其說<text:span text:style-name="T3"><text:s/>talk to her</text:span>，倒不如說<text:span text:style-name="T3"><text:s/>talk to himself</text:span>，自己對自己說話。阿莫多瓦說，這是一部關於敘事的愉悅以及關於語言的電影；語言成為一種武器，對抗孤獨、疾病、死亡與瘋狂，而這樣一種類型的瘋狂，竟來自一顆多愁善感、溫柔的心。</text:p>
      <text:p text:style-name="P1"><text:span text:style-name="T1">小楊</text:span><text:s/>  |  2016.08.10 23:57   |   <text:a xlink:type="simple" xlink:href="http://palinfo.habago.org/Entry?Command=Information_PrintForum&amp;iPage=237#FORUM34837"><text:span text:style-name="T2">#</text:span></text:a></text:p>
      <text:p text:style-name="P2">最近幾個月，每天來這看看陳真先生的留言，就是我生活在一片綠油油社會中一絲的寬慰。<text:span text:style-name="T3"> <text:line-break/></text:span>在這個社會中，只要試圖戳破一些一看即知的事；就會被當成嚴肅，奇特的人。對此我也感到無言。<text:span text:style-name="T3"> <text:line-break/><text:line-break/></text:span>也許陳真先生不在乎孤單，也不需要鼓勵。但我還是忍不住上來感謝陳真先生的自言自語。<text:span text:style-name="T3"> <text:line-break/></text:span>有些部份我非常同感，有些部份如邏輯，哲學讓我受益良多。<text:span text:style-name="T3"> <text:line-break/><text:line-break/></text:span>希望陳真先生寫更多，但又擔心陳真先生寫太多耽誤到自己的生活，很矛盾。<text:span text:style-name="T3"> <text:line-break/></text:span>很期待看到陳真先生過去在親系譜關起來的文章，也希望第二課有發表的ㄧ天。<text:span text:style-name="T3"> </text:span></text:p>
      <text:p text:style-name="P1"><text:span text:style-name="T1">陳真</text:span><text:s/>  |  2016.08.10 17:34   |   <text:a xlink:type="simple" xlink:href="http://palinfo.habago.org/Entry?Command=Information_PrintForum&amp;iPage=237#FORUM34836"><text:span text:style-name="T2">#</text:span></text:a></text:p>
      <text:p text:style-name="P3">這是傅園慧的微博：<text:span text:style-name="T3">http://goo.gl/WDY3pa <text:line-break/><text:line-break/></text:span>我這還是頭一次到別人家的網站上瀏覽，裏頭有一些關於動物保護的，大多則是一些無厘頭；有幾張圖片不知誰畫的，真是超好笑，例如：<text:span text:style-name="T3"> <text:line-break/><text:line-break/>http://goo.gl/rFs4lZ <text:line-break/><text:line-break/>http://goo.gl/62iFbj <text:line-break/><text:line-break/>2016</text:span>年<text:span text:style-name="T3">4</text:span>月<text:span text:style-name="T3">29</text:span>日，傅園慧寫了一段話如下：<text:span text:style-name="T3"> <text:line-break/><text:line-break/></text:span>唐奕姐问我你有没有变成你曾经最讨厌的那种人。我说没有，因为还是有很多人会讨厌我这样的<text:span text:style-name="T3">boy</text:span>，那就说明我还是我喜欢的我自己。<text:span text:style-name="T3">[</text:span>圖略<text:span text:style-name="T3">]</text:span>如果有一天，大家都喜欢我，所有人都说我好，我<text:span text:style-name="T3">nr</text:span>文静微笑做事滴水不漏，那就说明我变成了我讨厌的样子。<text:span text:style-name="T3">[</text:span>圖略<text:span text:style-name="T3">]</text:span>每个人都会犯错，每个人都有不幸的时候，但是经历了这些风风雨雨，愿你还是你喜欢的自己。<text:span text:style-name="T3">[</text:span>圖略<text:span text:style-name="T3">]</text:span>木木。</text:p>
      <text:p text:style-name="P1"><text:span text:style-name="T1">葉小慧</text:span><text:s/>  |  2016.08.10 13:33   |   <text:a xlink:type="simple" xlink:href="http://palinfo.habago.org/Entry?Command=Information_PrintForum&amp;iPage=237#FORUM34835"><text:span text:style-name="T2">#</text:span></text:a></text:p>
      <text:p text:style-name="P2"><text:span text:style-name="T3">http://goo.gl/M5WbXP <text:line-break/></text:span>段子手<text:span text:style-name="T3">+</text:span>表情包背后，<text:span text:style-name="T3">“</text:span>游泳界的泥石流<text:span text:style-name="T3">”</text:span>傅园慧的故事是怎样的？<text:span text:style-name="T3"> <text:line-break/><text:line-break/></text:span>感想就這篇後面這段：「即使以后你总是以表情包的身份被大家想起，但你的真心希望不被忽视。」</text:p>
      <text:p text:style-name="P1"><text:span text:style-name="T1">陳真</text:span><text:s/>  |  2016.08.10 10:39   |   <text:a xlink:type="simple" xlink:href="http://palinfo.habago.org/Entry?Command=Information_PrintForum&amp;iPage=237#FORUM34834"><text:span text:style-name="T2">#</text:span></text:a></text:p>
      <text:p text:style-name="P6">http://sports.ettoday.net/news/751271 <text:line-break/><text:line-break/>http://sports.ettoday.net/news/751974 <text:line-break/><text:line-break/>http://goo.gl/s4cThT</text:p>
      <text:p text:style-name="P1"><text:span text:style-name="T1">陳真</text:span><text:s/>  |  2016.08.09 11:01   |   <text:a xlink:type="simple" xlink:href="http://palinfo.habago.org/Entry?Command=Information_PrintForum&amp;iPage=237#FORUM34833"><text:span text:style-name="T2">#</text:span></text:a></text:p>
      <text:p text:style-name="P2">底下是<text:span text:style-name="T3">11</text:span>年前的<text:span text:style-name="T3">8</text:span>月<text:span text:style-name="T3">6</text:span>號寫的一篇文字，放在親系譜上。因為親系譜被剽竊得太嚴重，十年前就把它給關了，而且我還從後台把大部份已經貼出的文章一篇一篇隱形，讓人看不見。剛剛把這文章又重新把它放行。<text:span text:style-name="T3"><text:line-break/><text:line-break/></text:span>每年到了八月，經常就會想起原爆。從我很小都還不識字的時候，我媽反覆就跟我講了許多這方面的故事，這是其中一個；從小到大，講了許多次，似乎念念不忘。她有點說故事的本領和衝動，我一直以為這故事是她自己瞎掰來哄我的，長大後才知是真。她講故事的方式往往很平淡，但也因其平淡，反倒經常讓我一生難忘。我知道一個人若不是對某種東西懷抱深刻感情，不會淡然若此卻又念念不忘。<text:span text:style-name="T3"> <text:line-break/><text:line-break/>http://kinship.habago.org/archives/2005/08/06/11.40.26/</text:span></text:p>
      <text:p text:style-name="P1"><text:span text:style-name="T1">陳真</text:span><text:s/>  |  2016.08.09 02:23   |   <text:a xlink:type="simple" xlink:href="http://palinfo.habago.org/Entry?Command=Information_PrintForum&amp;iPage=237#FORUM34832"><text:span text:style-name="T2">#</text:span></text:a></text:p>
      <text:p text:style-name="P3">幾十年來，在這島上，我常有一種很深的感觸，似乎不管你講些什麼或寫些什麼，人們只看得到政治。關心政治是應該的，但是，人們看到的其實不是政治，而是一種顏色或立場，只對這類東西感興趣。許多時候，甚至把你寫的一切，簡化成為一種所謂<text:span text:style-name="T3"><text:s/>"</text:span>罵<text:span text:style-name="T3">"</text:span>。可是，若真要罵人，<text:span text:style-name="T3">x</text:span>它媽的需要寫那麼多字嗎？於是，不管你寫多少不同的東西或做多少不同的事，人們的注意力始終就只是在停留在關於政治立場的幾個關鍵字上。<text:span text:style-name="T3"><text:line-break/><text:line-break/></text:span>早些年，比方說黨外時期，在醫院工作或實習、見習時，身上始終就貼個<text:span text:style-name="T3"><text:s/>"</text:span>陰謀暴力份子<text:span text:style-name="T3">" </text:span>的標籤，意味著謾罵政府、擾亂社會安定的壞人之意；有此標籤在，就算我不想獨來獨往，也只好獨來獨往。有些同事，發現我跟她們想像中的<text:span text:style-name="T3"><text:s/>"</text:span>陰謀暴力份子<text:span text:style-name="T3">" </text:span>的感覺不太一樣，企圖理解我的<text:span text:style-name="T3"><text:s/>"</text:span>其它面向<text:span text:style-name="T3">"</text:span>，理解的結果，似乎比<text:span text:style-name="T3"><text:s/>"</text:span>不理解<text:span text:style-name="T3">" </text:span>還誤解更深。<text:span text:style-name="T3"> <text:line-break/><text:line-break/></text:span>在醫院，醫生護士及其他各單位同事經常一起吃飯、出遊或看電影等等，我一向躲得遠遠的，就好像流浪狗很怕看到人或吸血鬼害怕見到光那樣。他們大多是看一些什麼<text:span text:style-name="T3"><text:s/>"</text:span>報告班長<text:span text:style-name="T3">" </text:span>之類，類似時下流行的什麼幾把刀那類<text:span text:style-name="T3"><text:s/>"</text:span>電影<text:span text:style-name="T3">"</text:span>。記得有一次，一個護士問我喜不喜歡看電影，我都還來不及搭腔，旁邊有個護士就先替我回答了，她說<text:span text:style-name="T3"><text:s/>"</text:span>陳醫師不會喜歡看電影的啦<text:span text:style-name="T3">"</text:span>，然後還比手畫腳說了一段描述，相當經典。她說：<text:span text:style-name="T3">"</text:span>妳就算把一座美麗的山放在陳醫師眼前，他也只會看到整座山寫著<text:span text:style-name="T3"><text:s/>'</text:span>台灣獨立<text:span text:style-name="T3">' </text:span>四個字<text:span text:style-name="T3">"</text:span>。<text:span text:style-name="T3"> <text:line-break/><text:line-break/></text:span>我在一旁聽了，微笑默然不語。但我心裏納悶，我雖寫過許多文章，但我長這麼大，平常根本不會跟任何人談起一句政治，因為政治根本沒什麼好談，至少我從不會主動談起；閃躲這類話題都來不及了，怎麼還會想談政治？為什麼在一群護士眼中，我卻是這樣一個只對政治有興趣、只會讀醫學教科書、對大自然或琴棋書畫及音樂等等完全不感興趣、非常嚴肅呆板的人？<text:span text:style-name="T3"> <text:line-break/><text:line-break/></text:span>不過，那畢竟是三十年前的時代。那個時代，大家都很乖巧，家教都很好，跟現在其實差不多，大家每天談明星名人名作家如劉墉、小野或什麼娟之類<text:span text:style-name="T3"><text:s/>(</text:span>所謂琴棋書畫指的就是這些<text:span text:style-name="T3">)</text:span>，或是聊同事八卦、講同事壞話<text:span text:style-name="T3">(</text:span>所謂<text:span text:style-name="T3"><text:s/>"</text:span>不嚴肅不呆板<text:span text:style-name="T3">" </text:span>的意思<text:span text:style-name="T3">)</text:span>，而且大家好像很喜歡去<text:span text:style-name="T3">KTV(</text:span>所謂熱愛音樂的意思。但我這輩子至今還不知道<text:span text:style-name="T3"><text:s/>KTV </text:span>裏頭究竟長什麼樣<text:span text:style-name="T3">)</text:span>，更喜歡男男女女一起出去烤肉郊遊搞搞小曖昧<text:span text:style-name="T3"><text:s/>(</text:span>所謂喜歡浪漫、熱愛大自然的意思。但我這輩子從來不曾參加過這類團康聯誼活動<text:span text:style-name="T3">)</text:span>。在這樣一種狀況下，彼此八字顯然不合，你自然很難不讓人對你產生誤解。<text:span text:style-name="T3"> <text:line-break/><text:line-break/></text:span>三十年後的今天，其實還是一樣。曾有個醫院同事不知道從哪聽來我<text:span text:style-name="T3"><text:s/>"</text:span>對政治有興趣<text:span text:style-name="T3">"</text:span>，馬上把我聯想為綠營支持者，趕緊恭維我，並且開始套關係，說他也認識一個精神科醫生，<text:span text:style-name="T3">"</text:span>跟你一樣哦，很厲害，很會利用媒體<text:span text:style-name="T3">"</text:span>。我聽了，當然也只能默然以對。我都已經三十年不跟記者打交道了，這年頭，記者當然也不會對我有興趣，我幾時<text:span text:style-name="T3"><text:s/>"</text:span>很會利用媒體<text:span text:style-name="T3">"</text:span>？即便是黨外時代也一樣，看到記者就跟兔子看到獵人一樣，逃都來不及了，我怎麼會去<text:span text:style-name="T3"><text:s/>"</text:span>利用媒體<text:span text:style-name="T3">"</text:span>？<text:span text:style-name="T3"> <text:line-break/><text:line-break/>1989</text:span>年，我的好朋友詹益樺剛自焚而死。那一年，侯孝賢的<text:span text:style-name="T3"><text:s/>"</text:span>悲情城市<text:span text:style-name="T3">" </text:span>上映，我買了票，從早場一直看到晚場結束才離開，看了好幾遍，那時候的電影院不清場，隨你愛看幾遍就看幾遍。同樣是那一年的光復節<text:span text:style-name="T3">10</text:span>月<text:span text:style-name="T3">25</text:span>日，我跟黃華等等幾個人，大約總共不會超過十個，無預警來到總統府。<text:span text:style-name="T3"> <text:line-break/><text:line-break/></text:span>我帶著一塊布條，寫著：<text:span text:style-name="T3">"</text:span>台灣淪陷而非光復<text:span text:style-name="T3">" </text:span>之類。一堆軍警發現了，就衝出來包圍，大家四分五散讓他們追著跑。一個看來位階比較高的中年警官把我攔下，氣喘吁吁地一直說：<text:span text:style-name="T3">"</text:span>大哥，大哥，算我拜託你，你別亂來，你是存心要我死嗎？<text:span text:style-name="T3">"</text:span>意思是叫我到此為止，不要為難他們。其實我也不知道就算讓我衝進總統府要幹啥，於是我就半推半就讓他們一群軍警給慢慢<text:span text:style-name="T3"><text:s/>"</text:span>拱著<text:span text:style-name="T3">" </text:span>離開現場。過程中，有位便衣特務還拿出一支好像是電擊棒，在我眼前揮舞，問我要不要試試。<text:span text:style-name="T3"> <text:line-break/><text:line-break/></text:span>隔天，回醫院上班，有位護士問我昨天去哪，打電話都沒人接。我說我去台北。<text:span text:style-name="T3">"</text:span>去台北幹啥？<text:span text:style-name="T3">" "</text:span>去總統府抗議<text:span text:style-name="T3">"</text:span>。護理站的護士們聽了全嚇一跳，問我去抗議什麼？我說，昨天是光復節，但我不覺得台灣已經光復，感覺比較像淪陷。大家聽了，面面相覷，互使眼色，彷彿我腦袋不正常似的那種神情。<text:span text:style-name="T3"> <text:line-break/><text:line-break/></text:span>有位護士說，<text:span text:style-name="T3">"</text:span>你不覺得這樣很無聊嗎？<text:span text:style-name="T3">" </text:span>我沒回答。另一位護士說，<text:span text:style-name="T3">"</text:span>看你平常很溫和，怎麼會去做這些可怕的事？<text:span text:style-name="T3">" </text:span>另一位接著說，<text:span text:style-name="T3">"</text:span>對啊，如果可以把這個面向拿掉就好了<text:span text:style-name="T3">"</text:span>。我說，<text:span text:style-name="T3">"</text:span>一個人只會有一種面向，不會有兩種，就好像一個人只會有一個靈魂，不會有兩個；拿掉靈魂就什麼都沒有了<text:span text:style-name="T3">"</text:span>。護士們紛紛苦笑搖頭，意思是說我沒救了。有個護士做了總結：<text:span text:style-name="T3">"</text:span>看你平常傻傻的很單純，為什麼有時候講起話來這麼嚴肅可怕？<text:span text:style-name="T3">" <text:line-break/><text:line-break/></text:span>寫這麼多，我只是想講當年講過的這句話：<text:span text:style-name="T3">"</text:span>一個人只會有一種面向，不會有兩種，就好像一個人只會有一個靈魂，不會有兩個；拿掉靈魂就什麼都沒有了<text:span text:style-name="T3">"</text:span>。我們看待任何人事物，一定是在這樣一個所謂靈魂的架構下去理解與之相關的一切，就如維根斯坦說，<text:span text:style-name="T3">"My attitude towards him is an attitude towards a soul." (</text:span>我們對待一個人的態度，就是對待一個靈魂的態度。<text:span text:style-name="T3">) <text:line-break/><text:line-break/></text:span>換個方式說，從一個句子，我們就能知道這句子來自一種什麼樣的<text:span text:style-name="T3"><text:s/>"</text:span>語言<text:span text:style-name="T3">"</text:span>；你得先在<text:span text:style-name="T3"><text:s/>"</text:span>語言<text:span text:style-name="T3">" </text:span>或<text:span text:style-name="T3"><text:s/>"</text:span>靈魂<text:span text:style-name="T3">" </text:span>或所謂<text:span text:style-name="T3"><text:s/>"</text:span>生命形式<text:span text:style-name="T3">" (form of life) </text:span>這個層次上產生適當的理解，然後你才有可能理解裏頭的每一個<text:span text:style-name="T3"><text:s/>"</text:span>句子<text:span text:style-name="T3">"</text:span>。句子絕不可能是一種可以獨立於一整套<text:span text:style-name="T3"><text:s/>"</text:span>語言<text:span text:style-name="T3">" </text:span>之外的東西。不同的人，不同的靈魂，不同的生命形式，即便講出一模一樣的句子，意義很可能完全不一樣。一個人不可能光是覆述某些句子就能使那些句子產生意義。誤解了背後整套<text:span text:style-name="T3"><text:s/>"</text:span>語言<text:span text:style-name="T3">"</text:span>，其實也就等於誤解了與之相關的一切。<text:span text:style-name="T3"> <text:line-break/><text:line-break/></text:span>對人對己都一樣，如果你不知道我究竟活在哪一種<text:span text:style-name="T3"><text:s/>"</text:span>語言<text:span text:style-name="T3">" </text:span>底下，如果你不知道我的<text:span text:style-name="T3"><text:s/>"</text:span>靈魂<text:span text:style-name="T3">" </text:span>依靠什麼樣的糧食，事實上你也不可能聽懂我在讚美什麼或批評什麼。比方說，我很厭惡的一些人渣<text:span text:style-name="T3"><text:s/>(</text:span>恕我不敢點名舉例，因為我真的怕小人<text:span text:style-name="T3">)</text:span>，這些人通常被捧為理想家或改革者，成為人們的偶像或典範；我同時還能保證，他們通常都沒有前科，而且都是專門做一些鎂光閃閃、冠冕堂皇的事，高唱進步改革的高調，但他們依然是人渣。為什麼？因為在我的<text:span text:style-name="T3"><text:s/>"</text:span>語言<text:span text:style-name="T3">" </text:span>裏，或者說在我的靈魂世界裏，這些人恰恰是一種人性醜惡的典型例子。<text:span text:style-name="T3"> <text:line-break/><text:line-break/>1997</text:span>年剛去英國時，經常看到一些衣著新潮、意味著進步與時髦的的<text:span text:style-name="T3"><text:s/>"</text:span>哈中族<text:span text:style-name="T3">"</text:span>，穿著鏽有中文字的<text:span text:style-name="T3"><text:s/>T shirt</text:span>，或是身上刻滿刺青，寫著一些中國字。路邊也有類似的攤位，陳列許多中國字，旁邊附有英文解說，供哈中族顧客挑選文字，刺青在自己身上，很炫很酷。<text:span text:style-name="T3"> <text:line-break/><text:line-break/></text:span>記得有個英國女生，胸前鏽了個<text:span text:style-name="T3"><text:s/>"</text:span>芒<text:span text:style-name="T3">" </text:span>字，英文解說是<text:span text:style-name="T3"><text:s/>shining (</text:span>閃亮<text:span text:style-name="T3">)</text:span>，但不知道為什麼，我其實是馬上聯想到芒果。洋人不懂中文，以為一個字就一個意思，他沒法掌握中文這套語言。其它還有很多字，現在記不得了，只記得往往被解說得很好笑，洋人刻在身上還很得意，以為真的很閃亮。你想跟他解釋，恐怕有點難，因為要理解一套跟自己不一樣的<text:span text:style-name="T3"><text:s/>"</text:span>語言<text:span text:style-name="T3">" </text:span>並不容易。知己或同類之間，三言兩語就能懂，但是，對於非我族類，就算長篇大論也不可能懂。<text:span text:style-name="T3"> <text:line-break/><text:line-break/></text:span>維根斯坦本來是要找一位邏輯學家<text:span text:style-name="T3"><text:s/>G. Frege </text:span>拜師，後來被轉介到羅素門下。<text:span text:style-name="T3">Frege</text:span>有句名言，簡單說就是：你不可能理解一個句子，除非你理解一整個語言。維根斯坦把它倒過來說其實也一樣，當你了解了一個句子，事實上你已經理解了一套語言，也就是一整個生命形式。也許可以這麼說，至少在某些人身上這現象特別顯著，你要嘛理解他講的每一句話，要嘛就是連一個句子也不可能懂。<text:span text:style-name="T3"> <text:line-break/><text:line-break/></text:span>長年來，從無數的回應或文章被轉述轉寄或轉貼中，對此我是非常悲觀的，近乎絕望。所謂理解，幾乎不存在。自卑的人聽了，馬上會以為我這句子是在展示一種驕傲，但是，世上怎麼可能會有人會對自己之無法被人理解而感到驕傲？世上怎麼可能會有人對於這樣一種絕望會感到得意？世上怎麼可能會有人得意自己沒法跟人產生真實的理解而只能不斷說<text:span text:style-name="T3"><text:s/>"</text:span>我沒有這個意思<text:span text:style-name="T3">"</text:span>、<text:span text:style-name="T3">"</text:span>我從沒有那樣的想法<text:span text:style-name="T3">"</text:span>、<text:span text:style-name="T3">"</text:span>我根本不是那種人<text:span text:style-name="T3">"</text:span>？<text:span text:style-name="T3"> <text:line-break/><text:line-break/></text:span>比方說，每次只要稍微講到政治，憑著一些事實上<text:span text:style-name="T3"><text:s/>"</text:span>自身<text:span text:style-name="T3">" </text:span>毫無意義的關鍵字，人們就會把你視為敵人或視為同類。比方說，討厭綠營的人看你<text:span text:style-name="T3"><text:s/>"</text:span>罵<text:span text:style-name="T3">" </text:span>綠營，他就很開心，進而以為你跟他是同類。可是，你我怎麼會是同類？我怎麼可能會去跟一群沒出息的騙子吵架打架？我怎麼可能會那麼沒出息？一群猴子搶了車，亂開一通，佔領了房子，四處破壞，雖然穿起西裝，但猴子仍然還是猴子。誰會窩囊到想去跟猴子打架？這種窩囊事千萬不用算我一份。<text:span text:style-name="T3"> <text:line-break/><text:line-break/></text:span>我並非用一種修辭方式來<text:span text:style-name="T3"><text:s/>"</text:span>罵敵人<text:span text:style-name="T3">"</text:span>，而是真心如此認為。這也是為什麼我很討厭被人拿來當成武器打擊所謂敵人的原因，因為實在太低級，太自我做賤了。一些馬文才，一群窩囊的賊，一堆猥瑣的騙子，不管他位置多高，權位多大，根本不在我們的世界裏，至少完全不在我的世界裏。一個人再怎麼自我做賤，也不該自我做賤到這種地步去把他們當成一種對手或敵人。當然，這話只有對我自己生效，而不是說你也非得一定要跟我一樣才行，但至少我不是那樣沒出息的人。<text:span text:style-name="T3"> <text:line-break/><text:line-break/></text:span>美國，或過去的國民黨黨國體制，是一種鬥爭對象，我很樂意成為他們的敵人，但綠油油的詐騙集團不是，我們跟他們根本就不應該放在同一個平面上；他們當然連敵人也稱不上，不過就只是一群讓人很看不起的窩囊小混混，不管他手上權力多大，不管他的粉絲多少，猴子就算開火車或開太空梭，猴子還是猴子。<text:span text:style-name="T3"> <text:line-break/><text:line-break/></text:span>我們應該面對這樣一種危害，就好像我們應該注重環境衛生，不要孳生蚊子蒼蠅，但蚊子蒼蠅怎麼會存在我們所關切的世界裏？怎麼會是我們的鬥爭對象？太低級了吧。你可以不認同，但我就是這樣子活的，我的生命形式就是長這樣。台灣詐騙無所不在，但你總不會因此立志想跟騙子們打架或吵架吧？騙子不應該是你所關切的世界的一部份不是嗎？<text:span text:style-name="T3"> <text:line-break/><text:line-break/></text:span>唯有理解了一套語言，你才有可能理解它裏頭的任何一個句子。比方說，隨便找來一塊木頭，上頭寫個<text:span text:style-name="T3"><text:s/>"</text:span>車<text:span text:style-name="T3">"</text:span>，寫個<text:span text:style-name="T3"><text:s/>"</text:span>馬<text:span text:style-name="T3">"</text:span>，寫個<text:span text:style-name="T3"><text:s/>"</text:span>炮<text:span text:style-name="T3">"</text:span>，這是什麼東西？不就是棋子嗎？當然不是，它們什麼也不是，除非你指的是下棋這回事，然後你才能說這些莫名其妙的東西是棋子。<text:span text:style-name="T3">"</text:span>棋子<text:span text:style-name="T3">" </text:span>只能屬於<text:span text:style-name="T3"><text:s/>"</text:span>棋局<text:span text:style-name="T3">" </text:span>這樣一套<text:span text:style-name="T3"><text:s/>"</text:span>語言<text:span text:style-name="T3">"</text:span>。你總不能看到<text:span text:style-name="T3"><text:s/>"</text:span>車<text:span text:style-name="T3">" </text:span>就想到火車或想到賓士轎車，看到炮就以為是在講放鞭炮的事，看到馬就以為是在談動物學。如果你只會根據這樣一些事實上毫無意義的關鍵字去理解事情，你其實什麼也不可能理解。我們所面臨的困境就是這樣。要不是作者表達能力太差，就是讀者其實並不懂得如何閱讀，而是在一種輕薄短小低能智障的鬼扯蛋口水網路資訊世界中長大。<text:span text:style-name="T3"> <text:line-break/><text:line-break/>"</text:span>親系譜<text:span text:style-name="T3">" </text:span>首頁有個簡介，如此寫道：<text:span text:style-name="T3"> <text:line-break/><text:line-break/>"</text:span>維根斯坦說，他的哲學工作就像在「補一張破碎的蜘蛛網」，恢復線縷間應有的連結。待網補齊，我們將看見一個全新的風景，一個嶄新的世界。它與過去什麼都一樣，但其實什麼都不一樣；它似乎什麼都沒變，但其實一切都已改變。就如一盤棋一齣戲一個故事一首曲子，生命必須是一個整體；如果生命只是一種孤立現象，它將喪失意義而無法理解。這個人和那個人，這個生命和那個生命，反覆述說著同樣一個故事，就如畢卡索這麼說：「我講的，當它散佈在空氣裏，只不過是一些話語，但你若把它們用應有的方式聚攏起來，你將會看到一幅完整的風景。」而這也是我們對「親系譜」（<text:span text:style-name="T3">kinship</text:span>）這門「宗教」的理解和信仰。<text:span text:style-name="T3">" <text:line-break/><text:line-break/></text:span>著名畫家<text:span text:style-name="T3"><text:s/>Pierre-Auguste Renoir </text:span>的兒子<text:span text:style-name="T3">--"</text:span>大幻影<text:span text:style-name="T3">" </text:span>的導演<text:span text:style-name="T3"><text:s/>Jean Renoir </text:span>有句名言說：<text:span text:style-name="T3">"</text:span>一個好導演，一生只拍一部片<text:span text:style-name="T3">"</text:span>。<text:span text:style-name="T3">Robert Altman </text:span>一生拍了恐怕上百部電影，但他也常說，他<text:span text:style-name="T3"><text:s/>"</text:span>只拍了一部片，只是屬於不同章節<text:span text:style-name="T3">"</text:span>。畢竟人的靈魂只有一個；而且，人不可能偽裝，因為你的每一個文字，每一道筆畫，都會洩露你的靈魂究竟長什麼模樣。<text:span text:style-name="T3"> <text:line-break/><text:line-break/></text:span>我常覺得，自己寫的東西粗糙低劣，好像永遠只能是某種技藝與思想的初學者；每次回頭看自己寫的東西，總覺得真是爛到爆。我常因此很慶幸這輩子至今沒有任何著作出版或正式論文發表之類。不過，姑且不說其爛，畢竟一個再爛的東西，終究還是得畫出一個模樣或說出一點什麼來。如果我是個畫家，我畫的每一筆其實都沒有意義，可是，當我畫了一輩子，畫了千千萬萬筆之後，你若把這一切湊起來看，也許你就會察覺到一片風景；而這片風景即使畫得很爛，但它或許是你前所未見的一種景色。<text:span text:style-name="T3"> <text:line-break/><text:line-break/></text:span>我的<text:span text:style-name="T3"><text:s/>"</text:span>作品<text:span text:style-name="T3">" </text:span>只有兩課，第一課就是各位所能看到的，第二課是存放倉庫裏，不曾公開的。第一課三歲小孩也能懂，第二課能懂的人恐怕沒幾個。但是，第一課卻遠遠比第二課還要困難許多，因為它是用生命的痛苦寫成，而第一課卻只是運用了一些小聰明。王爾德說得對，<text:span text:style-name="T3">"</text:span>所謂才華只是雕蟲小技，生活才是我的天才所在。<text:span text:style-name="T3">" <text:line-break/><text:line-break/></text:span>我不知道在這樣一種輕薄短小的科技時代裏，在這樣一個聚焦鎂光閃爍的窩囊社會裏，講這樣一些純屬<text:span text:style-name="T3"><text:s/>"</text:span>告白<text:span text:style-name="T3">" (confession) </text:span>的東西，會不會太不搭調、太自我做賤了些。告白總是一個人說，另一個人聽，但聽眾究竟何在，似乎仍在未定之天。<text:span text:style-name="T3"> <text:line-break/><text:line-break/></text:span>我很喜歡德國作曲家<text:span text:style-name="T3"><text:s/>Carl Orff </text:span>的布蘭詩歌<text:span text:style-name="T3"><text:s/>(Carmina Burana)</text:span>，經常聽，特別喜歡第一首<text:span text:style-name="T3"><text:s/>"O Fortuna" (</text:span>啊！命運！<text:span text:style-name="T3">) </text:span>和第二首<text:span text:style-name="T3"><text:s/>"Fortune plango vulnera"(</text:span>痛苦命運的創傷<text:span text:style-name="T3">)</text:span>，還有酒館<text:span text:style-name="T3"><text:s/>(In Taberna) </text:span>那一整段，特別是其中第十一首<text:span text:style-name="T3"><text:s/>"ESTUANS INTERIUS" (</text:span>我心沸騰<text:span text:style-name="T3">) </text:span>和第十四首<text:span text:style-name="T3"><text:s/>"In Taberna Quando Sumus" (</text:span>當我們在酒館<text:span text:style-name="T3">)</text:span>。<text:span text:style-name="T3"> <text:line-break/><text:line-break/></text:span>布蘭詩歌創作的時間大約距今一千年前的<text:span text:style-name="T3"><text:s/>11</text:span>到<text:span text:style-name="T3"><text:s/>13 </text:span>世紀之間，橫跨兩三百年，由不同年代的不明人士寫成；有人考證說是各個年代一些流浪文人所寫。我不懂歷史，不知道為什麼一千年前的人這麼<text:span text:style-name="T3"><text:s/>"</text:span>浪漫<text:span text:style-name="T3">"</text:span>，中世紀不是很黑暗、很宗教？當時大家的家教不是都很好嗎？寫的竟然是一些歌頌酒色賭博與愛情、甚至自甘<text:span text:style-name="T3"><text:s/>"</text:span>墮落<text:span text:style-name="T3">" </text:span>的詩句，就連調戲英國女王的句子都有。<text:span text:style-name="T3"> <text:line-break/><text:line-break/></text:span>一共兩百多首。這樣一些詩歌，藏在一包神祕的羊皮紙卷裏，埋藏了五、六百年，直到<text:span text:style-name="T3">1803</text:span>年在德國某個修道院才被人發現，舉世震驚。音樂家<text:span text:style-name="T3"><text:s/>Carl Orff </text:span>閱讀詩歌感動之餘，選出其中二十幾首，為它譜成了我們現在聽到的布蘭詩歌。他自己很滿意，曾宣稱，<text:span text:style-name="T3">"</text:span>這才是我的第一部作品，過去寫的其它曲子全都可以丟棄了<text:span text:style-name="T3">"</text:span>。全曲一個多小時，我最喜歡的是<text:span text:style-name="T3"><text:s/>"ESTUANS INTERIUS" (</text:span>我心沸騰<text:span text:style-name="T3">)</text:span>，我能找到唱得最好的是這一位：<text:span text:style-name="T3"> <text:line-break/><text:line-break/>https://www.youtube.com/watch?v=6I7RjyTOoS8 (</text:span>建議一天聽<text:span text:style-name="T3">100</text:span>遍<text:span text:style-name="T3">) <text:line-break/><text:line-break/></text:span>我也很喜歡它的詞。一千年，多麼遙遠的過去，但這樣一些詩歌作者熱情之澎湃，卻又讓人覺得距離一點也不遠。人與人之間，遠不遠是根據氣味，根據心靈的距離，而不是根據意見或立場的表面相似性。<text:span text:style-name="T3"> <text:line-break/><text:line-break/>"</text:span>我心沸騰<text:span text:style-name="T3">" </text:span>這段詞的英文翻譯是這麼寫的：<text:span text:style-name="T3"> <text:line-break/><text:line-break/>burning inside <text:line-break/>with anger, <text:line-break/>bitterly <text:line-break/>i speak to my heart: <text:line-break/>created from matter, <text:line-break/>of the ashes of the elements, <text:line-break/>i am like a leaf <text:line-break/>played with by the winds. <text:line-break/><text:line-break/>if it is the way <text:line-break/>of the wise man <text:line-break/>to build <text:line-break/>foundations on stone, <text:line-break/>then i am a fool, like <text:line-break/>a flowing stream, <text:line-break/>which in its course <text:line-break/>never changes. <text:line-break/><text:line-break/>i am carried along <text:line-break/>like a ship without a steersman, <text:line-break/>and in the paths of the air <text:line-break/>like a light, hovering bird; <text:line-break/>chains cannot hold me, <text:line-break/>keys cannot imprison me, <text:line-break/>i look for people like me <text:line-break/>and join the wretches. <text:line-break/><text:line-break/>the heaviness of my heart <text:line-break/>seems like a burden to me; <text:line-break/>it is pleasant to joke <text:line-break/>and sweeter than honeycomb; <text:line-break/>whatever venus commands <text:line-break/>is a sweet duty, <text:line-break/>she never dwells <text:line-break/>in a lazy heart. <text:line-break/><text:line-break/>i travel the broad path <text:line-break/>as is the way of youth, <text:line-break/>i give myself to vice, <text:line-break/>unmindful of virtue, <text:line-break/>i am eager for the pleasures of the flesh <text:line-break/>more than for salvation, <text:line-break/>my soul is dead, <text:line-break/>so i shall tend to the flesh. <text:line-break/><text:line-break/></text:span>我不敢亂翻譯，但它的<text:span text:style-name="T3"><text:s/>"</text:span>意思<text:span text:style-name="T3">" </text:span>大約是說：我心狂暴，無端自語，生命宛若塵土落葉，隨風飄散。我就像搭著一艘沒有水手的船，隨波逐流；就像空中飛鳥，無處可依。鎖鍊無法束縛，鐵鍊綑綁不住，而我依然我行我素。我想尋求同類，不料卻招來一群敗類。我心沉重，渴望玩笑歡愉；維納斯女神的命令，有如蜜糖般的責任，我必遵守無疑。年少輕狂，我縱情慾樂，遺忘美德，放棄了救贖；靈魂既死，但求血肉無恙。<text:span text:style-name="T3"> <text:line-break/><text:line-break/></text:span>各位不用太計較我的<text:span text:style-name="T3"><text:s/>"</text:span>翻譯<text:span text:style-name="T3">"</text:span>，我只是隨便寫個意思大概。<text:span text:style-name="T3"> <text:line-break/><text:line-break/></text:span>底下有整首曲子，且有英文翻譯。第一和第二首由<text:span text:style-name="T3"><text:s/>0 </text:span>到<text:span text:style-name="T3"><text:s/>5:22</text:span>。第十一首由<text:span text:style-name="T3"><text:s/>28:52</text:span>到<text:span text:style-name="T3"><text:s/>31:55</text:span>。第十四首<text:span text:style-name="T3"><text:s/>36:44</text:span>到<text:span text:style-name="T3"><text:s/>40:00</text:span>。<text:span text:style-name="T3"> <text:line-break/><text:line-break/>https://www.youtube.com/watch?v=AO8tZXvFF94 <text:line-break/><text:line-break/></text:span>維那斯的命令，確實甘之如飴。我們正是為此而來，非關政治。</text:p>
      <text:p text:style-name="P1"><text:span text:style-name="T1">陳真</text:span><text:s/>  |  2016.08.07 17:21   |   <text:a xlink:type="simple" xlink:href="http://palinfo.habago.org/Entry?Command=Information_PrintForum&amp;iPage=237#FORUM34831"><text:span text:style-name="T2">#</text:span></text:a></text:p>
      <text:p text:style-name="P2">我在底下有關日本鬼子那一篇，提到台南市政府文化局出版一本狂舔日本鬼子<text:span text:style-name="T3">LP</text:span>的書：<text:span text:style-name="T3"> <text:line-break/><text:line-break/>http://gushi.tw/archives/14400?print=print <text:line-break/><text:line-break/></text:span>經學姊告知，居然有位<text:span text:style-name="T3">Kelly Zeng </text:span>剽竊了我寫的幾段，混合在別人寫的東西裏，貼在上述網址的留言板上。<text:span text:style-name="T3"><text:line-break/><text:line-break/></text:span>我很厭惡這類剽竊行為，平常也盡量不想知道，因為就算我有一萬雙手也處理不了那麼多這類鳥事，只能請依然還有點良心和人性者自重。至於人渣，我就拿他沒辦法了。<text:span text:style-name="T3"> <text:line-break/><text:line-break/></text:span>我必須再三聲明，我不可能在其它任何地方留言，也絕不幹匿名的窩囊事。<text:span text:style-name="T3"> <text:line-break/><text:line-break/></text:span>任何人如果你對政治或任何議題或想法有意見，難道你不會自己造句以便表達自己的想法嗎？非得這樣剽竊不可嗎？用這樣一種卑劣的方式去宣揚你認為正義的事？這樣合理嗎？這樣還叫做正義嗎？媽的，一個人只要讀過兩年小學，難道連自己造個句子也不會？這年頭剽竊成為常態，恬不知恥。<text:span text:style-name="T3"> <text:line-break/><text:line-break/></text:span>十多年前，我曾公開寫了一些<text:span text:style-name="T3"><text:s/>"</text:span>第二課<text:span text:style-name="T3">"</text:span>，也就是比較所謂學術性的東西，居然有人直接剪去當大學教材，媽的，這樣旁人看了，說不定會以為是我剽竊他的。幾次慘痛經驗後，從此我就不敢再把這類屬於第二課的文字貼出來，只能寫給自己看，倉庫裏累積了好幾千頁。<text:span text:style-name="T3"> <text:line-break/><text:line-break/></text:span>我原本以為，<text:span text:style-name="T3">"</text:span>第一課<text:span text:style-name="T3">"</text:span>，也就是比較個人性質、比較通俗的文字，以<text:span text:style-name="T3"><text:s/>"</text:span>我<text:span text:style-name="T3">" </text:span>為發語詞的，應該就比較不會被剽竊，畢竟那是我的個人生活經驗，純粹是個人風格，但事實上還是一樣剽竊，甚至連對岸也一樣。華人基本上都是一個樣，很低級，很不文明，行事猥瑣，很難令人恭維。你相不相信就連<text:span text:style-name="T3"><text:s/>"</text:span>維根斯坦與梅豔芳<text:span text:style-name="T3">" </text:span>那樣一種純粹講述我個人生活經驗、講到我住在維根斯坦的墳墓不遠處那樣一種純粹私人到不能再私人的文章，對岸居然也有人能直接整篇文章拿去用，把作者改成他自己的名字，還拿去參加什麼文學雜誌舉辦的作文比賽。<text:span text:style-name="T3"> <text:line-break/><text:line-break/></text:span>一個人在講什麼救國救民的國家大事之前，基本上應該先做到讓自己不是一個人渣，不是一個賊，否則我不知道講那些什麼國家大事或什麼美妙的風花雪月究竟有何意義可言。<text:span text:style-name="T3"> <text:line-break/><text:line-break/></text:span>造句有那麼難嗎？心裏想到<text:span text:style-name="T3">1</text:span>就寫<text:span text:style-name="T3">1, </text:span>想到火燄就寫火燄，只要會說話，造個句子有那麼難而非得去剽竊不可嗎？<text:span text:style-name="T3"> <text:line-break/><text:line-break/></text:span>而且，如果有人那麼熱情激昂很想殺敵，拜託就自己拿起武器自己去殺，不要總是轉貼我寫的，拿我當炮灰。華人社會特別是台灣，沒有言論自由可言，想要怎麼抹黑就可以怎麼抹黑，想要怎麼羞辱就可以怎麼羞辱。唯有巴勒網在我的控制下基本上是乾淨的，言論自由的。我要說的是，一個人實在不應該把時間耗費在無數的什麼臉書或論壇上，那種充滿傷害人的污言穢語的地方，對人的靈魂和德性是一種很大的傷害。別人喜歡在那類地方出沒我管不著，但請不要把我的文字轉貼到那種污穢邪惡沒有任何基本德性的地方。</text:p>
      <text:p text:style-name="P1"><text:span text:style-name="T1">陳真</text:span><text:s/>  |  2016.08.06 16:56   |   <text:a xlink:type="simple" xlink:href="http://palinfo.habago.org/Entry?Command=Information_PrintForum&amp;iPage=237#FORUM34830"><text:span text:style-name="T2">#</text:span></text:a></text:p>
      <text:p text:style-name="P3">十多年前，鳳凰有個節目談到二戰後的日本人。日本民間有些人，不願歷史盡成灰，不願真相被掩蓋，於是找來二戰一些日本老兵到日本各大學、高中演講，現身說法。<text:span text:style-name="T3"> <text:line-break/><text:line-break/></text:span>鳳凰的節目之所以動人是因為它的內在意涵豐富，充滿情感，描述而非解釋，更非灌輸，即便是一個再平常也不過的電視節目，也往往跟藝術電影或學術論文沒兩樣，嚴謹，深刻，可信度非常高，具有啟發性，而且往往非常感人；而不是像台灣弄出來的東西，幾乎千篇一律都是一種低能到爆的噁心八股無腦無心肝卻假溫馨並且強烈灌輸特定低能北七觀點的宣傳片。你看台灣市面上不是一大堆什麼跟歷史有關的電影或電視節目嗎，恐怕跟北韓沒兩樣，光看幾句廣告詞就想吐，而且全屬鬼扯蛋，美化特定特象，看一秒鐘就知道結尾，看一幕就等於看了全部，不過就是要灌輸某種鬼扯蛋的政治立場和愛<text:span text:style-name="T3"><text:s/>(</text:span>台灣<text:span text:style-name="T3">)</text:span>國思想。其實，就算要搞政治正確，就算要扭曲事實或造謠造神，好歹也要有點基本文化水平。<text:span text:style-name="T3"> <text:line-break/><text:line-break/></text:span>不過，這不是我現在要說的。我要說的是，那個鳳凰的節目並不是要批判什麼，而只是陳述日本民間對於反戰的一些努力。但我始終記得該節目裏頭匆匆閃過的一幕，一個日本老兵在某大學課堂上演講，說到自己當年如何用恐怖殘酷手段，當著受害者年幼子女的面前姦殺一名中國婦女，然後還把她的屍首丟入死者家中院子的一口井中。死者兩名年幼的子女在一旁驚嚇大哭，那個日本士兵就<text:span text:style-name="T3"><text:s/>"</text:span>隨手<text:span text:style-name="T3">" </text:span>把他們抓起來，一併丟入井裏頭，穿起褲子，滿足了獸慾，揚長而去。<text:span text:style-name="T3"> <text:line-break/><text:line-break/></text:span>那位士兵如今已是風中殘燭之年，但他也許遭受良心譴責，於是自願現身說法，到各級學校演講，希望這些血腥恐怖歷史不再重演。但是，你知道嗎，當這位老兵談起自己的這些暴行時，我注意到課堂上幾乎沒有幾個學生是醒著的，全趴著睡覺，睡得東倒西歪。<text:span text:style-name="T3"> <text:line-break/><text:line-break/></text:span>這年頭，生命幾乎萎縮到這樣一種狀況。假若今天講台上站的是一個名嘴或明星、政客或<text:span text:style-name="T3"><text:s/>AV</text:span>女優或什麼動漫人物，我看睡著的人馬上全都醒了。<text:span text:style-name="T3"> <text:line-break/><text:line-break/></text:span>德蕾莎說，<text:span text:style-name="T3">"</text:span>愛的反面不是恨，而是冷漠<text:span text:style-name="T3">"</text:span>。尼采，愛因斯坦，羅素等等，為什麼那麼鄙視群眾不是沒有道理，因為他們不再是他們，而成為<text:span text:style-name="T3"><text:s/>"</text:span>它<text:span text:style-name="T3">"</text:span>，成為一種特定目的的工具；握有權勢者始終都有辦法依照他的需要來決定如何塑造群眾，塑造它們的語言，塑造它們的想法與好惡，甚至塑造它們的情感，訓練它們該對什麼樣的人事物有反應，該對什麼樣的人事物視為無關痛癢，與我無關。聽起來很瘋狂，可當瘋狂變成一種壓倒性的主流，瘋狂反倒成為常態。尼采說<text:span text:style-name="T3"><text:s/>"Insanity in individuals is something rare - but in groups, parties, nations and epochs, it is the rule." (</text:span>瘋狂在個人身上其實很罕見，但在一個團體中或黨裏頭，在一個國家或時代裏，瘋狂才是運作常規。<text:span text:style-name="T3">) <text:line-break/><text:line-break/></text:span>我常引用<text:span text:style-name="T3"><text:s/>Spinoza </text:span>有關自由意志的那句名言，他說，<text:span text:style-name="T3">"</text:span>一顆石頭被拋向空中，假若石頭會思考，它肯定會以為自己會飛<text:span text:style-name="T3">"</text:span>。群眾就是這樣，我們總以為自己是自己的思想與感情的主人，是自己決定要對什麼樣的人事物感興趣或冷漠以對，但事實上真的是這樣嗎？當一個獨立的人有那麼容易嗎？<text:span text:style-name="T3">Noam Chomsky </text:span>曾經說過類似這樣一個想法，他說，要訓練人民變得被動而服從，最好的方法就是在一些無關緊要的事情上讓他們盡情地去討論，暢所欲言與發洩，很自由，很開放，但在那些真正重要的人事物上，卻偷偷地把它們阻絕在外，使之邊緣化，使得它們顯得彷彿無關緊要，彷彿任何一個具有正常理性與情感的人都不應該也不可能對那些人事物感興趣或表認同。<text:span text:style-name="T3"> <text:line-break/><text:line-break/></text:span>美國當然就是一個最好的例子。遠的不說，台灣其實不也就是這樣。雞毛蒜皮事大家每天吵翻天，但卻遺忘或鄙視或漠視一切足以天翻地覆的重要大事。難怪尼采老是詛咒群眾，厭惡民粹，<text:span text:style-name="T3">"</text:span>巴不得來一陣暴風，把那些高掛枝頭太久的臭爛枯葉，統統掃落地面<text:span text:style-name="T3">"</text:span>。這話聽起來頗振奮人心，彷彿自己不是網友，不是蛆，不是烏合之眾的一份子，但真的是這樣嗎？不管你的教育程度如何，我們的生命每天所思所想及一切日常作為，我們的喜好，我們的所謂興趣，哪一個不是一種流行？就連我們的每一個造句與表達及思維架構，每一道疑問與解答，其實都很像同一家工廠所出品的劣質產品。這樣一種沒頭沒腦沒臉沒面、面目模糊、連句子都一模一樣的群眾現象或蛆化現象，在台灣這樣一個文化沙漠卻又自我滿意度破表、極度封閉的小島上，特別明顯。<text:span text:style-name="T3"> <text:line-break/><text:line-break/></text:span>最近在<text:span text:style-name="T3"><text:s/>Internet Archive (https://archive.org/index.php) </text:span>上借了一本<text:span text:style-name="T3"><text:s/>"</text:span>包法利夫人<text:span text:style-name="T3">" </text:span>的作者福婁拜的傳記，<text:span text:style-name="T3">Herbert Lottman</text:span>寫的，零碎時間就拿起來隨便翻一翻，看到福婁拜寫給一位作家朋友的一封信<text:span text:style-name="T3"><text:s/>(pp.237-238)</text:span>，彼此熱烈分享對於群眾與暴民的厭惡。該信寫作時間是<text:span text:style-name="T3">1871</text:span>年，那一年法國究竟發生什麼事，我去查了一下，有個<text:span text:style-name="T3"><text:s/>"</text:span>巴黎公社<text:span text:style-name="T3">" </text:span>的短暫政府出現。我不懂歷史，不敢評價，但是福婁拜顯然是很感冒，講了許多<text:span text:style-name="T3"><text:s/>"</text:span>不愛法國<text:span text:style-name="T3">"</text:span>、而且還褻瀆<text:span text:style-name="T3"><text:s/>"</text:span>民主<text:span text:style-name="T3">" </text:span>的政治不正確的談話。他在信裏頭說，<text:span text:style-name="T3"><text:s/>"</text:span>我對於暴民<text:span text:style-name="T3"><text:s/>(mob)</text:span>、群眾<text:span text:style-name="T3"><text:s/>(mass)</text:span>、烏合之眾<text:span text:style-name="T3"><text:s/>(herd)</text:span>，真是厭惡到爆！<text:span text:style-name="T3">"</text:span>，<text:span text:style-name="T3">"</text:span>不管你怎麼努力都不可能提升群眾的水平<text:span text:style-name="T3">"</text:span>；他還說，<text:span text:style-name="T3">"</text:span>所謂普世的投票權，恐怕比君權神授說還更加愚蠢<text:span text:style-name="T3">"</text:span>，<text:span text:style-name="T3">"</text:span>整個民主政治的夢想，不過就是讓無產階級變得跟中產階級一樣愚蠢<text:span text:style-name="T3">"</text:span>。<text:span text:style-name="T3"> <text:line-break/><text:line-break/></text:span>這類帶有現實意義的想法或說法，跟我要說的蛆化現象或烏合之眾仍然有很大的不同，太過於表淺；事實上也不足以傳達福婁拜對於群眾之危害的厭惡。你恐怕還是得從作者們浩瀚無邊的無數微妙文字中去理解，而不光只是截取某一段社會性談話。簡單說，當人不再是人，而只是群眾之一；當<text:span text:style-name="T3"><text:s/>1 </text:span>不再是<text:span text:style-name="T3"><text:s/>1</text:span>，而只是某個小數點，其無所不在的傷害，是<text:span text:style-name="T3"><text:s/>"</text:span>存在性的<text:span text:style-name="T3">" (existential)</text:span>，美學的，生命的，宗教的，而不僅僅是一種政治操弄或輿論控制的社會現象。<text:span text:style-name="T3"> <text:line-break/><text:line-break/></text:span>當一個東西，假若它是<text:span text:style-name="T3"><text:s/>"</text:span>存在性的<text:span text:style-name="T3">"</text:span>，美學的，生命的，宗教的，意味著它其實只能竊竊私語，它只能說給一個人而不是一群人聽，它純粹就是某個讀者和某位作者之間的私密話語，你得把它當成一種情書來看，而不是當成一種社會分析或政治宣言。就跟你讀聖經一樣，透過作者的轉述，宗教基本上就是你跟神之間的事；神究竟對你說了些什麼，或你想對神說什麼，也只有你們雙方清楚，旁人是聽不見的。<text:span text:style-name="T3"> <text:line-break/><text:line-break/></text:span>捍衛這樣一種<text:span text:style-name="T3"><text:s/>"</text:span>私人空間<text:span text:style-name="T3">" </text:span>也許非常重要，因為它讓我們有機會成為有頭有臉的<text:span text:style-name="T3"><text:s/>"</text:span>一個人<text:span text:style-name="T3">"</text:span>，而不是成為面目模糊、無數的蛆之一。沒有這樣一種<text:span text:style-name="T3"><text:s/>"</text:span>個人<text:span text:style-name="T3">" (the individual) </text:span>的存在，我看不出民主和民粹有什麼不同。當然，民主與否從來都不是我關心的，我只關心我自己究竟是一隻蛆或一個人。</text:p>
      <text:p text:style-name="P1"><text:span text:style-name="T1">懷軒</text:span><text:s/>  |  2016.08.06 02:21   |   <text:a xlink:type="simple" xlink:href="http://palinfo.habago.org/Entry?Command=Information_PrintForum&amp;iPage=237#FORUM34829"><text:span text:style-name="T2">#</text:span></text:a></text:p>
      <text:p text:style-name="P2">今天看到這篇報導，遠近的南韓、菲律賓國民或是領導人與台灣相比都相對得對於美國仍舊有一種戒心，現實上雖仍必須依附美國，但都沒有台灣這麼的一廂情願又無腦。台灣人對世界局勢幾乎無感，更別說有人會有我們在被美國推出去當砲灰前哨的感覺。<text:span text:style-name="T3"> <text:line-break/><text:line-break/></text:span>至於日本新上任的這個防衛大臣，等人的時候翻報紙就剛好看到，一瞬間又血壓高。我對日本政府的厭惡又上升到一個新的境界。但是我寧願相信，也覺得，大部份的日本民眾其實並不是如次看待這些二戰時他們軍國政府所幹的惡事。<text:span text:style-name="T3"> <text:line-break/><text:line-break/>http://udn.com/news/story/6844/1873280 <text:line-break/><text:line-break/></text:span>懷軒</text:p>
      <text:p text:style-name="P4"/>
      <text:p text:style-name="P1"><text:span text:style-name="T1">陳真</text:span><text:s/>  |  2016.08.06 01:43   |   <text:a xlink:type="simple" xlink:href="http://palinfo.habago.org/Entry?Command=Information_PrintForum&amp;iPage=238#FORUM34828"><text:span text:style-name="T2">#</text:span></text:a></text:p>
      <text:p text:style-name="P2">謝謝威廷。我也搜尋過，功力差，搜不到；用聽的，只聽得片片斷斷不成句。謝謝幫這大忙，解了我十多年的困惑。<text:span text:style-name="T3"> <text:line-break/><text:line-break/></text:span>據說這位作曲家<text:span text:style-name="T3">Patrick Doyle</text:span>，對<text:span text:style-name="T3">Altman</text:span>寫的這些歌詞頗有感觸。<text:span text:style-name="T3"> <text:line-break/><text:line-break/></text:span>底下這兩句非常<text:span text:style-name="T3"><text:s/>Altmanesque</text:span>，特別深深打動我：<text:span text:style-name="T3"> <text:line-break/><text:line-break/>"And that's the way the story went <text:line-break/>As well as I can tell" <text:line-break/><text:line-break/></text:span>我想說些什麼，但什麼也記不得了；說故事能說得這麼美，能不讓人心碎？但我知道我若再多闡釋，美這東西就越說越遠了。<text:span text:style-name="T3"> <text:line-break/><text:line-break/></text:span></text:p>
      <text:p text:style-name="P1"><text:span text:style-name="T1">威廷</text:span><text:s/>  |  2016.08.05 14:03   |   <text:a xlink:type="simple" xlink:href="http://palinfo.habago.org/Entry?Command=Information_PrintForum&amp;iPage=238#FORUM34827"><text:span text:style-name="T2">#</text:span></text:a></text:p>
      <text:p text:style-name="P6"><text:span text:style-name="T1">歌詞是在網路上找到的</text:span> <text:line-break/>http://www.loony-archivist.com/gosford/lyrics_while.htm <text:line-break/><text:span text:style-name="T1">網站裡面最後兩句</text:span>And she'd sent him straight him to hell <text:line-break/>to<text:span text:style-name="T1">前面似乎多了個</text:span>him <text:line-break/><text:span text:style-name="T1">貼在這邊時我就把它給刪了</text:span> <text:line-break/><text:line-break/>Only for a while <text:line-break/>-------------------- <text:line-break/><text:line-break/>She found him on the doorstep <text:line-break/>Begging her for more. <text:line-break/>She took him in, <text:line-break/>And soothed his brow <text:line-break/>And did what he implored <text:line-break/>And did what he implored. <text:line-break/><text:line-break/>But when he'd had his fill of her <text:line-break/>And needed her no more <text:line-break/>She gently let him roam again <text:line-break/>To where he was before <text:line-break/>To where he was before. <text:line-break/><text:line-break/>He would tell her he loved her <text:line-break/>But only for a while <text:line-break/>Only when his blood was hot <text:line-break/>And even then he would smile. <text:line-break/><text:line-break/>And that's the way the story went <text:line-break/>As well as I can tell <text:line-break/>He kept coming back for more <text:line-break/><text:line-break/>And she'd sent him straight to hell <text:line-break/>And she'd sent him straight to hell. <text:line-break/><text:line-break/>Only for a while.</text:p>
      <text:p text:style-name="P1"><text:span text:style-name="T1">陳真</text:span><text:s/>  |  2016.08.05 13:04   |   <text:a xlink:type="simple" xlink:href="http://palinfo.habago.org/Entry?Command=Information_PrintForum&amp;iPage=238#FORUM34826"><text:span text:style-name="T2">#</text:span></text:a></text:p>
      <text:p text:style-name="P2">日本鬼子佔領南京，短短六星期內，屠殺二十到三十萬人，血流成河，並強姦兩萬多名中國婦女，其中許多是先姦後殺，而且是蓄意用變態、殘忍的方式屠殺，連嬰兒、小孩也一個都不放過。人類歷史上，要找到死亡人數更多的大屠殺事件，比比皆是，但要在殘忍與變態程度上找到跟南京大屠殺類似的事件，卻相當罕見。<text:span text:style-name="T3"> <text:line-break/><text:line-break/></text:span>但是，直到今天，日本鬼子仍然說這一切都不存在，說這是抹黑日本人的謊言。這位新上任的女國防部長居然還說慰安婦是合法的。哪一天，假若日本和祖國打仗吃了敗仗，假若祖國也抓她的女兒來祖國軍隊裏慰安個五年八年，不知道這混蛋還會不會說這是合法。她甚至還稱讚侵略，美化戰爭，說<text:span text:style-name="T3"><text:s/>"</text:span>戰爭是人類靈魂進化的宗教活動<text:span text:style-name="T3">"</text:span>。日本鬼子的如意算盤是，在美國的庇護下，將可在軍事上為所欲為，重返軍國主義之路。<text:span text:style-name="T3"> <text:line-break/><text:line-break/></text:span>相較於德國為納粹侵略與屠殺罪行幾十年來不斷地道歉、贖罪，日本人卻反其道而行，不斷竄改歷史教科書，美化這一切極其違反人性的血腥醜陋侵略史。日本人常以恥字自勉，但我實在看不出來日本鬼子哪一點知恥。我這輩子傷不了日本，傷不了美國，但在我的生活中，我始終會盡一切可能去避免讓美國和日本從我身上得到好處，特別是日本，尤為可恨。比方說，日本的產品，我若有其它選擇，我就不買也不用，只要是對日本有利的事，我就盡量不做。<text:span text:style-name="T3"> <text:line-break/><text:line-break/></text:span>日本鬼子不但曾經傷害祖國，並且也用同樣殘忍的方式屠殺台灣人。很可恨的是，台灣時下當權的這批綠油油的人渣，居然自願當日本人的狗，在教科書上，包括在各種歷史遺跡的告示牌上，百般歌頌日本統治<text:span text:style-name="T3"><text:s/>(</text:span>這類告示牌台南多得是<text:span text:style-name="T3">)</text:span>；教科書上，甚至連日本<text:span text:style-name="T3"><text:s/>"</text:span>殖民<text:span text:style-name="T3">" </text:span>二字都不許出現，連慰安婦是<text:span text:style-name="T3">"</text:span>被迫<text:span text:style-name="T3">" </text:span>的基本事實也要推翻，硬要說成<text:span text:style-name="T3"><text:s/>"</text:span>自願<text:span text:style-name="T3">"</text:span>，於是煽動一些無腦蠢材起來進行所謂反課綱。<text:span text:style-name="T3"> <text:line-break/><text:line-break/></text:span>舉個手邊現成的例子，<text:span text:style-name="T3">2013</text:span>年，台南市長賴啥小，透過台南市文化局出版了一本<text:span text:style-name="T3"><text:s/>"</text:span>尋訪<text:span text:style-name="T3">1915</text:span>噍吧哖事件<text:span text:style-name="T3">"</text:span>，配有一堆插圖。書中，凡是講到日本的，全是大篇幅的美化；講到抗日，就彷彿是受到中國革命的不良影響所產生的愚昧幼稚行為。<text:span text:style-name="T3"> <text:line-break/><text:line-break/></text:span>就連台灣人知道要常常洗澡，居然也能說成日本的德政之一，說是日本在台灣的總督府<text:span text:style-name="T3"><text:s/>"</text:span>嚴格要求台灣人養成勤於灑掃、洗澡的習慣<text:span text:style-name="T3">"</text:span>。台灣人之所以能接受基礎教育，也是因為偉大的日本人在台灣各地<text:span text:style-name="T3"><text:s/>"</text:span>普遍設立學校<text:span text:style-name="T3">"</text:span>。而且，書裏頭還說，日本人來了之後，交通變得好方便哦，要不是有日本人這麼先進的交通建設，台南玉井的噍吧哖事件之武裝抗日人士，這些<text:span text:style-name="T3"><text:s/>"</text:span>國家信念模糊<text:span text:style-name="T3">" </text:span>的愚夫愚婦，這些<text:span text:style-name="T3"><text:s/>"</text:span>未曾瞭解何謂革命、如何建立國家<text:span text:style-name="T3">" </text:span>的原住民，哪有可能有效地聯繫動員並且逃避日軍<text:span text:style-name="T3"><text:s/>"</text:span>搜捕<text:span text:style-name="T3">"</text:span>。<text:span text:style-name="T3"> <text:line-break/><text:line-break/></text:span>日本人來了，滿滿的德政，讓台灣人既懂得要常常洗澡，更懂得要掃地，書裏頭還說，台灣人也終於能普遍享用<text:span text:style-name="T3"><text:s/>"</text:span>啤酒、汽水這些新式飲料<text:span text:style-name="T3">"</text:span>。而且，<text:span text:style-name="T3">"</text:span>噍吧哖事件民兵進攻派出所的火攻行動中，飲料空瓶就扮演了重要角色<text:span text:style-name="T3">"</text:span>。<text:span text:style-name="T3"> <text:line-break/><text:line-break/></text:span>這一章的標題是：<text:span text:style-name="T3">"</text:span>承平時期的革命<text:span text:style-name="T3">"</text:span>，意思是說，大家生活過得好棒好爽哦，不信請看它的插畫：<text:span text:style-name="T3"> <text:line-break/><text:line-break/>http://gushi.tw/archives/14400?print=print <text:line-break/><text:line-break/></text:span>生活過得這麼爽的一種<text:span text:style-name="T3"><text:s/>"</text:span>承平時期<text:span text:style-name="T3">"</text:span>，怎麼還會有噍吧哖事件呢？原來是受到中國武昌革命的不良影響。<text:span text:style-name="T3"> <text:line-break/><text:line-break/></text:span>它還有個小標題寫著：<text:span text:style-name="T3">"</text:span>社會改革帶來的衝突<text:span text:style-name="T3">"</text:span>，總之，把日本人的一切屠殺和予取予求的血腥暴政統統抹除，簡化成一種極為正面的<text:span text:style-name="T3"><text:s/>"</text:span>社會改革<text:span text:style-name="T3">"</text:span>。而且，因為改革得太好了，太進步、太方便了，反而催化了<text:span text:style-name="T3"><text:s/>"</text:span>衝突<text:span text:style-name="T3">"</text:span>。於是，一場起因於日本人強佔山林土地、死傷近萬人的武裝抗日事件，卻解釋成日本的偉大社會改革底下一場無謂且愚昧的衝突。<text:span text:style-name="T3"> <text:line-break/><text:line-break/></text:span>住在台灣，特別是住台南，對於種種堂而皇之的美化日本殖民統治的行徑，我心裏只有一個恨字。我真不敢相信，人怎麼可以睜眼說瞎話、無恥到這種地步？！相反地，卻把一切和中國或中國人有關的歷史全部妖魔化，比方說，台灣社會要是有什麼不良習性，就說是因為被中國人統治過的關係。<text:span text:style-name="T3"> <text:line-break/><text:line-break/></text:span>但是，你可別以為這些綠油油的人渣真的舔日本人的<text:span text:style-name="T3"><text:s/>LP </text:span>舔得如此自然。這些人其實是沒有任何理念的，只要能謀取私利，奪取權力，他們可以一下舔日，一下反日。舉個例來說，<text:span text:style-name="T3">1989</text:span>年，侯孝賢的<text:span text:style-name="T3"><text:s/>"</text:span>悲情城市<text:span text:style-name="T3">" </text:span>在威尼斯得了金獅獎，因為片中觸犯<text:span text:style-name="T3">228</text:span>事件的禁忌，引起當時台灣社會相當大的矚目，絕大部份人是採肯定態度的，但是，你知道嗎，當時的民進黨檯面上一些人卻<text:span text:style-name="T3">GGYY</text:span>地指控該影片美化日本人。<text:span text:style-name="T3"> <text:line-break/><text:line-break/></text:span>電影中，不是有個端莊的日本婦女，在戰敗遣返日本之際，送了一些東西給女主角，並友善地與之告別嗎，所謂<text:span text:style-name="T3"><text:s/>"</text:span>美化日本人<text:span text:style-name="T3">" </text:span>指的就是這一幕，意思是說，怎麼可以在電影中製造這種美化日本人很友善很端莊的錯誤形象。你看，當時的民進黨多麼反日，連電影中出現日本人的端莊穿著，或出現日本人和台灣人友好的畫面都不行。<text:span text:style-name="T3"> <text:line-break/><text:line-break/></text:span>這些綠油油的生物，幾乎可以把一切事物給<text:span text:style-name="T3">"</text:span>手段化<text:span text:style-name="T3">"</text:span>，統統拿來做為一種奪取權力、美名與利益的手段，於是，他可以一下高唱左派，一下又突然變成極右派；一下暴力得很，一下又突然化身甘地，滿口非武力抗爭；一下醜化原住民說養他們等於是養老鼠咬布袋，對其死活從來不聞不問，一下為了鬥爭國民黨、為了搞<text:span text:style-name="T3"><text:s/>"</text:span>去中國化<text:span text:style-name="T3">" </text:span>來討美國主子歡心，居然又突然可以把原住民捧上天，說他們肩負轉型正義的重責大任；一下說陸客絕不能來，來了就會有木馬屠城血流成河的危險，而且骯髒的、有毒的、隨地大小便的大陸人一旦來了，台灣的公共衛生將完蛋，一下卻又怪罪說怎麼不讓陸客來台<text:span text:style-name="T3">...</text:span>。<text:span text:style-name="T3"> <text:line-break/><text:line-break/></text:span>這些人，無一句話是真，無一事出於真心，一切僅僅只是一種手段，唯有權力和私利是唯一目標。哪天如果兩岸統一了，如果<text:span text:style-name="T3"><text:s/>"</text:span>統一<text:span text:style-name="T3">" </text:span>在這島上變成一種有利可圖的主流立場，我敢保證，這些綠油油的人渣絕對比誰都還更加擁護祖國的統一。<text:span text:style-name="T3"> <text:line-break/><text:line-break/></text:span>很多人說他們其實就只是生意人，對此我不同意，因為生意人並不至於卑鄙若此，生意人不該是一種貶詞。他們其實就是不折不扣的詐騙集團。這些以謊言為生的賊，如今大權在握，每天忙著五鬼運財，每天忙著掏空台灣，忙著搶奪各種公家資源、佔領所有國營事業及無數的基金會等等龐大權位與暴利。<text:span text:style-name="T3"> <text:line-break/><text:line-break/></text:span>這樣還不夠，他們更是忙著出賣台灣，配合美、日，以確保私人權位與利益，放棄各個島嶼主權，讓台灣逐步成為美軍、日軍攻擊中國的一個重要軍事基地。這類大的事姑且不說，就說一點比較小的，比方說，準備開放日本輻射食品來台，比方說日本人居然要來台灣開菸廠，而且是舔日本人的<text:span text:style-name="T3">LP</text:span>舔得最起勁的台南市政府牽的線，準備在台南設廠。你能不能想像，假若今天是馬政府要讓大陸來台灣設菸廠，你想綠色生物們會怎樣？無恥下流的綠媒會怎麼說？卑鄙齷齪的親綠學者們又會跳出來如何救國救民？而且，恐怕又要砸行政院、佔立法院了。<text:span text:style-name="T3"> <text:line-break/><text:line-break/></text:span>這當然也相對突顯出藍營這一邊的麻木不仁與無能，沒有半點反抗能力，只能任人宰割，只能任是非與價值沉淪。綠營之所以往往非常團結是因為，它不是一個黨，而是一種廣義結盟的幫派，利益均霑；只要對幫派盡忠效力者，大家都能分到無數的好處，所以大家都會為它拼命。藍營卻缺少這樣一種幫派文化，甚至還會互相扯後腿，內鬥內行，外鬥外行。總之，台灣的將來是十分可悲的。<text:span text:style-name="T3"> <text:line-break/><text:line-break/></text:span>陳真<text:span text:style-name="T3">2016.08.05. <text:line-break/><text:line-break/>======================= <text:line-break/><text:line-break/></text:span>日新女防相否定南京屠殺<text:span text:style-name="T3"><text:s/></text:span>稱慰安婦一切合法<text:span text:style-name="T3"> <text:line-break/><text:line-break/>http://photo.chinatimes.com/20160803006098-260803 <text:line-break/><text:line-break/></text:span>中時電子報<text:span text:style-name="T3"> <text:line-break/><text:line-break/></text:span>陳慶餘<text:span text:style-name="T3"> <text:line-break/><text:line-break/>2016</text:span>年<text:span text:style-name="T3">08</text:span>月<text:span text:style-name="T3">03</text:span>日<text:span text:style-name="T3"> <text:line-break/><text:line-break/></text:span>日本首相安倍晉三今日改組內閣，其中，安倍親信、自民黨政務調查會長稻田朋美，獲提拔為防衞大臣，成為繼新上任東京都知事小池百合子後，日本第二位擔當此職的女性。但是由於她曾否認南京大屠殺，稱慰安婦在戰時合法，因此本次任命在日本國內外引起爭議。<text:span text:style-name="T3"> <text:line-break/><text:line-break/></text:span>現年<text:span text:style-name="T3"><text:s/>57 </text:span>歲的稻田朋美屬強硬派，政治理念與安倍相近，同樣支持解禁集體自衞權。她曾在去年表示，每名日本年輕男子都應該到自衛隊服役，以鍛鍊他們的意志。她更指出「戰爭是人類靈魂進化的宗教活動。」屢屢勁爆發言的她，不免讓人捏把冷汗。<text:span text:style-name="T3"> <text:line-break/><text:line-break/></text:span>稻田多次參拜靖國神社，也曾對遠東國際軍事法庭，在東京審判二戰甲級戰犯的「東京審判」提出質疑，指南京大屠殺為「新聞謊言」，更稱徵召慰安婦在戰時合法。她在上周要求搬走首爾日本大使館前的慰安婦像。另外，她也曾對南海問題及獨島（日本稱竹島）問題等敏感題材，發表具爭議言論。<text:span text:style-name="T3"> <text:line-break/><text:line-break/>================= <text:line-break/></text:span>反菸團體抗議<text:span text:style-name="T3"><text:s/></text:span>要林全撤日本菸廠執照<text:span text:style-name="T3"> <text:line-break/><text:line-break/></text:span>中央社<text:span text:style-name="T3"> <text:line-break/><text:line-break/>2016</text:span>年<text:span text:style-name="T3">8</text:span>月<text:span text:style-name="T3">4</text:span>日<text:span text:style-name="T3"> <text:line-break/><text:line-break/></text:span>（中央社記者戴雅真台北<text:span text:style-name="T3">4</text:span>日電）日本菸商去年在台南建廠，董氏基金會等團體今天赴行政院抗議，要求行政院長林全立即撤銷日本菸商營運執照。<text:span text:style-name="T3"> <text:line-break/><text:line-break/></text:span>董氏基金會、台灣醫界菸害防制聯盟、台灣國際醫學聯盟、消費者文教基金會等民間團體赴行政院遞交陳情書，家有<text:span text:style-name="T3">3</text:span>個小孩的陳姓夫妻也帶著孩子們一同抗議，高舉標語「勿讓台灣下一代成為菸商的小肥羊」。<text:span text:style-name="T3"> <text:line-break/><text:line-break/></text:span>抗議團體表示，日本菸商去年<text:span text:style-name="T3">7</text:span>月遭指出，在政府護航下於台南建造菸廠，監察院去年<text:span text:style-name="T3">12</text:span>月提出行政糾正，但財政部日前已核發日本菸廠的營運執照。台灣每年消費的<text:span text:style-name="T3">7.6</text:span>億包日本菸品，幾年後就可就地生產，不用再繳新台幣<text:span text:style-name="T3">30</text:span>億元關稅給台灣。<text:span text:style-name="T3"> <text:line-break/><text:line-break/></text:span>董氏基金會執行長姚思遠表示，前總統馬英九領導的行政院，在監察院糾正下，對菸商營運申請不敢有所動作。今年<text:span text:style-name="T3">5</text:span>月新政府上任後，菸商立刻向行政院要求進行製菸廠現場審查，希望取得營業執照。財政部<text:span text:style-name="T3">6</text:span>月<text:span text:style-name="T3">18</text:span>日率同相關部會到台南視察，菸商上個月順利取得營業執照。對這樣的決策感到非常困惑、遺憾。<text:span text:style-name="T3"> <text:line-break/><text:line-break/></text:span>抗議團體遞交陳情書，由行政院財政主計金融處長蕭家旗出面接受，他表示會如實將抗議團體意見轉達給林全。<text:span text:style-name="T3">1050804</text:span></text:p>
      <text:p text:style-name="P1"><text:span text:style-name="T1">陳真</text:span><text:s/>  |  2016.08.05 01:29   |   <text:a xlink:type="simple" xlink:href="http://palinfo.habago.org/Entry?Command=Information_PrintForum&amp;iPage=238#FORUM34825"><text:span text:style-name="T2">#</text:span></text:a></text:p>
      <text:p text:style-name="P3"><text:span text:style-name="T3">"</text:span>如果我根本說不出音樂對我有多重要，如何可能期待世人了解我？<text:span text:style-name="T3">" --</text:span>維根斯坦<text:span text:style-name="T3"> <text:line-break/><text:line-break/></text:span>剛剛才知道阿巴斯過世的消息。在我這個年紀，仰慕的人一個個走了；就旁人而言，一個藝術家之死，或許只是一則無關痛癢的新聞，對我來說，卻像自己身體一部份的永久喪失，但能對誰訴說？這種事如何可能訴說？我們總是企圖想說些真正重要的私密語言，但既然私密，意味著難以言喻，<text:span text:style-name="T3">ineffable</text:span>，於是到頭來，能說的依然只是公眾話語；就像月亮一樣，一個人的心，始終有一面背對著光，沒有人能看見的。但假若沒有陰暗深沉的這一面，向陽的那一面事實上也不可能存在。<text:span text:style-name="T3"> <text:line-break/><text:line-break/></text:span>最近電視<text:span text:style-name="T3">MOD</text:span>正在播映<text:span text:style-name="T3"><text:s/>"The Player" (</text:span>台譯超級大玩家<text:span text:style-name="T3">)</text:span>，讓我不禁深深想念起已經去世十年的<text:span text:style-name="T3"><text:s/>Robert Altman</text:span>；這些日子，<text:span text:style-name="T3">"Gosford Park" </text:span>的音樂一聽再聽，腦子裏全是<text:span text:style-name="T3"><text:s/>"Gosford Park" </text:span>的影像，揮之不去。科學一直進步，文化卻似乎是倒著走，一代不如一代。小說看來看去，永遠是古人的著作；音樂也是，哲學更是如此，就連最為依賴現代科技的電影也一樣，新不如舊，往往沒法放在同一個平面上來相提並論。<text:span text:style-name="T3"> <text:line-break/><text:line-break/></text:span>塔可夫斯基，路易馬廬，柏格曼，安哲羅普洛斯，史丹利庫柏力克，阿巴斯，大島渚<text:span text:style-name="T3">...</text:span>等等等，一個個走了，新一代的好導演也一個個出現，<text:span text:style-name="T3">Nicolas Winding Refn</text:span>，朴贊郁，<text:span text:style-name="T3">Tomas Alfredson</text:span>，<text:span text:style-name="T3">Alejandro González Iñárritu</text:span>，昆汀塔倫提諾，<text:span text:style-name="T3">Paolo Sorrentino...</text:span>等等，這些都是新一代頂尖的；新人自然有新人的長處，但比起舊人，詩意少了，學院匠氣多了，難以言喻者稀。<text:span text:style-name="T3"> <text:line-break/><text:line-break/></text:span>我似乎越來越能理解為什麼維根斯坦對於科學所意味的一切那麼反感，並宣稱他的哲學無非就是在對抗這樣一種潮流；不光只是理解，而且感同身受科學所帶來的淺薄與庸俗，以及隨之而來的痛苦與傷害。<text:span text:style-name="T3"> <text:line-break/><text:line-break/></text:span>電影<text:span text:style-name="T3"><text:s/>"Gosford Park"</text:span>裏頭有一首歌叫<text:span text:style-name="T3"><text:s/>"Only for a While"</text:span>，第十四首，網址是：<text:span text:style-name="T3"> <text:line-break/><text:line-break/>http://sonichits.com/artist/Gosford_Park <text:line-break/><text:line-break/></text:span>我一直想聽懂這首歌的歌詞，但十幾年來實在聽不懂。但願有高手能解惑，究竟唱些什麼？這詞是<text:span text:style-name="T3"><text:s/>Robert Altman </text:span>自己所寫，我想它一定具有某種重要性。好電影如詩如畫，只能意會，難以言傳，或許我若能聽懂這曲子的歌詞，便能更加<text:span text:style-name="T3"><text:s/>"</text:span>意會<text:span text:style-name="T3">" </text:span>多一些。<text:span text:style-name="T3"> <text:line-break/><text:line-break/></text:span>陳真<text:span text:style-name="T3"><text:s/>2016. 08.05. <text:line-break/><text:line-break/><text:line-break/>================ <text:line-break/></text:span>伊朗名導阿巴斯罹癌去世<text:span text:style-name="T3"><text:s/></text:span>享年<text:span text:style-name="T3">76</text:span>歲<text:span text:style-name="T3"> <text:line-break/><text:line-break/>2016</text:span>年<text:span text:style-name="T3">07</text:span>月<text:span text:style-name="T3">05</text:span>日<text:span text:style-name="T3"> <text:line-break/><text:line-break/>(</text:span>旺報<text:span text:style-name="T3">) <text:line-break/><text:line-break/></text:span>潘維庭<text:span text:style-name="T3"> <text:line-break/><text:line-break/></text:span>伊朗著名導演阿巴斯，今早因癌症在巴黎去世，享年<text:span text:style-name="T3">76</text:span>歲。<text:span text:style-name="T3"> <text:line-break/><text:line-break/></text:span>新京報報導，阿巴斯是當今影壇大師，作品融合記錄和虛構兩種風格，曾憑藉<text:span text:style-name="T3">1996</text:span>年探尋自殺主題的《櫻桃的味道》，獲得坎城電影節金棕櫚獎。<text:span text:style-name="T3"> <text:line-break/><text:line-break/></text:span>阿巴斯近年仍在不斷探索，《愛情對白》與法國女演員茱麗葉畢諾許合作，《像戀人一樣》則是在東京拍攝，起用了全日本演員的班底。<text:span text:style-name="T3"> <text:line-break/><text:line-break/></text:span>法國電影大師高達曾對阿巴斯推崇備至，並說過一句在電影圈流傳甚廣的名言：「電影始於格里菲斯，止於阿巴斯。」</text:p>
      <text:p text:style-name="P1"><text:span text:style-name="T1">陳真</text:span><text:s/>  |  2016.08.03 12:15   |   <text:a xlink:type="simple" xlink:href="http://palinfo.habago.org/Entry?Command=Information_PrintForum&amp;iPage=238#FORUM34824"><text:span text:style-name="T2">#</text:span></text:a></text:p>
      <text:p text:style-name="P5"><text:span text:style-name="T1">我實在很恨這些人，真的很像撒旦。希拉蕊這個妖女一旦掌權，世界又將更進一步烽火漫天。</text:span> <text:line-break/><text:line-break/><text:span text:style-name="T1">有時我確實很懷疑是否有上帝的存在，也許祂真的只是一種概念，人們藉以衡量痛苦的一把尺；在痛苦絕望中，我們想像或幻想或說渴望一種人性的至善至美，從中獲得一點力量。要是真有上帝，祂為什麼要讓千千萬萬的無辜者受苦？特別是那些在戰火中流離失所或肢體傷殘或在痛苦中斷送生命的小孩，他們對這世界全然無害，為什麼卻反而要揹負起那麼大的痛苦？</text:span> <text:line-break/><text:line-break/><text:span text:style-name="T1">陳真</text:span><text:s/>2016.08.03. <text:line-break/><text:line-break/>=================== <text:line-break/><text:line-break/>Julian Assange: WikiLeaks Emails Will Prove Hillary Armed ISIS In Syria <text:line-break/>by Hannity.com Staff <text:line-break/><text:line-break/>http://goo.gl/GEW6gv <text:line-break/><text:line-break/><text:line-break/>WikiLeaks' release of thousands of hacked DNC emails marred the Democratic National Convention, but those emails may be the least of Hillary Clinton's troubles. According to WikiLeaks founder Julian Assange, emails obtained by WikiLeaks offer damning evidence that while Secretary of State, Clinton allowed weapons to get into the hands of Syrian jihadists including ISIS. <text:line-break/><text:line-break/>Speaking on Democracy Now, Assange said: <text:line-break/><text:line-break/>So, those Hillary Clinton emails, they connect together with the cables that we have published of Hillary Clinton, creating a rich picture of how Hillary Clinton performs in office, but, more broadly, how the U.S. Department of State operates. So, for example, the disastrous, absolutely disastrous intervention in Libya, the destruction of the Gaddafi government, which led to the occupation of ISIS of large segments of that country, weapons flows going over to Syria, being pushed by Hillary Clinton, into jihadists within Syria, including ISIS, that’s there in those emails. There’s more than 1,700 emails in Hillary Clinton’s collection, that we have released, just about Libya alone. <text:line-break/><text:line-break/>The new information, if true, would seemingly contradict statements Hillary Clinton made to Kentucky Senator Rand Paul in 2013, in which the Secretary of State denied, under oath, any knowledge of weapons being run into Syria. <text:line-break/><text:line-break/>Here's a transcript of the exchange: <text:line-break/><text:line-break/>Sen. Rand Paul: My question is, is the US involved in any procuring of weapons, transfer of weapons, buying, selling anyhow transferring weapons to Turkey out of Libya? <text:line-break/><text:line-break/>Hillary Clinton: To Turkey? I’ll have to take that question for the record. That’s, nobody’s ever raised that with me. <text:line-break/><text:line-break/>Sen. Rand Paul: It’s been in news reports that ships have been leaving from Libya and that they may have weapons. And what I’d like to know is, that annex that was close by, were they involved with procuring, buying, selling, obtaining weapons and were any of these weapons being transferred to other countries? Any countries, Turkey included? <text:line-break/><text:line-break/>Hillary Clinton: Well, Senator you’ll have to direct that question to the agency that ran the annex. And, I will see what information was available. <text:line-break/><text:line-break/>Sen. Rand Paul: You’re saying you don’t know? <text:line-break/><text:line-break/>Hillary Clinton: I do not know. I don’t have any information on that.</text:p>
      <text:p text:style-name="P1"><text:span text:style-name="T1">陳真</text:span><text:s/>  |  2016.08.02 17:57   |   <text:a xlink:type="simple" xlink:href="http://palinfo.habago.org/Entry?Command=Information_PrintForum&amp;iPage=238#FORUM34821"><text:span text:style-name="T2">#</text:span></text:a></text:p>
      <text:p text:style-name="P3">高金說：所謂向原住民道歉是<text:span text:style-name="T3"><text:s/>"</text:span>優美詞藻，仍舊是口號<text:span text:style-name="T3">"</text:span>。但事實上，這不光是無用的口號或辭藻，而是包藏禍心的賣台行逕，利用原住民議題本身的道德高度，來做為一種充當美國和日本走狗以打擊祖國大陸的手段，不惜以犧牲台灣為代價。台灣人選出這樣的人渣黨，任其為所欲為，其實只是在自掘墳墓。<text:span text:style-name="T3"> <text:line-break/><text:line-break/></text:span>台灣人不想當人，卻自願當條狗，而且是當一條日本狗、美國狗，助其邪惡到爆的主子做壞事，傷害自己對岸的兄弟；所謂多行不義必自斃，這樣一種行徑，遲早會招來重大禍端。就算是菲律賓或越南與印度等等與中國有利害衝突的國家，也不太配合美國；除了澳洲之外，整個亞洲就屬台灣當狗當得最起勁，死到臨頭都還不知道；美國主子稍微讚美兩句乖狗狗，馬上就尾巴搖不停，樂翻天。真難想像世界上怎麼會有這樣不知死活不知好歹為虎作倀的人民。<text:span text:style-name="T3"> <text:line-break/><text:line-break/></text:span>台灣不管怎麼亂或怎麼退步，甚至即便是陷入烽火，政客們也絕不會有事，甚至社會越爛他越是有利可圖，倒霉的只會是你我一般人。<text:span text:style-name="T3"> <text:line-break/><text:line-break/></text:span>如果有人居然會相信這群貪婪人渣突然會去關心什麼原住民的利益，什麼國中國，什麼高度自治，什麼歸還土地，那他若不是瘋了，就是愚蠢到極點。那就好像美國說他很關心某個國家的人權與民主自由一樣，他是關心那個地方的油水。這些都只是普通到不能再普通的普通常識，但在這塊極端封閉、完全與世隔絕、人們始終吃著美國垃圾飼料長大的小島上，卻彷彿是什麼難以置信的異端邪說。<text:span text:style-name="T3"> <text:line-break/><text:line-break/></text:span>陳真<text:span text:style-name="T3">2016.08.02. <text:line-break/><text:line-break/>================ <text:line-break/></text:span>摘自<text:span text:style-name="T3"><text:s/></text:span>高金素梅<text:span text:style-name="T3">(</text:span>吉娃斯．阿麗<text:span text:style-name="T3">)</text:span>臉書<text:span text:style-name="T3"> <text:line-break/><text:line-break/>https://goo.gl/OOMbWR <text:line-break/><text:line-break/></text:span>高金素梅<text:span text:style-name="T3">(</text:span>吉娃斯．阿麗<text:span text:style-name="T3">) <text:line-break/><text:line-break/>2016/08/01 <text:line-break/><text:line-break/></text:span>轉型正義的核心：「還原歷史真相」與「返還土地」<text:span text:style-name="T3"> <text:line-break/><text:line-break/></text:span>今天，蔡英文以總統的身份向原住民族道歉！<text:span text:style-name="T3"> <text:line-break/><text:line-break/></text:span>昨天以前，蔡英文的執政黨才在立法院以多數暴力將「促進轉型正義條例草案」排除了原住民族！<text:span text:style-name="T3"> <text:line-break/><text:line-break/></text:span>為什麼我要在八月一日「原住民族日」的今天舉辦「大豹社戰役建碑，歷史現場巡禮」？因為，我們要還原歷史真相，歷史真相就是「原住民族在日據時期遭逢有史以來最大的浩劫」，部落被日軍血洗，土地被掠奪。光復至今，政府仍不願面對原住民族抗日的歷史真相；被掠奪的土地，政府仍不願還給原住民族。<text:span text:style-name="T3"> <text:line-break/><text:line-break/></text:span>大家還記得陳水扁執政時提出的「夥伴關係」嗎？怕原住民族不相信，後來又辦一次「夥伴關係再懇認」，交換過兩次信物，後來又加碼提出比自治更進步的「國中之國」。現在回頭看，只剩口號！<text:span text:style-name="T3"> <text:line-break/><text:line-break/></text:span>轉型正義的核心就是「還原歷史真相」與「返還土地」，失去了核心，蔡英文今天的道歉只見優美的詞藻，仍舊是口號。</text:p>
      <text:p text:style-name="P1"><text:span text:style-name="T1">王修亮</text:span><text:s/>  |  2016.08.02 17:08   |   <text:a xlink:type="simple" xlink:href="http://palinfo.habago.org/Entry?Command=Information_PrintForum&amp;iPage=238#FORUM34820"><text:span text:style-name="T2">#</text:span></text:a></text:p>
      <text:p text:style-name="P2">好像並不是因為「我覺得這是我應該做的事，所以我堅持做這件事情」。<text:span text:style-name="T3"> <text:line-break/></text:span>我還滿懶惰的，滿畏縮猶豫的，滿多缺點常常犯錯，日日只想靜靜窩在家裡，最好假裝不知道外面那個世界。<text:span text:style-name="T3"> <text:line-break/></text:span>但是好像，只是因為如果我沒有去做某些事，有個東西就時隱時現，忙的時候還好，睡著時猛的就會發覺它暗暗還梗在那兒。<text:span text:style-name="T3"> <text:line-break/><text:line-break/></text:span>看過一個國外的新聞，一個人騎機車滑倒了，被壓在重機下無法脫身，機車已經著火，旁邊幾個人遠遠圍著不敢過來，著急叫他<text:span text:style-name="T3">:</text:span>「快掙脫快起來<text:span text:style-name="T3">!</text:span>」<text:span text:style-name="T3"> <text:line-break/></text:span>傷者就是掙脫不了，旁人怕機車油箱隨時會爆炸，不敢搶過來救援。<text:span text:style-name="T3"> <text:line-break/></text:span>旁邊九樓上一個辦公室的職員從窗外看到這一幕，立刻衝下來，拖走傷患，救了他一命，記者訪問他，他說<text:span text:style-name="T3">:</text:span>「我沒有別的想法，我只知道，若是我當下不去救他，這一生我晚上都無法入睡。」<text:span text:style-name="T3"> <text:line-break/><text:line-break/></text:span>我曾經有過幾件晚上會想起來難以入睡的事情。<text:span text:style-name="T3"> <text:line-break/></text:span>我不想再增加更多同樣的事情而已。<text:span text:style-name="T3"> <text:line-break/><text:line-break/></text:span>不論是說實話、對待學生，還是靜站，只不過是這樣而已，遠遠不及那辦公室的職員，我並沒有那樣的勇氣或堅強，只是恐懼會有更多無法入睡的事而已。</text:p>
      <text:p text:style-name="P1"><text:span text:style-name="T1">陳真</text:span><text:s/>  |  2016.08.02 11:23   |   <text:a xlink:type="simple" xlink:href="http://palinfo.habago.org/Entry?Command=Information_PrintForum&amp;iPage=238#FORUM34819"><text:span text:style-name="T2">#</text:span></text:a></text:p>
      <text:p text:style-name="P3">稍微了解這個綠油油的人渣黨的人應該都知道，自古以來，這個黨向來是怎麼樣蔑視、漠視原住民；除了選舉時騙騙選票之外，其實藍綠都一樣，平常根本一秒鐘也不會想到什麼原住民的血淚。這時候，突然大張旗鼓地來個什麼<text:span text:style-name="T3"><text:s/>"</text:span>向原住民道歉<text:span text:style-name="T3">"</text:span>，要原住民肩負起<text:span text:style-name="T3">x</text:span>它媽的什麼轉型正義的歷史重任，目的有二：一，利用原住民的道德高度，藉著<text:span text:style-name="T3">x</text:span>他爸的什麼轉型正義之名，徹底消滅國民黨；二，充當美日走狗，自願當台奸、漢奸，把台灣出賣給美國與日本，藉著進一步的所謂台獨，打擊大陸。柱柱姐很內行，一眼就能看穿。其實，只要政治<text:span text:style-name="T3"><text:s/>IQ </text:span>大約<text:span text:style-name="T3"><text:s/>50</text:span>以上<text:span text:style-name="T3">(</text:span>滿分五百<text:span text:style-name="T3">)</text:span>，應該都能知道這個齷齪下流的人渣黨每天正事不做，全在搞些什麼。<text:span text:style-name="T3"> <text:line-break/><text:line-break/></text:span>若要還原住民公道，第一個應該先向屠殺十數萬台灣原住民的日本鬼子索命才對，但是這個人渣黨為了私利，居然願意做日本人的狗，舔美國人的<text:span text:style-name="T3">LP</text:span>，天底下有這樣一種<text:span text:style-name="T3"><text:s/>"</text:span>獨立<text:span text:style-name="T3">" </text:span>嗎？獨立只是藉口，藉著賣台以及傷害大眾長遠福祉，以謀取私人權位與暴利才是根本目的。<text:span text:style-name="T3"> <text:line-break/><text:line-break/></text:span>我發現，台灣人平常口口聲聲歷史歷史歷史，其實不用說歷史，一個事情，只要主流媒體不提，台灣人差不多五分鐘就忘了。舉些例子來說，<text:span text:style-name="T3">2004</text:span>年，台灣發生嚴重風災，敏督利<text:span text:style-name="T3">(</text:span>？<text:span text:style-name="T3">)</text:span>颱風重創台灣中南部山區，許多原住民困在山上，成為災民，當時以<text:span text:style-name="T3"><text:s/>"</text:span>兩顆子彈<text:span text:style-name="T3">" </text:span>詐術取得政權的民進黨<text:span text:style-name="T3"><text:s/>"</text:span>政府<text:span text:style-name="T3">" </text:span>不但不去救援，所謂<text:span text:style-name="T3"><text:s/>"</text:span>副總統<text:span text:style-name="T3">" </text:span>呂秀蓮竟然還說<text:span text:style-name="T3"><text:s/>"</text:span>搶救那些困在山區、濫墾濫伐的人，並不是慈悲<text:span text:style-name="T3">"</text:span>。被原住民抗議後，她還進一步說，應該把原住民<text:span text:style-name="T3"><text:s/>"</text:span>送到中南美洲去開墾，開創農漁事業<text:span text:style-name="T3">"</text:span>。呂秀蓮並且反擊原住民說，他們哪裏是什麼原住民，台灣真正的原住民是幾萬年前從非洲跑過來亞洲的矮黑人。<text:span text:style-name="T3"> <text:line-break/><text:line-break/></text:span>我當時寫文章罵呂秀蓮，並且把文章寄到總統府，一些滿口理想的親綠學者還紛紛對我抗議說我不應該批評民進黨<text:span text:style-name="T3"><text:s/>"</text:span>新政府<text:span text:style-name="T3">"</text:span>，在我的信箱裏作亂了好長一陣子，並且還說呂秀蓮只是心直口快，原住民不應該得寸進尺跑來抗議之類<text:span text:style-name="T3"><text:s/>(</text:span>指原住民立委高金素梅發起抗議之事<text:span text:style-name="T3">)</text:span>，否則就是別有居心，藉機打擊<text:span text:style-name="T3"><text:s/>"</text:span>新政府<text:span text:style-name="T3">"</text:span>。<text:span text:style-name="T3"> <text:line-break/><text:line-break/></text:span>再舉個例，<text:span text:style-name="T3">1999</text:span>年，阿扁為了選總統，以總統候選人身份跑到蘭嶼，跟原住民簽署了一個文件叫做<text:span text:style-name="T3"><text:s/>"</text:span>與原住民的新夥伴關係<text:span text:style-name="T3">"</text:span>，並且具體承諾將在<text:span text:style-name="T3"><text:s/>2002 </text:span>年把核廢料遷出蘭嶼。請問各位，選舉之後，人渣黨當選了，取得政權，你們有看過他們對原住民實施了什麼強調<text:span text:style-name="T3"><text:s/>"</text:span>高度自治<text:span text:style-name="T3">" </text:span>的什麼<text:span text:style-name="T3"><text:s/>"</text:span>新夥伴關係<text:span text:style-name="T3">" </text:span>嗎<text:span text:style-name="T3">? 2002</text:span>年也早已經過去了<text:span text:style-name="T3"><text:s/>14</text:span>年，現在都已經<text:span text:style-name="T3">2016</text:span>年了，你們有看到核廢料遷出蘭嶼嗎？過去搞這一切，當然都是騙選票，但是，現在不但是騙，而且是賣，以所謂台獨之名，充當美國與日本的看門狗，要把台灣連同太平島等等，全賣給美國和日本，充當攻擊中國大陸的軍事基地。<text:span text:style-name="T3"> <text:line-break/><text:line-break/></text:span>核廢料至今不但沒有遷出，而且還發生一連串由當權的民進黨所帶頭的歧視原住民事件。後來，蘭嶼的原住民出來抗議說，<text:span text:style-name="T3">2002</text:span>年已經過了，核廢料怎麼還不遷走？你知道民進黨的回應是什麼嗎？我舉四個立委的言論為例：<text:span text:style-name="T3"> <text:line-break/><text:line-break/></text:span>民進黨屏東選出的立委鄭朝明說：<text:span text:style-name="T3"> <text:line-break/><text:line-break/>"</text:span>核三廠放在屏東半島，我們不也還是默默忍受，哪像有些人<text:span text:style-name="T3"><text:s/>(</text:span>指蘭嶼原住民<text:span text:style-name="T3">) </text:span>天天吵，真是養老鼠咬布袋<text:span text:style-name="T3"><text:s/>(</text:span>陳真按，這句台灣俚語的意思是說原住民就像老鼠，我們辛苦養牠有什麼用？到頭來反而還咬壞家裏的米袋<text:span text:style-name="T3">)</text:span>，比第五縱隊還可惡。<text:span text:style-name="T3">" <text:line-break/><text:line-break/></text:span>民進黨的友黨台聯立委黃宗源說：<text:span text:style-name="T3"> <text:line-break/><text:line-break/>"</text:span>給蘭嶼達悟族一人發一百萬，三千人也不過才三十億，他們就會拜託你不要把核廢料貯存場遷走。<text:span text:style-name="T3">" <text:line-break/><text:line-break/></text:span>民進黨立委郭榮宗說：<text:span text:style-name="T3"> <text:line-break/><text:line-break/>"</text:span>蘭嶼原住民一共才三千人，一人發五百萬，把蘭嶼變成核廢料永久貯存場，省得核廢料移來移去。<text:span text:style-name="T3">" <text:line-break/><text:line-break/></text:span>民進黨立委邱垂貞說：<text:span text:style-name="T3"> <text:line-break/><text:line-break/>"</text:span>建議在蘭嶼填海造地，把全台灣的核廢料全部都放到那裏。<text:span text:style-name="T3">" <text:line-break/><text:line-break/></text:span>各位還記得呂秀蓮後來又說了些什麼嗎？這回她不說台灣真正的原住民是幾萬年前的矮黑人，她說，<text:span text:style-name="T3">"</text:span>台灣真正的主人是大自然，我們都不是這塊土地的主人，只是過客<text:span text:style-name="T3">”</text:span>。<text:span text:style-name="T3"><text:s/></text:span>並且抱怨自己<text:span text:style-name="T3"><text:s/>"</text:span>沒有了言論自由<text:span text:style-name="T3">"</text:span>，連講幾句真話都不行。她還說，原住民如此糟蹋副總統，就像搞黑色恐怖一樣，是一種變相的文字獄。<text:span text:style-name="T3"> <text:line-break/><text:line-break/></text:span>我實在很不喜歡寫這類東西，畢竟謊言醜事實在太多太多，寫來滿紙污穢；而且，就算我有一千雙手，五百隻滑鼠，日夜不停地寫，也寫不完這個人渣黨罄竹難書的卑鄙居心與醜陋作為。當詐騙集團橫行無阻，你能做的，不是忙著反覆拆解詐騙集團如出一轍、幾乎一成不變的詐騙手法，而是得問問，為何人們這麼容易上當，這麼容易被政治謊言所操弄？<text:span text:style-name="T3"> <text:line-break/><text:line-break/></text:span>陳真<text:span text:style-name="T3"><text:s/>2016. 08. 02. <text:line-break/>============== <text:line-break/></text:span>柱姐：故意用原民史觀去中國化<text:span text:style-name="T3"> <text:line-break/><text:line-break/>2016</text:span>年<text:span text:style-name="T3">8</text:span>月<text:span text:style-name="T3">1</text:span>日<text:span text:style-name="T3"> <text:line-break/><text:line-break/></text:span>新頭殼<text:span text:style-name="T3"><text:s/>newtalk <text:line-break/><text:line-break/></text:span>總統蔡英文<text:span text:style-name="T3">1</text:span>日上午於總統府正式向原住民族道歉，致詞時批評《台灣通史》是漢人史觀，強勢排擠原住民歷史，並為此向原住民族道歉。對此，國民黨主席洪秀柱表示，蔡英文刻意用原民史觀，來排斥漢民族史觀，形成去中國史觀，甚至是「另一個史觀」，這樣的動機「難免會讓人打問號」。<text:span text:style-name="T3"> <text:line-break/><text:line-break/>==================== <text:line-break/></text:span>小英向原民道歉<text:span text:style-name="T3">10</text:span>次<text:span text:style-name="T3"> <text:line-break/><text:line-break/></text:span>中時電子報作者崔慈悌<text:span text:style-name="T3"> <text:line-break/><text:line-break/>2016</text:span>年<text:span text:style-name="T3">8</text:span>月<text:span text:style-name="T3">2</text:span>日<text:span text:style-name="T3"> <text:line-break/><text:line-break/></text:span>蔡英文總統<text:span text:style-name="T3">1</text:span>日跨出歷史性的第一步，代表政府向原住民道歉，近<text:span text:style-name="T3">16</text:span>分鐘的演說中，共道歉<text:span text:style-name="T3">10</text:span>次，並列出<text:span text:style-name="T3">8</text:span>大道歉原因。對連戰祖父連橫寫的《台灣通史》，蔡英文批評是「典型的漢人史觀」，她也預告<text:span text:style-name="T3">11</text:span>月<text:span text:style-name="T3">1</text:span>日起將畫設原住民族傳統領域土地，逐步落實原住民族自治的理想。<text:span text:style-name="T3"> <text:line-break/><text:line-break/></text:span>她列舉出<text:span text:style-name="T3">8</text:span>大項道歉的原因，首先，對台灣通史序言提到「台灣固無史也。荷人啟之，鄭氏作之，清代營之。」批評這是典型的漢人史觀，「我們只會用強勢族群的角度來書寫歷史，為此，我代表政府向原住民族道歉。」<text:span text:style-name="T3"> <text:line-break/><text:line-break/>============== <text:line-break/></text:span>「只要原住民的事就提前」，最弱勢的原民會肩負「轉型正義」大任<text:span text:style-name="T3"> <text:line-break/><text:line-break/></text:span>風傳媒作者石秀娟<text:span text:style-name="T3"> <text:line-break/>2016</text:span>年<text:span text:style-name="T3">8</text:span>月<text:span text:style-name="T3">1</text:span>日<text:span text:style-name="T3"> <text:line-break/><text:line-break/></text:span>行政院原住民族委員會向來是最弱勢的部會之一，如今卻被賦予推動原住民轉型正義的重要任務。總統蔡英文今（<text:span text:style-name="T3">1</text:span>）日指出，原民會「責任重大」，行政院長林全也表示，原民會是落實原住民轉型正義的重要機關，他坦承，過去政府內部往往不會將原住民議題列為優先事項，「價值觀的排序要做根本性的改變」。</text:p>
      <text:p text:style-name="P1"><text:span text:style-name="T1">陳真</text:span><text:s/>  |  2016.08.02 10:07   |   <text:a xlink:type="simple" xlink:href="http://palinfo.habago.org/Entry?Command=Information_PrintForum&amp;iPage=238#FORUM34818"><text:span text:style-name="T2">#</text:span></text:a></text:p>
      <text:p text:style-name="P2"><text:span text:style-name="T3">(</text:span>續<text:span text:style-name="T3">) <text:line-break/><text:line-break/></text:span>講這些遠近之事，並不是叫大家來靜站，毫無此意。遠近只是一種隱喻，意味著你重視之事，你自然就常常會想到它，並且想要為它做些什麼；反之則當成看戲，看完就算，根本不干我的事；要是有人請他做些什麼，他就會一堆理由，太遠啦，太忙啦，我不懂啦，沒有效果啦等等。今天要是你的小孩生病需要就醫，這些理由肯定會統統消失。為什麼？因為你看重這事，反之則他家的事，與我無關，一堆藉口就來了。<text:span text:style-name="T3"> <text:line-break/><text:line-break/></text:span>一個人是否對得起自己的良心，當然也只有他自己才知道；倒不是說非得採取什麼樣的一種參與形式才叫做參與，只是我常覺得，人們基本上幾乎純粹都還是以私利為導向。比方說，寧可花大量時間玩線上遊戲，但不會願意把這些時間的哪怕只是萬分之一，用在對他人有益的事情上。比方說，寧可花大筆錢吃喝玩樂，但他就是不會拿出哪怕只是萬分之一的金錢來幫助他人。比方說，寧可私下罵這個罵那個，罵不停，罵得好開心，但是就是不願意冒著一丁點根本微不足道的風險公開批評，因為他知道這會對自己產生不利的後果。<text:span text:style-name="T3"> <text:line-break/><text:line-break/></text:span>甘地說，<text:span text:style-name="T3">"</text:span>你希望世界是什麼模樣，就自己先那樣地活。<text:span text:style-name="T3">" </text:span>否則一切都只是毫無意義的空談。</text:p>
      <text:p text:style-name="P1"><text:span text:style-name="T1">陳真</text:span><text:s/>  |  2016.08.02 01:09   |   <text:a xlink:type="simple" xlink:href="http://palinfo.habago.org/Entry?Command=Information_PrintForum&amp;iPage=238#FORUM34817"><text:span text:style-name="T2">#</text:span></text:a></text:p>
      <text:p text:style-name="P3">我對世人的冷漠之厭惡，遠甚於為惡者。因為為惡者好歹以惡行昭告上天，給自己掛上一個惡棍人渣的招牌，但所謂沉默的大眾，卻彷彿兩手乾淨，與己無關，優雅地坐視一切惡行。這些家教過度良好的紳士淑女們，不管他們知道多少真相或道理，其實都毫無意義，甚且只是益增其可鄙，因為那些東西對他而言，都是假的，就像看戲一樣，頂多議論一番，掉兩行清淚，惟有自己的舒適與利益是真的。<text:span text:style-name="T3"> <text:line-break/><text:line-break/></text:span>剛考上專科醫師那一年，每周千里迢迢坐著最便宜的復興號或平快車，一路從沙鹿到花蓮門諾醫院，創立精神科，義務看診，一文不取；風雨無阻，從來不曾請假，整整兩三年的時間，沒有任何周末假日可言，全在極度疲憊中度過。<text:span text:style-name="T3"> <text:line-break/><text:line-break/></text:span>從沙鹿到花蓮，來回一趟一千多公里，這樣很遠嗎？假若我在乎這事，那它就一點也不遠。假若我不在乎，那它就是遠在天邊。<text:span text:style-name="T3"> <text:line-break/><text:line-break/></text:span>當時的門諾院長是一位美國傳教士，名叫<text:span text:style-name="T3">Roland Brown</text:span>，中文名字叫薄柔纜，差不多<text:span text:style-name="T3">1955</text:span>年就來到台灣，在台灣行醫四十年，為東部偏遠地區的原住民服務，年老才返回美國，沒有積蓄，透過朋友與學生的捐贈才買了房子養老。<text:span text:style-name="T3"> <text:line-break/><text:line-break/></text:span>薄柔纜醫師有一句名言很有道理，他說：<text:span text:style-name="T3">"</text:span>去美國很近，來花蓮很遠<text:span text:style-name="T3">"</text:span>。當時醫生少，大家搶著往大城市發展，誰會來花蓮這種鄉下地方？為什麼？因為太遠了。翻成白話文就是無利可圖。另一方面，當時很多人大學一畢業就出國留學，去哪留學？美國！可是美國不是很遠嗎？不遠不遠，只要是功名利祿所在，怎麼會遠？<text:span text:style-name="T3"> <text:line-break/><text:line-break/></text:span>就因為這樣，當時的花蓮往往找不到醫生看診，沒有醫生願意來這窮鄉僻壤。這就是薄柔纜那句名言的由來。當然，現在的花蓮可是熱門得很，連我想去那邊工作都已經輪不到我了。一時之間，花蓮竟然又變得如此之近。遠不遠，其實就是這麼一回事。你在乎的事就很近，你不在乎的事就說遠。<text:span text:style-name="T3"> <text:line-break/><text:line-break/></text:span>每個月一次，已經邁入第九年的站樁，有不少人來自外地，其中距離最遠的應該就是我吧，我是從台南上台北；再過兩個月又更遠了，因為我將搬到高雄。可是，我能做的，大概也就只有這樣了。某個東西離你遠不遠，往往是一種心理距離。有些人根據情感判斷遠近，有些人則根據利益，只要有利可圖，只要是好康的有趣的好玩的事關前途的，就算再遠也不覺得遠。反之，他所不看重的事，你就算請他走兩步路，他也會覺得很遠。<text:span text:style-name="T3"> <text:line-break/><text:line-break/></text:span>甘地曾感嘆，為何十幾億個印度人，卻會被幾百個英國殖民官僚所奴役？難道這一切奴役不就是印度人自己所造成的？只要你決心不合作，殖民者如何可能奴役十幾億人？世界種種悲劇，其實也差不多就是這麼一回事，而台灣只是種種惡行的一個縮影而已；由之產生的無數痛苦，難道不就是台灣人自找的？很多人私下會罵這個罵那個，但是很奇怪，你私下罵有什麼意義？你應該投入戰場成為一個戰士去制止惡事才對啊。<text:span text:style-name="T3"> <text:line-break/><text:line-break/></text:span>其它國家或整個世界當然也一樣，比方說，美國之所以半個多世紀來能夠在全球各地肆無忌憚地燒殺擄掠，發動戰爭，難道不就是因為我們的縱容？因為大多數人都會覺得，這不關我的事，離我太遙遠了，我只要顧好自己就好。假若不是眾人的這樣一種袖手旁觀的卑鄙心態，惡事怎麼可能如此橫行無阻？<text:span text:style-name="T3"> <text:line-break/><text:line-break/></text:span>大家的現實感真的太好了，把自己保護得太周密；好康有趣或有利可圖的事，再遠也不覺得遠，再累也不覺得累；反之則一概與我無關，一切都彷彿遠在天邊，從而編出各種合理化一己之私的藉口。我對這樣一種冷漠，感到由衷的厭惡，遠勝於我對惡棍的厭惡。倒不是說我做過什麼貢獻，那倒也沒有，只能說，在我能力與生命許可的範圍內，我幾乎沒有保留一分一毫的力氣了。<text:span text:style-name="T3"> <text:line-break/><text:line-break/></text:span>陳真<text:span text:style-name="T3"><text:s/>2017. 08. 02 <text:line-break/><text:line-break/>p.s.: </text:span>底下摘自蔡正元先生的臉書。<text:span text:style-name="T3"> <text:line-break/><text:line-break/>=================== <text:line-break/><text:line-break/>https://www.facebook.com/tsaichengyuan/ <text:line-break/><text:line-break/></text:span>蔡正元<text:span text:style-name="T3"> <text:line-break/><text:line-break/></text:span>台灣版的「千島湖事件」<text:span text:style-name="T3"> <text:line-break/>1994</text:span>年台灣旅客<text:span text:style-name="T3">24</text:span>名<text:span text:style-name="T3"> <text:line-break/></text:span>在浙江千島湖旅遊船上被燒死<text:span text:style-name="T3"> <text:line-break/></text:span>大陸國務院總理李鵬<text:span text:style-name="T3"> <text:line-break/></text:span>親自處理、親自開記者會<text:span text:style-name="T3"> <text:line-break/></text:span>大陸政府公開道歉<text:span text:style-name="T3"> <text:line-break/></text:span>過程中還被李登輝<text:span text:style-name="T3"> <text:line-break/></text:span>操作責罵大陸是「土匪國家」<text:span text:style-name="T3"> <text:line-break/><text:line-break/>2016</text:span>年大陸旅客也是<text:span text:style-name="T3">24</text:span>名<text:span text:style-name="T3">(</text:span>陳真按：另兩名死者司機與導遊為台灣人<text:span text:style-name="T3">) <text:line-break/></text:span>去桃園機場的遊覽車上被燒死<text:span text:style-name="T3"> <text:line-break/></text:span>蔡英文、林全不見人影<text:span text:style-name="T3"> <text:line-break/></text:span>蔡英文只輓罹難導遊「典範長昭」<text:span text:style-name="T3"> <text:line-break/></text:span>對大陸罹難旅客不聞不問<text:span text:style-name="T3"> <text:line-break/></text:span>還在大陸家屬不得已簽和解書後<text:span text:style-name="T3"> <text:line-break/></text:span>才透露蘇姓司機問題重大<text:span text:style-name="T3"> <text:line-break/><text:line-break/></text:span>還有綠獨人士<text:span text:style-name="T3"> <text:line-break/></text:span>公開宣稱「火烤支那豬」<text:span text:style-name="T3"> <text:line-break/></text:span>比禽獸更無人性！<text:span text:style-name="T3"> <text:line-break/></text:span>用李登輝的標準<text:span text:style-name="T3"> <text:line-break/></text:span>台灣不就更像「土匪國家」<text:span text:style-name="T3"> <text:line-break/></text:span>蔡英文不就成了「土匪頭子」<text:span text:style-name="T3"> <text:line-break/><text:line-break/></text:span>有人評論<text:span text:style-name="T3"> <text:line-break/></text:span>千島湖事件是兩岸的重大轉折點<text:span text:style-name="T3"> <text:line-break/></text:span>但有九二共識<text:span text:style-name="T3"> <text:line-break/></text:span>大陸政府和民眾<text:span text:style-name="T3"> <text:line-break/></text:span>懷著歉意面對<text:span text:style-name="T3"> <text:line-break/></text:span>這次桃園火燒車事件<text:span text:style-name="T3"> <text:line-break/></text:span>證據讓台灣人臉上無光<text:span text:style-name="T3"> <text:line-break/><text:line-break/></text:span>蔡英文否定九二共識<text:span text:style-name="T3"> <text:line-break/></text:span>且對火燒車事件無比冷漠<text:span text:style-name="T3"> <text:line-break/></text:span>更讓大陸民眾<text:span text:style-name="T3"> <text:line-break/></text:span>激烈懷疑事情不單純<text:span text:style-name="T3"> <text:line-break/></text:span>這也將會是<text:span text:style-name="T3"> <text:line-break/></text:span>兩岸關係很慘烈的轉折點<text:span text:style-name="T3"> <text:line-break/><text:line-break/>============= <text:line-break/></text:span>留言<text:span text:style-name="T3"> <text:line-break/><text:line-break/></text:span>苏景锋<text:span text:style-name="T3"> <text:line-break/></text:span>大陆的千岛湖事件，大陆一共出动了<text:span text:style-name="T3">4000</text:span>多名政府人员，检查了<text:span text:style-name="T3">6000</text:span>多条可疑船只，约谈了<text:span text:style-name="T3">10</text:span>万人，最后对三名凶手实行了死刑，并且公开道歉，结果被骂是共匪。。。。<text:span text:style-name="T3"> <text:line-break/><text:line-break/></text:span>刘皋<text:span text:style-name="T3"> <text:line-break/></text:span>现在台湾太混乱了，我们这批<text:span text:style-name="T3">80</text:span>后教科书里的宝岛渐行渐远。<text:span text:style-name="T3"> <text:line-break/><text:line-break/>Chiungchih Huang <text:line-break/></text:span>不來會後悔，來了開始懺悔。從當時台南市議員王定宇，蓄意推倒對岸來訪的官員開始，注定種下暴力民進黨的稱號<text:span text:style-name="T3">…… <text:line-break/><text:line-break/></text:span>杨忠<text:span text:style-name="T3"> <text:line-break/></text:span>台湾最美丽的风景依旧是人，阁下所说的那些不过是在台湾居住的畜生而已<text:span text:style-name="T3">…… <text:line-break/><text:line-break/></text:span>洪江华<text:span text:style-name="T3"> <text:line-break/></text:span>那些反共反华没有人性的台湾人你们就尽量反吧，使劲反，迟早反出个新世界！同胞？我呸！<text:span text:style-name="T3"> <text:line-break/><text:line-break/></text:span>徐余浩<text:span text:style-name="T3"> <text:line-break/></text:span>小学低年级课本里的《欢迎台湾小朋友》和《日月潭》这两篇课文已经存在了二十年，多少年改课本课纲，这两篇总是雷打不动的保留着，我想政府是想让我们记着在宝岛台湾上有我们永远的亲人们住着，而你们的课本里都如何写着大陆人呢？<text:span text:style-name="T3"> <text:line-break/><text:line-break/>Vladimir Lee <text:line-break/></text:span>我所认识的台湾人，从小就被教育说共产党坏，共产党滥杀无辜，大陆是多么的差多么的残忍<text:span text:style-name="T3"> <text:line-break/><text:line-break/></text:span>周士傑<text:span text:style-name="T3"> <text:line-break/></text:span>如果對這個政府還有一絲絲的期待或幻想，那是你嗑藥了！我只想不透從火燒車到太平島事件，怎會厚顏無恥到如此地步！難道只要是加入民進黨之後，就會失去人性了嗎？！<text:span text:style-name="T3"> <text:line-break/><text:line-break/>Frank Xu <text:line-break/></text:span>最近几年来，台湾政局与政论节目成了老共爱党爱国教育的最好课本。本来不满老共的，翻墙看台湾的节目，想找点心灵上的安慰，不看还好，这一看吓一跳<text:span text:style-name="T3"><text:s/>- </text:span>原来民主自由是这个样子？？赶快回头，还是老共更靠谱一些。<text:span text:style-name="T3"> <text:line-break/><text:line-break/></text:span>余淑文<text:span text:style-name="T3"> <text:line-break/></text:span>民進黨為奪權<text:span text:style-name="T3"><text:s/></text:span>一直洗腦<text:span text:style-name="T3"><text:s/></text:span>是非顛倒<text:span text:style-name="T3"><text:s/></text:span>但媒體又常誇大<text:span text:style-name="T3"><text:s/></text:span>我們也很無奈<text:span text:style-name="T3"> <text:line-break/><text:line-break/></text:span>魏中華<text:span text:style-name="T3"> <text:line-break/></text:span>台湾的民主确实是成为了大陆的反面教材。<text:span text:style-name="T3"> <text:line-break/><text:line-break/></text:span>蒋伟强<text:span text:style-name="T3"> <text:line-break/></text:span>所以我常說，翻牆翻多了，會變的理解共產黨了<text:span text:style-name="T3"> <text:line-break/><text:line-break/></text:span>张浠妍<text:span text:style-name="T3"> <text:line-break/></text:span>最近频繁翻墙上脸书，才真正了解到了真相，我们那边媒体一个劲的报道台湾的好，从小教导视台湾人为同胞！而台湾恰恰相反，从小培养对大陆的仇恨！没看到一篇说大陆好的文章，下面的评论基本都在骂支那人、支那猪、土匪、共匪、贱畜、<text:span text:style-name="T3">426</text:span>等等<text:span text:style-name="T3">…</text:span>我只想说谢谢台湾，激发了我的爱国心！谢谢台湾，现在很多大陆人都了解到了真相！往后只有祝台湾，一切安好！<text:span text:style-name="T3"> <text:line-break/><text:line-break/>Louis Lin <text:line-break/></text:span>感觉跟那群脑残傻逼对骂真是浪费时间掉自己身价<text:span text:style-name="T3"> <text:line-break/><text:line-break/></text:span>王萌<text:span text:style-name="T3"> <text:line-break/></text:span>与楼主一样，同感。<text:span text:style-name="T3"> <text:line-break/><text:line-break/>Paul Cheng <text:line-break/></text:span>没翻墙之前，我以为民国那么多精英去了台湾，台湾比大陆对世界也更开放，听说过台积电、李开复、杨致远，觉得台湾是更加文明的地方。等我上了<text:span text:style-name="T3">facebook</text:span>，特别是见识了绿吱吱。。。简直刷新了我对台湾智商的认识。也许这个是台湾的下限，但是这个下限也太低了。<text:span text:style-name="T3"> <text:line-break/><text:line-break/></text:span>韓旭宏<text:span text:style-name="T3"> <text:line-break/></text:span>胸無大志每逢選舉只有能提<text:span text:style-name="T3">228</text:span>挑起族群對立這是牠們唯一強項，<text:span text:style-name="T3"> <text:line-break/></text:span>來者是客客出意外送個輓聯也不為過<text:span text:style-name="T3"> <text:line-break/></text:span>送個輓聯也能有差別待遇<text:span text:style-name="T3"> <text:line-break/></text:span>真是心胸狹窄的垃圾黨<text:span text:style-name="T3"> <text:line-break/></text:span>當初連戰吃<text:span text:style-name="T3">500</text:span>元便當被綠委，臭嘴們罵到臭頭如今<text:span text:style-name="T3"> <text:line-break/></text:span>菜陰聞請個廚師月薪<text:span text:style-name="T3">60000</text:span>元<text:span text:style-name="T3"> <text:line-break/></text:span>不包食材，調味，水電瓦斯，等費用<text:span text:style-name="T3"> <text:line-break/></text:span>相信這一餐決不止<text:span text:style-name="T3">500</text:span>元怎麼不見那些<text:span text:style-name="T3"> <text:line-break/></text:span>綠委，臭嘴出來放個屁<text:span text:style-name="T3"> <text:line-break/></text:span>在台灣凡事有多套標準雄三誤射<text:span text:style-name="T3"> <text:line-break/></text:span>如果是國民黨執政肯定死好幾回了！<text:span text:style-name="T3"> <text:line-break/></text:span>而冥浸黨執政那幾台垃圾新聞台也是輕輕帶過<text:span text:style-name="T3">…</text:span>沒事啦！顏色對了殺人放火都無所謂。<text:span text:style-name="T3"> <text:line-break/></text:span>冥浸黨快倒台灣才會好<text:span text:style-name="T3"> <text:line-break/><text:line-break/></text:span>林觞雨<text:span text:style-name="T3"> <text:line-break/></text:span>民进党含辛茹苦终于把一代人培养成了极端的种族主义者。试问台湾有能力把这种极端意识形态付诸于行动并在国际上扩散吗？如果不能，终究只能窝在岛上自残，活活憋出内伤<text:span text:style-name="T3"> <text:line-break/><text:line-break/>Jin Chenchen <text:line-break/></text:span>比一党专政更恶劣的是畸形的自由民主下没有公理正义的民进党。<text:span text:style-name="T3">You will pay the price for choosing it <text:line-break/><text:line-break/>Lucien Han <text:line-break/></text:span>蔡英文政府垃圾到不会做人<text:span text:style-name="T3"><text:s/></text:span>我只能这么说<text:span text:style-name="T3"><text:s/></text:span>她继续闹吧<text:span text:style-name="T3"><text:s/></text:span>看看我们的政府对她能耐心到何时<text:span text:style-name="T3"><text:s/></text:span>先解决香港上的一小批人渣<text:span text:style-name="T3"><text:s/></text:span>再给你菜小姐尝尝飞弹<text:span text:style-name="T3"><text:s/></text:span>最好只定点消灭菜小姐和民进党<text:span text:style-name="T3"><text:s/></text:span>时代力量总部<text:span text:style-name="T3"><text:s/></text:span>不针对爱好和平的同胞们<text:span text:style-name="T3"> <text:line-break/><text:line-break/></text:span>徐余浩<text:span text:style-name="T3"> <text:line-break/></text:span>大陆人从小受教育要把台湾人当同胞兄弟，结果你们视我们为土匪，可悲。<text:span text:style-name="T3"> <text:line-break/><text:line-break/>Ivan Chang <text:line-break/></text:span>接触了些台湾媒体和台湾人<text:span text:style-name="T3"><text:s/></text:span>突然感觉台胞这个词好讽刺。<text:span text:style-name="T3"> <text:line-break/><text:line-break/></text:span>洪恩保<text:span text:style-name="T3"> <text:line-break/></text:span>說句難聽的<text:span text:style-name="T3"><text:s/></text:span>在目前皇民專政的惡性循環下<text:span text:style-name="T3"><text:s/></text:span>要把綠癌黨用民主方式從政權上踹下來幾乎是不可能的事<text:span text:style-name="T3"><text:s/></text:span>也許真的需要一些外部力量介入了<text:span text:style-name="T3"> <text:line-break/><text:line-break/></text:span>刘子华<text:span text:style-name="T3"> <text:line-break/></text:span>千岛湖事件，大陆有一位同胞幸灾乐祸吗？<text:span text:style-name="T3"><text:s/></text:span>我不敢保证没有一位，但绝对微乎其微！本来不想比对这样的悲剧，毕竟比对议论逝者很不尊重也没意义。但这次事件，很多台湾同胞的谩骂让我心痛！<text:span text:style-name="T3"> <text:line-break/><text:line-break/></text:span>刘凯<text:span text:style-name="T3"> <text:line-break/></text:span>感谢蔡先生仗义执言，只是担心这会不会又被某些人攻击为卖台<text:span text:style-name="T3"> <text:line-break/><text:line-break/></text:span>雷彬<text:span text:style-name="T3"> <text:line-break/></text:span>不知道对岸同胞有多少知道闽平渔惨案！<text:span text:style-name="T3">25</text:span>位大陆渔民命丧台湾警方手下！<text:span text:style-name="T3"> <text:line-break/><text:line-break/></text:span>洪建立<text:span text:style-name="T3"> <text:line-break/></text:span>看到這篇文章讓我感到對這個政府可恥，人權對他們來說是選擇題，要看對象是誰，嘴巴說一套做又是一套<text:span text:style-name="T3"><text:line-break/><text:line-break/></text:span>陳文進<text:span text:style-name="T3"> <text:line-break/></text:span>唉！三十年兩岸人民和平之路，一夕恩斷義絕。綠色支持者，得思考<text:span text:style-name="T3">~</text:span>會否一戰呢？<text:span text:style-name="T3"> <text:line-break/><text:line-break/>Chris Lu <text:line-break/></text:span>蔡英文太可恶了，连送个挽联都要先考量政治，在她眼里政治高于人性，没血没泪的政客说的就是她这种人。<text:span text:style-name="T3"> <text:line-break/><text:line-break/>Ken Lee <text:line-break/></text:span>当今执政台湾的政府实在令人万分失望<text:span text:style-name="T3">………… <text:line-break/><text:line-break/></text:span>邱俊楠<text:span text:style-name="T3"> <text:line-break/></text:span>在台湾岛来场大清洗，把那些没有人性的垃圾丢进海里喂鱼<text:span text:style-name="T3"> <text:line-break/><text:line-break/></text:span>東方妙之<text:span text:style-name="T3"> <text:line-break/>TPP</text:span>上的喷子说什么话我都不在乎，但是作为政府和媒体的变态简直太冷血了<text:span text:style-name="T3"> <text:line-break/><text:line-break/></text:span>邱俊楠<text:span text:style-name="T3"> <text:line-break/></text:span>东南亚岛民讲的民主自由人权拢系假的啦。还满满的人情味嘞<text:span text:style-name="T3"> <text:line-break/><text:line-break/></text:span>黃輝銘<text:span text:style-name="T3"> <text:line-break/></text:span>國民黨為何不發動示威<text:span text:style-name="T3">•</text:span>遊行，學學太陽花運動ㄧ樣，衝啊。<text:span text:style-name="T3"> <text:line-break/><text:line-break/>TC HO <text:line-break/></text:span>千岛湖与火烧車两相比。大陸反而更有人性较文明。台湾的处理与冷漠，真令人有时空错乱的感觉。為了台独能把天良、人性都不要吗？这样的政权不要也罢！╰<text:span text:style-name="T3">_</text:span>╯<text:span text:style-name="T3"> <text:line-break/><text:line-break/></text:span>杰霖<text:span text:style-name="T3"> <text:line-break/></text:span>這些政客把政黨當作公司在經營<text:span text:style-name="T3">.</text:span>騙選票是為了錢<text:span text:style-name="T3">.</text:span>出了這樣悲哀的事情還這種處理態度還是人嗎？太平島漁民登島還要被罰！萬惡民進黨<text:span text:style-name="T3">,</text:span>萬惡的政客！<text:span text:style-name="T3"> <text:line-break/><text:line-break/></text:span>陈天峥<text:span text:style-name="T3"> <text:line-break/></text:span>在翻墙之前，有听说台独，但我曾天真地认为，可能只是对岸的小伙伴的政治观念不同，但是一定是友好的。后来发现我错了，<text:span text:style-name="T3">fb</text:span>上全是<text:span text:style-name="T3">426</text:span>，支那贱畜，强国人<text:span text:style-name="T3">……</text:span>要多难听有多难听，就想台湾网友所说的，玻璃心碎了，原来只是我们的一厢情愿。现在我好像更希望台湾大陆两不相关，最好分割清清楚楚<text:span text:style-name="T3"> <text:line-break/><text:line-break/>Edison Huang <text:line-break/></text:span>有些人被民进党误导到连最基本的人性都没有了！（很多台湾网友说的话很酸，深深伤害了大陆人的心。犯错可以改，但是伤人心，是很难痊愈的。看这吧，以后北方人会有几个人去台湾旅行呢？）<text:span text:style-name="T3"> <text:line-break/><text:line-break/></text:span>武藏軍<text:span text:style-name="T3"> <text:line-break/></text:span>裝睡的人叫不醒。對於綠蛆來說，權力和財富永遠是高於人性與真相，更巧妙的是，蔡英文之流還把他們這種爭權奪利給取了個很好聽的名字，叫轉型正義<text:span text:style-name="T3">…… <text:line-break/><text:line-break/>Faysal Daher <text:line-break/></text:span>别忘了就在千岛湖事件的前一年，发生了另一件闽平渔事件。台当局至今也有道歉。闽平渔事件当时的李登辉刻意冷处理。媒体也没有报道。直到现在也很少有台湾人清楚这件事。就象大陆冷处理<text:span text:style-name="T3">64</text:span>事一样。<text:span text:style-name="T3"> <text:line-break/><text:line-break/>Sean Young <text:line-break/></text:span>日本在台的偽漢人，現正重新殖民統治台湾<text:span text:style-name="T3">,</text:span>它們現在做的就是重新奴化台湾人<text:span text:style-name="T3">,</text:span>洗腦讓他們增恨及切割與中國的一切<text:span text:style-name="T3">,</text:span>現要再收編原住民以完成台湾民族的論述<text:span text:style-name="T3">,</text:span>這一步步都是有計略的，看清這些人的面目，不必對蔡英文存有幻想。<text:span text:style-name="T3"> <text:line-break/><text:line-break/>Shu Ping Jiang <text:line-break/></text:span>台湾的民主制度在执行中有很大的漏洞。台湾的司法没有安全独立于政党。台湾人的民主文化与西方社会的民主文化有很大的不同。<text:span text:style-name="T3"> <text:line-break/><text:line-break/><text:line-break/>Vladimir Lee <text:line-break/></text:span>我在台湾的网上还见到很多台湾年轻人说大陆人死了活该，如果试想一下如果大陆现在把台湾人绑到树上活活烧死，你台湾人是何感想！<text:span text:style-name="T3"> <text:line-break/><text:line-break/><text:line-break/>Wei Lee <text:line-break/></text:span>再這樣下去離戰爭不遠了<text:span text:style-name="T3"> <text:line-break/><text:line-break/></text:span>董雨坤<text:span text:style-name="T3"> <text:line-break/></text:span>内部会自己分崩离析的。<text:span text:style-name="T3"> <text:line-break/><text:line-break/></text:span>田云<text:span text:style-name="T3"> <text:line-break/></text:span>不教训一下台湾真的不行，垃圾跪台办。<text:span text:style-name="T3"> <text:line-break/><text:line-break/>Jing Zhou <text:line-break/></text:span>讨论火烧车经常被人用千岛湖事件堵嘴<text:span text:style-name="T3"> <text:line-break/><text:line-break/></text:span>陈炜林<text:span text:style-name="T3"> <text:line-break/></text:span>我说台湾朋友，然后骂我支那狗，支那畜。说我贴脸了。那些绿咀，真的无语。<text:span text:style-name="T3"> <text:line-break/><text:line-break/>Jing Zhou <text:line-break/></text:span>说那些词的人我都直接忽视，因为完全没有继续对话的必要</text:p>
      <text:p text:style-name="P1"><text:span text:style-name="T1">陳真</text:span><text:s/>  |  2016.08.01 01:52   |   <text:a xlink:type="simple" xlink:href="http://palinfo.habago.org/Entry?Command=Information_PrintForum&amp;iPage=238#FORUM34816"><text:span text:style-name="T2">#</text:span></text:a></text:p>
      <text:p text:style-name="P2">每個國家難免都會有一些根據族群不同的差別待遇，或明或暗，若隱若現，簡單說就是種族歧視或挑撥族群仇恨等等。這類言行思維，表現在市井之間，往往就是一些小混混，動不動就在街頭上叫囂，叫罵<text:span text:style-name="T3"><text:s/>"</text:span>非我族類<text:span text:style-name="T3">" </text:span>滾回去。在很多西方國家，即便它們明明在制度上或各種所謂公權力的行使上有著一種所謂<text:span text:style-name="T3"><text:s/>"</text:span>機構性的<text:span text:style-name="T3">" </text:span>種族歧視，但是，至少在法律上或道德上，整個社會對此是表示唾棄的、厭惡的，因為它會導致非常嚴重的後果，敗壞人類基本道德。<text:span text:style-name="T3"> <text:line-break/><text:line-break/></text:span>善惡對錯，居然不是根據行為本身來判斷，而是以血統膚色來做出一種<text:span text:style-name="T3"><text:s/>"</text:span>本質論<text:span text:style-name="T3">" </text:span>的論斷。對此，不妨想想納粹，也許就能知道為何挑撥族群或污名化特定族群對於人類道德文明的極度傷害。<text:span text:style-name="T3"> <text:line-break/><text:line-break/></text:span>不止是族群，性別也一樣，在西方，一個政治人物或一個專業人員<text:span text:style-name="T3"><text:s/>(</text:span>例如教授或醫生<text:span text:style-name="T3">)</text:span>，言語稍有不慎，往往就得付出重大代價。比方說，去年<text:span text:style-name="T3">(2015</text:span>年<text:span text:style-name="T3">)</text:span>六月，英國倫敦大學有位學術地位很高的醫學院教授，受封為爵士，同時也是諾貝爾醫學獎得主，叫做<text:span text:style-name="T3"><text:s/>Tim Hunt</text:span>。他在一次會議上，居然開玩笑說，實驗室裏頭有女性同事<text:span text:style-name="T3"><text:s/>"</text:span>很麻煩<text:span text:style-name="T3">"</text:span>，因為她們很愛哭，而且常常會愛上男同事。就因為這樣一些話，馬上被趕下台，辭去教職。但是，若在台灣，若有人講這種話，恐怕大家不但不會逼他辭職，而且還會誇他<text:span text:style-name="T3"><text:s/>"</text:span>很可愛<text:span text:style-name="T3">"</text:span>、<text:span text:style-name="T3">"</text:span>很直率<text:span text:style-name="T3">"</text:span>，當然，前提是他必須是綠油油的生物，例如柯文哲。<text:span text:style-name="T3"> <text:line-break/><text:line-break/></text:span>種族方面就更不用說了。在台灣，到處都是類似<text:span text:style-name="T3"><text:s/>"</text:span>支那賤畜<text:span text:style-name="T3">" </text:span>這樣的言語思維<text:span text:style-name="T3"><text:s/>(</text:span>真不可思議，怎麼會有人用這樣的話去罵自己的祖先<text:span text:style-name="T3">)</text:span>，每天用盡一切力氣醜化、妖魔化大陸人。這樣一種現象，在這島上已經盛行至少<text:span text:style-name="T3">20</text:span>年，而且極端變本加厲到了一種簡直毫無人性的地步。<text:span text:style-name="T3"> <text:line-break/><text:line-break/></text:span>我不是有幾篇文章提過嗎，幾位後來當上部長級高官的黨外朋友，八零年代時，甚至連嫖妓都很得意地私下互相誇耀說要幹就要幹大陸妹，不要欺負台灣女生。<text:span text:style-name="T3"> <text:line-break/><text:line-break/></text:span>還記得<text:span text:style-name="T3">2003</text:span>年的<text:span text:style-name="T3">SARS</text:span>嗎，台灣主流媒體經常以<text:span text:style-name="T3"><text:s/>"</text:span>中國來的<text:span text:style-name="T3">" SARS </text:span>來醜化大陸人，硬是把<text:span text:style-name="T3"><text:s/>SARS </text:span>這個<text:span text:style-name="T3"><text:s/>"</text:span>疾病<text:span text:style-name="T3">" </text:span>和<text:span text:style-name="T3"><text:s/>"</text:span>種族<text:span text:style-name="T3">" </text:span>這兩個扯不上關係的東西給當成同一回事，彷彿大陸人這樣一種血統的人種全都是有病的，有毒的，會給咱高貴且乾淨的台灣人帶來災禍的。在西方社會，這樣的言行，肯定會被繩之以法，非常不可思議的一種病態犯罪言行，但在台灣卻反而會受到稱讚，受到鼓舞；把大陸人醜化抹黑得越難聽，就越是愛台灣。相反地，誰要是對大陸或大陸人說上幾句好話，往往就會遭到人們的攻擊與抹黑等等懲罰。<text:span text:style-name="T3"> <text:line-break/><text:line-break/></text:span>記得我有一篇文章，好像是提到大陸有位女學生，得了重病，休學去治療，同學們去車站送她，祝福她早點康復歸來。她們的情誼，讓我很感動，我就把這事寫了出來，結果馬上就引來一些綠衛兵對我展開各種懲罰與騷擾等等，因為我說了大陸人的好話，這是犯忌的，這顯示出我的內心是對<text:span text:style-name="T3"><text:s/>"</text:span>台灣國<text:span text:style-name="T3">" </text:span>不忠的。<text:span text:style-name="T3"> <text:line-break/><text:line-break/></text:span>最近不是有遊覽車人為事故燒死<text:span text:style-name="T3">26</text:span>名陸客嗎，就連這樣的重大悲劇，綠色生物們竟然也可以為此歡呼，說這輛車子是<text:span text:style-name="T3"><text:s/>"</text:span>護國神車<text:span text:style-name="T3">"</text:span>，燒死<text:span text:style-name="T3">26</text:span>頭支那賤畜，而且還說死<text:span text:style-name="T3">26</text:span>個就是<text:span text:style-name="T3"><text:s/>426 </text:span>的意思，<text:span text:style-name="T3">426</text:span>就是台灣人用來罵大陸人的話，意即台語的<text:span text:style-name="T3"><text:s/>"</text:span>死阿陸仔<text:span text:style-name="T3">"</text:span>。<text:span text:style-name="T3"> <text:line-break/><text:line-break/></text:span>一種病態的社會現象，之所以<text:span text:style-name="T3">20</text:span>年來如此肆無忌憚地擴散蔓延，而且受到高度肯定，當然就是因為諸如像自由時報這種人渣報紙以及那個人渣黨每天不遺餘力地醜化大陸人，所帶頭造成的一種普遍現象。最近去參加一個醫學會，居然聽到演講者也有類似的一些歧視大陸人的言論，聽眾不但不憤怒，反而還樂得哈哈笑。我因身體不適，坐在台下忍著沒爆炸。這樣一種社會，我沒有一天不想趕緊離開它。<text:span text:style-name="T3"> <text:line-break/><text:line-break/></text:span>幾十年前，國民黨就是以一種<text:span text:style-name="T3"><text:s/>"</text:span>高級外省人<text:span text:style-name="T3">" </text:span>的姿態百般踐踏與歧視台灣人，現在台灣人坐大了，居然也在無恥政客的帶頭與鼓動之下，學起這一套。這就如同以色列一般，過去猶太人飽受納粹迫害，後來猶太人壯大了，居然也開始學起當年迫害他們的納粹，不斷傷害異己，傷害巴勒斯坦人。有一天，假若祖國強大了，所向無敵了，是不是也要開始學美國那樣，到處侵略掠奪，到處屠殺，到處發動戰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